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e28f" officeooo:paragraph-rsid="000fe28f" style:font-weight-asian="bold" style:font-weight-complex="bold"/>
    </style:style>
    <style:style style:name="P2" style:family="paragraph" style:parent-style-name="Text_20_body">
      <style:text-properties fo:font-weight="bold" officeooo:rsid="000fe28f" style:font-weight-asian="bold" style:font-weight-complex="bold"/>
    </style:style>
    <style:style style:name="P3" style:family="paragraph" style:parent-style-name="Text_20_body">
      <style:text-properties fo:font-weight="bold" officeooo:rsid="000fe28f" officeooo:paragraph-rsid="000fe28f" style:font-weight-asian="bold" style:font-weight-complex="bold"/>
    </style:style>
    <style:style style:name="P4" style:family="paragraph" style:parent-style-name="Text_20_body">
      <style:text-properties fo:font-weight="bold" officeooo:rsid="000ba4c9" style:font-weight-asian="bold" style:font-weight-complex="bold"/>
    </style:style>
    <style:style style:name="P5" style:family="paragraph" style:parent-style-name="Text_20_body">
      <style:text-properties fo:font-weight="bold" officeooo:rsid="0011bbd4" officeooo:paragraph-rsid="0011bbd4" style:font-weight-asian="bold" style:font-weight-complex="bold"/>
    </style:style>
    <style:style style:name="P6" style:family="paragraph" style:parent-style-name="Text_20_body">
      <style:text-properties fo:font-weight="bold" officeooo:rsid="0011eac2" style:font-weight-asian="bold" style:font-weight-complex="bold"/>
    </style:style>
    <style:style style:name="P7" style:family="paragraph" style:parent-style-name="Text_20_body">
      <style:text-properties fo:font-weight="bold" officeooo:rsid="0011eac2" officeooo:paragraph-rsid="0011eac2" style:font-weight-asian="bold" style:font-weight-complex="bold"/>
    </style:style>
    <style:style style:name="P8" style:family="paragraph" style:parent-style-name="Text_20_body">
      <style:text-properties fo:font-weight="bold" officeooo:rsid="00135db6" officeooo:paragraph-rsid="00135db6" style:font-weight-asian="bold" style:font-weight-complex="bold"/>
    </style:style>
    <style:style style:name="P9" style:family="paragraph" style:parent-style-name="Text_20_body">
      <style:text-properties fo:font-weight="bold" officeooo:rsid="00135db6" officeooo:paragraph-rsid="00177224" style:font-weight-asian="bold" style:font-weight-complex="bold"/>
    </style:style>
    <style:style style:name="P10" style:family="paragraph" style:parent-style-name="Text_20_body">
      <style:text-properties fo:font-weight="bold" officeooo:rsid="00135db6" officeooo:paragraph-rsid="004f3823" style:font-weight-asian="bold" style:font-weight-complex="bold"/>
    </style:style>
    <style:style style:name="P11" style:family="paragraph" style:parent-style-name="Text_20_body">
      <style:text-properties fo:font-weight="bold" officeooo:rsid="001a0f4a" officeooo:paragraph-rsid="001a0f4a" style:font-weight-asian="bold" style:font-weight-complex="bold"/>
    </style:style>
    <style:style style:name="P12" style:family="paragraph" style:parent-style-name="Text_20_body">
      <style:text-properties fo:font-weight="bold" officeooo:rsid="00177224" style:font-weight-asian="bold" style:font-weight-complex="bold"/>
    </style:style>
    <style:style style:name="P13" style:family="paragraph" style:parent-style-name="Text_20_body">
      <style:text-properties fo:font-weight="bold" officeooo:rsid="001eea17" officeooo:paragraph-rsid="001eea17" style:font-weight-asian="bold" style:font-weight-complex="bold"/>
    </style:style>
    <style:style style:name="P14" style:family="paragraph" style:parent-style-name="Text_20_body">
      <style:text-properties fo:font-weight="bold" officeooo:rsid="001b6543" style:font-weight-asian="bold" style:font-weight-complex="bold"/>
    </style:style>
    <style:style style:name="P15" style:family="paragraph" style:parent-style-name="Text_20_body">
      <style:text-properties fo:font-weight="bold" officeooo:rsid="001fb7a0" style:font-weight-asian="bold" style:font-weight-complex="bold"/>
    </style:style>
    <style:style style:name="P16" style:family="paragraph" style:parent-style-name="Text_20_body">
      <style:text-properties fo:font-weight="bold" officeooo:rsid="0022baa6" style:font-weight-asian="bold" style:font-weight-complex="bold"/>
    </style:style>
    <style:style style:name="P17" style:family="paragraph" style:parent-style-name="Text_20_body">
      <style:text-properties fo:font-weight="bold" officeooo:rsid="0022baa6" officeooo:paragraph-rsid="0022baa6" style:font-weight-asian="bold" style:font-weight-complex="bold"/>
    </style:style>
    <style:style style:name="P18" style:family="paragraph" style:parent-style-name="Text_20_body">
      <style:text-properties fo:font-weight="bold" officeooo:rsid="00239dc6" officeooo:paragraph-rsid="00239dc6" style:font-weight-asian="bold" style:font-weight-complex="bold"/>
    </style:style>
    <style:style style:name="P19" style:family="paragraph" style:parent-style-name="Text_20_body">
      <style:text-properties fo:font-weight="bold" officeooo:rsid="0024d07a" style:font-weight-asian="bold" style:font-weight-complex="bold"/>
    </style:style>
    <style:style style:name="P20" style:family="paragraph" style:parent-style-name="Text_20_body">
      <style:text-properties fo:font-weight="bold" officeooo:rsid="0024d07a" officeooo:paragraph-rsid="0024d07a" style:font-weight-asian="bold" style:font-weight-complex="bold"/>
    </style:style>
    <style:style style:name="P21" style:family="paragraph" style:parent-style-name="Text_20_body">
      <style:text-properties fo:font-weight="bold" officeooo:rsid="002897e1" officeooo:paragraph-rsid="002897e1" style:font-weight-asian="bold" style:font-weight-complex="bold"/>
    </style:style>
    <style:style style:name="P22" style:family="paragraph" style:parent-style-name="Text_20_body">
      <style:text-properties fo:font-weight="bold" officeooo:rsid="002a794a" officeooo:paragraph-rsid="002a794a" style:font-weight-asian="bold" style:font-weight-complex="bold"/>
    </style:style>
    <style:style style:name="P23" style:family="paragraph" style:parent-style-name="Text_20_body">
      <style:text-properties fo:font-weight="bold" officeooo:rsid="002efa9f" officeooo:paragraph-rsid="002efa9f" style:font-weight-asian="bold" style:font-weight-complex="bold"/>
    </style:style>
    <style:style style:name="P24" style:family="paragraph" style:parent-style-name="Text_20_body">
      <style:text-properties fo:font-weight="bold" officeooo:rsid="00313f2b" officeooo:paragraph-rsid="00313f2b" style:font-weight-asian="bold" style:font-weight-complex="bold"/>
    </style:style>
    <style:style style:name="P25" style:family="paragraph" style:parent-style-name="Text_20_body">
      <style:text-properties fo:font-weight="bold" officeooo:rsid="00378913" officeooo:paragraph-rsid="00378913" style:font-weight-asian="bold" style:font-weight-complex="bold"/>
    </style:style>
    <style:style style:name="P26" style:family="paragraph" style:parent-style-name="Text_20_body">
      <style:text-properties fo:font-weight="bold" officeooo:rsid="003e61fc" officeooo:paragraph-rsid="003e61fc" style:font-weight-asian="bold" style:font-weight-complex="bold"/>
    </style:style>
    <style:style style:name="P27" style:family="paragraph" style:parent-style-name="Text_20_body">
      <style:text-properties fo:font-weight="bold" officeooo:rsid="00400535" officeooo:paragraph-rsid="00400535" style:font-weight-asian="bold" style:font-weight-complex="bold"/>
    </style:style>
    <style:style style:name="P28" style:family="paragraph" style:parent-style-name="Text_20_body">
      <style:text-properties fo:font-weight="bold" officeooo:rsid="00422cbe" officeooo:paragraph-rsid="00422cbe" style:font-weight-asian="bold" style:font-weight-complex="bold"/>
    </style:style>
    <style:style style:name="P29" style:family="paragraph" style:parent-style-name="Text_20_body">
      <style:text-properties fo:font-weight="bold" officeooo:rsid="0045405b" officeooo:paragraph-rsid="0045405b" style:font-weight-asian="bold" style:font-weight-complex="bold"/>
    </style:style>
    <style:style style:name="P30" style:family="paragraph" style:parent-style-name="Text_20_body">
      <style:text-properties fo:font-weight="bold" officeooo:rsid="00481e70" officeooo:paragraph-rsid="00481e70" style:font-weight-asian="bold" style:font-weight-complex="bold"/>
    </style:style>
    <style:style style:name="P31" style:family="paragraph" style:parent-style-name="Text_20_body">
      <style:text-properties fo:font-weight="bold" officeooo:rsid="004f3823" officeooo:paragraph-rsid="004f3823" style:font-weight-asian="bold" style:font-weight-complex="bold"/>
    </style:style>
    <style:style style:name="P32" style:family="paragraph" style:parent-style-name="Text_20_body">
      <style:text-properties fo:font-weight="bold" officeooo:rsid="00549c23" officeooo:paragraph-rsid="00549c23" style:font-weight-asian="bold" style:font-weight-complex="bold" loext:padding="0.049cm" loext:border="0.06pt solid #e5e7eb"/>
    </style:style>
    <style:style style:name="P33" style:family="paragraph" style:parent-style-name="Text_20_body">
      <style:text-properties fo:font-weight="bold" officeooo:rsid="0054e96c" officeooo:paragraph-rsid="0054e96c" style:font-weight-asian="bold" style:font-weight-complex="bold" loext:padding="0.049cm" loext:border="0.06pt solid #e5e7eb"/>
    </style:style>
    <style:style style:name="P34" style:family="paragraph" style:parent-style-name="Text_20_body">
      <style:text-properties fo:font-weight="bold" officeooo:rsid="0063c94d" officeooo:paragraph-rsid="0063c94d" style:font-weight-asian="bold" style:font-weight-complex="bold"/>
    </style:style>
    <style:style style:name="P35" style:family="paragraph" style:parent-style-name="Text_20_body">
      <style:text-properties fo:font-weight="bold" officeooo:rsid="00653035" officeooo:paragraph-rsid="00653035" style:font-weight-asian="bold" style:font-weight-complex="bold"/>
    </style:style>
    <style:style style:name="P36" style:family="paragraph" style:parent-style-name="Text_20_body">
      <style:text-properties fo:font-weight="bold" officeooo:rsid="0066513a" officeooo:paragraph-rsid="0066513a" style:font-weight-asian="bold" style:font-weight-complex="bold"/>
    </style:style>
    <style:style style:name="P37" style:family="paragraph" style:parent-style-name="Text_20_body">
      <style:text-properties fo:font-weight="bold" officeooo:rsid="00697404" officeooo:paragraph-rsid="00697404" style:font-weight-asian="bold" style:font-weight-complex="bold"/>
    </style:style>
    <style:style style:name="P38" style:family="paragraph" style:parent-style-name="Text_20_body">
      <style:text-properties fo:font-weight="bold" officeooo:rsid="0074c8ca" officeooo:paragraph-rsid="0074c8ca" style:font-weight-asian="bold" style:font-weight-complex="bold"/>
    </style:style>
    <style:style style:name="P39" style:family="paragraph" style:parent-style-name="Text_20_body">
      <style:text-properties fo:font-weight="normal" officeooo:paragraph-rsid="0011bbd4" style:font-weight-asian="normal" style:font-weight-complex="normal"/>
    </style:style>
    <style:style style:name="P40" style:family="paragraph" style:parent-style-name="Text_20_body">
      <style:text-properties officeooo:paragraph-rsid="002897e1"/>
    </style:style>
    <style:style style:name="P41" style:family="paragraph" style:parent-style-name="Text_20_body">
      <style:paragraph-properties fo:margin-top="0cm" fo:margin-bottom="0cm" loext:contextual-spacing="false"/>
      <style:text-properties fo:font-weight="bold" officeooo:rsid="000fe28f" officeooo:paragraph-rsid="000fe28f" style:font-weight-asian="bold" style:font-weight-complex="bold"/>
    </style:style>
    <style:style style:name="P42" style:family="paragraph" style:parent-style-name="Text_20_body">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43" style:family="paragraph" style:parent-style-name="Text_20_body">
      <style:paragraph-properties fo:margin-top="0cm" fo:margin-bottom="0cm" loext:contextual-spacing="false" fo:padding="0.049cm" fo:border="0.06pt solid #e5e7eb"/>
      <style:text-properties fo:font-weight="bold" officeooo:rsid="0066513a" officeooo:paragraph-rsid="0066513a" style:font-weight-asian="bold" style:font-weight-complex="bold" loext:padding="0.049cm" loext:border="0.06pt solid #e5e7eb"/>
    </style:style>
    <style:style style:name="P44" style:family="paragraph" style:parent-style-name="Text_20_body">
      <style:paragraph-properties fo:padding="0.049cm" fo:border="0.06pt solid #e5e7eb"/>
      <style:text-properties fo:font-weight="bold" officeooo:rsid="003757ff" officeooo:paragraph-rsid="003757ff" style:font-weight-asian="bold" style:font-weight-complex="bold"/>
    </style:style>
    <style:style style:name="P45" style:family="paragraph" style:parent-style-name="Text_20_body">
      <style:paragraph-properties fo:padding="0.049cm" fo:border="0.06pt solid #e5e7eb"/>
      <style:text-properties fo:font-weight="bold" officeooo:paragraph-rsid="0056abb5" style:font-weight-asian="bold" style:font-weight-complex="bold" loext:padding="0.049cm" loext:border="0.06pt solid #e5e7eb"/>
    </style:style>
    <style:style style:name="P46" style:family="paragraph" style:parent-style-name="Text_20_body">
      <style:paragraph-properties fo:padding="0.049cm" fo:border="0.06pt solid #e5e7eb"/>
      <style:text-properties fo:font-weight="bold" officeooo:rsid="0061feb4" style:font-weight-asian="bold" style:font-weight-complex="bold" loext:padding="0.049cm" loext:border="0.06pt solid #e5e7eb"/>
    </style:style>
    <style:style style:name="P47" style:family="paragraph" style:parent-style-name="Text_20_body">
      <style:paragraph-properties fo:padding="0.049cm" fo:border="0.06pt solid #e5e7eb"/>
      <style:text-properties fo:font-weight="bold" officeooo:rsid="0063b42c" officeooo:paragraph-rsid="0063b42c" style:font-weight-asian="bold" style:font-weight-complex="bold" loext:padding="0.049cm" loext:border="0.06pt solid #e5e7eb"/>
    </style:style>
    <style:style style:name="P48" style:family="paragraph" style:parent-style-name="Text_20_body">
      <style:paragraph-properties fo:padding="0.049cm" fo:border="0.06pt solid #e5e7eb"/>
      <style:text-properties fo:font-weight="bold" officeooo:rsid="006ce82e" officeooo:paragraph-rsid="006ce82e" style:font-weight-asian="bold" style:font-weight-complex="bold" loext:padding="0.049cm" loext:border="0.06pt solid #e5e7eb"/>
    </style:style>
    <style:style style:name="P49" style:family="paragraph" style:parent-style-name="Text_20_body">
      <style:paragraph-properties fo:padding="0.049cm" fo:border="0.06pt solid #e5e7eb"/>
      <style:text-properties fo:font-weight="bold" officeooo:rsid="0069e2af" style:font-weight-asian="bold" style:font-weight-complex="bold" loext:padding="0.049cm" loext:border="0.06pt solid #e5e7eb"/>
    </style:style>
    <style:style style:name="P50" style:family="paragraph" style:parent-style-name="Text_20_body">
      <style:paragraph-properties fo:padding="0.049cm" fo:border="0.06pt solid #e5e7eb"/>
      <style:text-properties fo:font-weight="bold" officeooo:rsid="00764bec" style:font-weight-asian="bold" style:font-weight-complex="bold" loext:padding="0.049cm" loext:border="0.06pt solid #e5e7eb"/>
    </style:style>
    <style:style style:name="P51" style:family="paragraph" style:parent-style-name="Text_20_body">
      <style:paragraph-properties fo:padding="0.049cm" fo:border="0.06pt solid #e5e7eb"/>
      <style:text-properties fo:font-weight="bold" officeooo:rsid="0078e223" officeooo:paragraph-rsid="0078e223" style:font-weight-asian="bold" style:font-weight-complex="bold" loext:padding="0.049cm" loext:border="0.06pt solid #e5e7eb"/>
    </style:style>
    <style:style style:name="P52" style:family="paragraph" style:parent-style-name="Text_20_body">
      <style:paragraph-properties fo:padding="0.049cm" fo:border="0.06pt solid #e5e7eb"/>
      <style:text-properties loext:padding="0.049cm" loext:border="0.06pt solid #e5e7eb"/>
    </style:style>
    <style:style style:name="P53" style:family="paragraph" style:parent-style-name="Text_20_body">
      <style:paragraph-properties fo:padding="0.049cm" fo:border="0.06pt solid #e5e7eb"/>
      <style:text-properties officeooo:paragraph-rsid="0056abb5" loext:padding="0.049cm" loext:border="0.06pt solid #e5e7eb"/>
    </style:style>
    <style:style style:name="P54" style:family="paragraph" style:parent-style-name="Text_20_body">
      <style:paragraph-properties fo:padding="0.049cm" fo:border="0.06pt solid #e5e7eb"/>
      <style:text-properties fo:font-size="12pt" style:text-underline-style="none" fo:font-weight="bold" officeooo:rsid="00766d93" officeooo:paragraph-rsid="00766d93" style:font-size-asian="12pt" style:font-weight-asian="bold" style:font-size-complex="12pt" style:font-weight-complex="bold" loext:padding="0.049cm" loext:border="0.06pt solid #e5e7eb"/>
    </style:style>
    <style:style style:name="P55" style:family="paragraph" style:parent-style-name="Heading_20_3">
      <style:paragraph-properties fo:padding="0.049cm" fo:border="0.06pt solid #e5e7eb"/>
    </style:style>
    <style:style style:name="P56" style:family="paragraph" style:parent-style-name="Heading_20_3">
      <style:paragraph-properties fo:padding="0.049cm" fo:border="0.06pt solid #e5e7eb"/>
      <style:text-properties loext:padding="0.049cm" loext:border="0.06pt solid #e5e7eb"/>
    </style:style>
    <style:style style:name="P57" style:family="paragraph" style:parent-style-name="Heading_20_3">
      <style:paragraph-properties fo:padding="0.049cm" fo:border="0.06pt solid #e5e7eb"/>
      <style:text-properties officeooo:paragraph-rsid="0056abb5" loext:padding="0.049cm" loext:border="0.06pt solid #e5e7eb"/>
    </style:style>
    <style:style style:name="P58" style:family="paragraph" style:parent-style-name="Heading_20_3">
      <style:paragraph-properties fo:padding="0.049cm" fo:border="0.06pt solid #e5e7eb"/>
      <style:text-properties officeooo:paragraph-rsid="0056abb5"/>
    </style:style>
    <style:style style:name="P59" style:family="paragraph" style:parent-style-name="Heading_20_3">
      <style:paragraph-properties fo:padding="0.049cm" fo:border="0.06pt solid #e5e7eb"/>
      <style:text-properties style:font-name="Liberation Serif" fo:font-size="14pt" fo:font-weight="bold" officeooo:rsid="0062f67c" officeooo:paragraph-rsid="0062f67c" style:font-name-asian="Noto Serif CJK SC" style:font-size-asian="14pt" style:font-weight-asian="bold" style:font-name-complex="Lohit Devanagari" style:font-size-complex="14pt" style:font-weight-complex="bold"/>
    </style:style>
    <style:style style:name="P60" style:family="paragraph" style:parent-style-name="Text_20_body">
      <style:paragraph-properties fo:padding="0cm" fo:border="none"/>
      <style:text-properties fo:font-weight="bold" officeooo:rsid="004a42b0" officeooo:paragraph-rsid="004a42b0" style:font-weight-asian="bold" style:font-weight-complex="bold" loext:padding="0.049cm" loext:border="0.06pt solid #e5e7eb"/>
    </style:style>
    <style:style style:name="P61" style:family="paragraph" style:parent-style-name="Text_20_body">
      <style:paragraph-properties fo:padding="0cm" fo:border="none"/>
      <style:text-properties fo:font-weight="bold" officeooo:rsid="00481e70" officeooo:paragraph-rsid="00481e70" style:font-weight-asian="bold" style:font-weight-complex="bold" loext:padding="0.049cm" loext:border="0.06pt solid #e5e7eb"/>
    </style:style>
    <style:style style:name="P62" style:family="paragraph" style:parent-style-name="Heading_20_3">
      <style:text-properties fo:color="#000000" style:font-name="Liberation Serif" fo:font-size="14pt" fo:language="zxx" fo:country="none" style:text-underline-style="none" fo:font-weight="bold" officeooo:rsid="00606899" officeooo:paragraph-rsid="00606899"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text-properties officeooo:paragraph-rsid="0011bbd4"/>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text-properties officeooo:paragraph-rsid="002897e1"/>
    </style:style>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
      <style:paragraph-properties fo:margin-top="0cm" fo:margin-bottom="0cm" loext:contextual-spacing="false"/>
    </style:style>
    <style:style style:name="P80" style:family="paragraph" style:parent-style-name="Text_20_body" style:list-style-name="L1">
      <style:paragraph-properties fo:margin-top="0cm" fo:margin-bottom="0cm" loext:contextual-spacing="false"/>
      <style:text-properties officeooo:paragraph-rsid="00083ef9"/>
    </style:style>
    <style:style style:name="P81" style:family="paragraph" style:parent-style-name="Text_20_body" style:list-style-name="L2">
      <style:paragraph-properties fo:margin-top="0cm" fo:margin-bottom="0cm" loext:contextual-spacing="false"/>
    </style:style>
    <style:style style:name="P82" style:family="paragraph" style:parent-style-name="Text_20_body" style:list-style-name="L3">
      <style:paragraph-properties fo:margin-top="0cm" fo:margin-bottom="0cm" loext:contextual-spacing="false"/>
    </style:style>
    <style:style style:name="P83" style:family="paragraph" style:parent-style-name="Text_20_body" style:list-style-name="L4">
      <style:paragraph-properties fo:margin-top="0cm" fo:margin-bottom="0cm" loext:contextual-spacing="false"/>
    </style:style>
    <style:style style:name="P84" style:family="paragraph" style:parent-style-name="Text_20_body" style:list-style-name="L5">
      <style:paragraph-properties fo:margin-top="0cm" fo:margin-bottom="0cm" loext:contextual-spacing="false"/>
    </style:style>
    <style:style style:name="P85" style:family="paragraph" style:parent-style-name="Text_20_body" style:list-style-name="L6">
      <style:paragraph-properties fo:margin-top="0cm" fo:margin-bottom="0cm" loext:contextual-spacing="false"/>
    </style:style>
    <style:style style:name="P86" style:family="paragraph" style:parent-style-name="Text_20_body" style:list-style-name="L6">
      <style:paragraph-properties fo:margin-top="0cm" fo:margin-bottom="0cm" loext:contextual-spacing="false"/>
      <style:text-properties officeooo:paragraph-rsid="0011eac2"/>
    </style:style>
    <style:style style:name="P87" style:family="paragraph" style:parent-style-name="Text_20_body" style:list-style-name="L7">
      <style:paragraph-properties fo:margin-top="0cm" fo:margin-bottom="0cm" loext:contextual-spacing="false"/>
    </style:style>
    <style:style style:name="P88" style:family="paragraph" style:parent-style-name="Text_20_body" style:list-style-name="L7">
      <style:paragraph-properties fo:margin-top="0cm" fo:margin-bottom="0cm" loext:contextual-spacing="false"/>
      <style:text-properties officeooo:paragraph-rsid="00135db6"/>
    </style:style>
    <style:style style:name="P89" style:family="paragraph" style:parent-style-name="Text_20_body" style:list-style-name="L8">
      <style:paragraph-properties fo:margin-top="0cm" fo:margin-bottom="0cm" loext:contextual-spacing="false"/>
    </style:style>
    <style:style style:name="P90" style:family="paragraph" style:parent-style-name="Text_20_body" style:list-style-name="L9">
      <style:paragraph-properties fo:margin-top="0cm" fo:margin-bottom="0cm" loext:contextual-spacing="false"/>
    </style:style>
    <style:style style:name="P91" style:family="paragraph" style:parent-style-name="Text_20_body" style:list-style-name="L10">
      <style:paragraph-properties fo:margin-top="0cm" fo:margin-bottom="0cm" loext:contextual-spacing="false"/>
    </style:style>
    <style:style style:name="P92" style:family="paragraph" style:parent-style-name="Text_20_body" style:list-style-name="L11">
      <style:paragraph-properties fo:margin-top="0cm" fo:margin-bottom="0cm" loext:contextual-spacing="false"/>
    </style:style>
    <style:style style:name="P93" style:family="paragraph" style:parent-style-name="Text_20_body" style:list-style-name="L13">
      <style:paragraph-properties fo:margin-top="0cm" fo:margin-bottom="0cm" loext:contextual-spacing="false"/>
    </style:style>
    <style:style style:name="P94" style:family="paragraph" style:parent-style-name="Text_20_body" style:list-style-name="L14">
      <style:paragraph-properties fo:margin-top="0cm" fo:margin-bottom="0cm" loext:contextual-spacing="false"/>
    </style:style>
    <style:style style:name="P95" style:family="paragraph" style:parent-style-name="Text_20_body" style:list-style-name="L16">
      <style:paragraph-properties fo:margin-top="0cm" fo:margin-bottom="0cm" loext:contextual-spacing="false"/>
    </style:style>
    <style:style style:name="P96" style:family="paragraph" style:parent-style-name="Text_20_body" style:list-style-name="L17">
      <style:paragraph-properties fo:margin-top="0cm" fo:margin-bottom="0cm" loext:contextual-spacing="false" fo:padding="0cm" fo:border="none"/>
    </style:style>
    <style:style style:name="P97" style:family="paragraph" style:parent-style-name="Text_20_body" style:list-style-name="L18">
      <style:paragraph-properties fo:margin-top="0cm" fo:margin-bottom="0cm" loext:contextual-spacing="false" fo:padding="0cm" fo:border="none"/>
    </style:style>
    <style:style style:name="P98" style:family="paragraph" style:parent-style-name="Text_20_body" style:list-style-name="L19">
      <style:paragraph-properties fo:margin-top="0cm" fo:margin-bottom="0cm" loext:contextual-spacing="false" fo:padding="0cm" fo:border="none"/>
    </style:style>
    <style:style style:name="P99" style:family="paragraph" style:parent-style-name="Text_20_body" style:list-style-name="L19">
      <style:paragraph-properties fo:margin-top="0cm" fo:margin-bottom="0cm" loext:contextual-spacing="false" fo:padding="0cm" fo:border="none"/>
      <style:text-properties officeooo:paragraph-rsid="003c702f"/>
    </style:style>
    <style:style style:name="P100" style:family="paragraph" style:parent-style-name="Text_20_body" style:list-style-name="L19">
      <style:paragraph-properties fo:margin-top="0cm" fo:margin-bottom="0cm" loext:contextual-spacing="false" fo:padding="0cm" fo:border="none"/>
      <style:text-properties fo:font-weight="bold" officeooo:rsid="003c702f" officeooo:paragraph-rsid="003c702f" style:font-weight-asian="bold" style:font-weight-complex="bold" loext:padding="0.049cm" loext:border="0.06pt solid #e5e7eb"/>
    </style:style>
    <style:style style:name="P101" style:family="paragraph" style:parent-style-name="Text_20_body" style:list-style-name="L19">
      <style:paragraph-properties fo:margin-top="0cm" fo:margin-bottom="0cm" loext:contextual-spacing="false" fo:padding="0cm" fo:border="none"/>
      <style:text-properties fo:font-weight="bold" officeooo:paragraph-rsid="003c702f" style:font-weight-asian="bold" style:font-weight-complex="bold"/>
    </style:style>
    <style:style style:name="P102" style:family="paragraph" style:parent-style-name="Text_20_body" style:list-style-name="L21">
      <style:paragraph-properties fo:margin-top="0cm" fo:margin-bottom="0cm" loext:contextual-spacing="false" fo:padding="0cm" fo:border="none"/>
      <style:text-properties fo:font-weight="bold" officeooo:rsid="00400535" officeooo:paragraph-rsid="00400535" style:font-weight-asian="bold" style:font-weight-complex="bold" loext:padding="0.049cm" loext:border="0.06pt solid #e5e7eb"/>
    </style:style>
    <style:style style:name="P103" style:family="paragraph" style:parent-style-name="Text_20_body" style:list-style-name="L20">
      <style:paragraph-properties fo:margin-top="0cm" fo:margin-bottom="0cm" loext:contextual-spacing="false" fo:padding="0cm" fo:border="none"/>
    </style:style>
    <style:style style:name="P104" style:family="paragraph" style:parent-style-name="Text_20_body" style:list-style-name="L21">
      <style:paragraph-properties fo:margin-top="0cm" fo:margin-bottom="0cm" loext:contextual-spacing="false" fo:padding="0cm" fo:border="none"/>
    </style:style>
    <style:style style:name="P105" style:family="paragraph" style:parent-style-name="Text_20_body" style:list-style-name="L22">
      <style:paragraph-properties fo:margin-top="0cm" fo:margin-bottom="0cm" loext:contextual-spacing="false" fo:padding="0cm" fo:border="none"/>
    </style:style>
    <style:style style:name="P106" style:family="paragraph" style:parent-style-name="Text_20_body" style:list-style-name="L22">
      <style:paragraph-properties fo:margin-top="0cm" fo:margin-bottom="0cm" loext:contextual-spacing="false" fo:padding="0cm" fo:border="none"/>
      <style:text-properties officeooo:paragraph-rsid="00422cbe"/>
    </style:style>
    <style:style style:name="P107" style:family="paragraph" style:parent-style-name="Text_20_body" style:list-style-name="L23">
      <style:paragraph-properties fo:margin-top="0cm" fo:margin-bottom="0cm" loext:contextual-spacing="false" fo:padding="0cm" fo:border="none"/>
    </style:style>
    <style:style style:name="P108" style:family="paragraph" style:parent-style-name="Text_20_body" style:list-style-name="L24">
      <style:paragraph-properties fo:margin-top="0cm" fo:margin-bottom="0cm" loext:contextual-spacing="false" fo:padding="0cm" fo:border="none"/>
    </style:style>
    <style:style style:name="P109" style:family="paragraph" style:parent-style-name="Text_20_body" style:list-style-name="L24">
      <style:paragraph-properties fo:margin-top="0cm" fo:margin-bottom="0cm" loext:contextual-spacing="false" fo:padding="0cm" fo:border="none"/>
      <style:text-properties officeooo:paragraph-rsid="00481e70"/>
    </style:style>
    <style:style style:name="P110" style:family="paragraph" style:parent-style-name="Text_20_body" style:list-style-name="L25">
      <style:paragraph-properties fo:margin-top="0cm" fo:margin-bottom="0cm" loext:contextual-spacing="false" fo:padding="0.049cm" fo:border="0.06pt solid #e5e7eb"/>
    </style:style>
    <style:style style:name="P111" style:family="paragraph" style:parent-style-name="Text_20_body" style:list-style-name="L25">
      <style:paragraph-properties fo:margin-top="0cm" fo:margin-bottom="0cm" loext:contextual-spacing="false" fo:padding="0.049cm" fo:border="0.06pt solid #e5e7eb"/>
      <style:text-properties officeooo:paragraph-rsid="004a42b0"/>
    </style:style>
    <style:style style:name="P112" style:family="paragraph" style:parent-style-name="Text_20_body" style:list-style-name="L25">
      <style:paragraph-properties fo:margin-top="0cm" fo:margin-bottom="0cm" loext:contextual-spacing="false" fo:padding="0.049cm" fo:border="0.06pt solid #e5e7eb"/>
      <style:text-properties fo:font-weight="bold" officeooo:rsid="004a42b0" officeooo:paragraph-rsid="004a42b0" style:font-weight-asian="bold" style:font-weight-complex="bold" loext:padding="0.049cm" loext:border="0.06pt solid #e5e7eb"/>
    </style:style>
    <style:style style:name="P113" style:family="paragraph" style:parent-style-name="Text_20_body" style:list-style-name="L29">
      <style:paragraph-properties fo:margin-top="0cm" fo:margin-bottom="0cm" loext:contextual-spacing="false" fo:padding="0.049cm" fo:border="0.06pt solid #e5e7eb"/>
      <style:text-properties fo:font-weight="bold" officeooo:rsid="0056abb5" officeooo:paragraph-rsid="0056d2ea" style:font-weight-asian="bold" style:font-weight-complex="bold" loext:padding="0.049cm" loext:border="0.06pt solid #e5e7eb"/>
    </style:style>
    <style:style style:name="P114" style:family="paragraph" style:parent-style-name="Text_20_body" style:list-style-name="L39">
      <style:paragraph-properties fo:margin-top="0cm" fo:margin-bottom="0cm" loext:contextual-spacing="false" fo:padding="0.049cm" fo:border="0.06pt solid #e5e7eb"/>
      <style:text-properties fo:font-weight="bold" officeooo:rsid="006de222" officeooo:paragraph-rsid="006de222" style:font-weight-asian="bold" style:font-weight-complex="bold" loext:padding="0.049cm" loext:border="0.06pt solid #e5e7eb"/>
    </style:style>
    <style:style style:name="P115" style:family="paragraph" style:parent-style-name="Text_20_body" style:list-style-name="L26">
      <style:paragraph-properties fo:margin-top="0cm" fo:margin-bottom="0cm" loext:contextual-spacing="false" fo:padding="0.049cm" fo:border="0.06pt solid #e5e7eb"/>
      <style:text-properties officeooo:paragraph-rsid="004f3823"/>
    </style:style>
    <style:style style:name="P116" style:family="paragraph" style:parent-style-name="Text_20_body" style:list-style-name="L27">
      <style:paragraph-properties fo:margin-top="0cm" fo:margin-bottom="0cm" loext:contextual-spacing="false" fo:padding="0.049cm" fo:border="0.06pt solid #e5e7eb"/>
    </style:style>
    <style:style style:name="P117" style:family="paragraph" style:parent-style-name="Text_20_body" style:list-style-name="L28">
      <style:paragraph-properties fo:margin-top="0cm" fo:margin-bottom="0cm" loext:contextual-spacing="false" fo:padding="0.049cm" fo:border="0.06pt solid #e5e7eb"/>
    </style:style>
    <style:style style:name="P118" style:family="paragraph" style:parent-style-name="Text_20_body" style:list-style-name="L29">
      <style:paragraph-properties fo:margin-top="0cm" fo:margin-bottom="0cm" loext:contextual-spacing="false" fo:padding="0.049cm" fo:border="0.06pt solid #e5e7eb"/>
    </style:style>
    <style:style style:name="P119" style:family="paragraph" style:parent-style-name="Text_20_body" style:list-style-name="L29">
      <style:paragraph-properties fo:margin-top="0cm" fo:margin-bottom="0cm" loext:contextual-spacing="false" fo:padding="0.049cm" fo:border="0.06pt solid #e5e7eb"/>
      <style:text-properties officeooo:paragraph-rsid="0056d2ea"/>
    </style:style>
    <style:style style:name="P120" style:family="paragraph" style:parent-style-name="Text_20_body" style:list-style-name="L30">
      <style:paragraph-properties fo:margin-top="0cm" fo:margin-bottom="0cm" loext:contextual-spacing="false" fo:padding="0.049cm" fo:border="0.06pt solid #e5e7eb"/>
    </style:style>
    <style:style style:name="P121" style:family="paragraph" style:parent-style-name="Text_20_body" style:list-style-name="L31">
      <style:paragraph-properties fo:margin-top="0cm" fo:margin-bottom="0cm" loext:contextual-spacing="false" fo:padding="0.049cm" fo:border="0.06pt solid #e5e7eb"/>
    </style:style>
    <style:style style:name="P122" style:family="paragraph" style:parent-style-name="Text_20_body" style:list-style-name="L32">
      <style:paragraph-properties fo:margin-top="0cm" fo:margin-bottom="0cm" loext:contextual-spacing="false" fo:padding="0.049cm" fo:border="0.06pt solid #e5e7eb"/>
    </style:style>
    <style:style style:name="P123" style:family="paragraph" style:parent-style-name="Text_20_body" style:list-style-name="L33">
      <style:paragraph-properties fo:margin-top="0cm" fo:margin-bottom="0cm" loext:contextual-spacing="false" fo:padding="0.049cm" fo:border="0.06pt solid #e5e7eb"/>
    </style:style>
    <style:style style:name="P124" style:family="paragraph" style:parent-style-name="Text_20_body" style:list-style-name="L34">
      <style:paragraph-properties fo:margin-top="0cm" fo:margin-bottom="0cm" loext:contextual-spacing="false" fo:padding="0.049cm" fo:border="0.06pt solid #e5e7eb"/>
    </style:style>
    <style:style style:name="P125" style:family="paragraph" style:parent-style-name="Text_20_body" style:list-style-name="L36">
      <style:paragraph-properties fo:margin-top="0cm" fo:margin-bottom="0cm" loext:contextual-spacing="false" fo:padding="0.049cm" fo:border="0.06pt solid #e5e7eb"/>
    </style:style>
    <style:style style:name="P126" style:family="paragraph" style:parent-style-name="Text_20_body" style:list-style-name="L37">
      <style:paragraph-properties fo:margin-top="0cm" fo:margin-bottom="0cm" loext:contextual-spacing="false" fo:padding="0.049cm" fo:border="0.06pt solid #e5e7eb"/>
    </style:style>
    <style:style style:name="P127" style:family="paragraph" style:parent-style-name="Text_20_body" style:list-style-name="L38">
      <style:paragraph-properties fo:margin-top="0cm" fo:margin-bottom="0cm" loext:contextual-spacing="false" fo:padding="0.049cm" fo:border="0.06pt solid #e5e7eb"/>
    </style:style>
    <style:style style:name="P128" style:family="paragraph" style:parent-style-name="Text_20_body" style:list-style-name="L39">
      <style:paragraph-properties fo:margin-top="0cm" fo:margin-bottom="0cm" loext:contextual-spacing="false" fo:padding="0.049cm" fo:border="0.06pt solid #e5e7eb"/>
    </style:style>
    <style:style style:name="P129" style:family="paragraph" style:parent-style-name="Text_20_body" style:list-style-name="L39">
      <style:paragraph-properties fo:margin-top="0cm" fo:margin-bottom="0cm" loext:contextual-spacing="false" fo:padding="0.049cm" fo:border="0.06pt solid #e5e7eb"/>
      <style:text-properties officeooo:paragraph-rsid="006de222"/>
    </style:style>
    <style:style style:name="P130" style:family="paragraph" style:parent-style-name="Text_20_body" style:list-style-name="L40">
      <style:paragraph-properties fo:margin-top="0cm" fo:margin-bottom="0cm" loext:contextual-spacing="false" fo:padding="0.049cm" fo:border="0.06pt solid #e5e7eb"/>
    </style:style>
    <style:style style:name="P131" style:family="paragraph" style:parent-style-name="Text_20_body" style:list-style-name="L41">
      <style:paragraph-properties fo:margin-top="0cm" fo:margin-bottom="0cm" loext:contextual-spacing="false" fo:padding="0.049cm" fo:border="0.06pt solid #e5e7eb"/>
    </style:style>
    <style:style style:name="P132" style:family="paragraph" style:parent-style-name="Text_20_body" style:list-style-name="L42">
      <style:paragraph-properties fo:margin-top="0cm" fo:margin-bottom="0cm" loext:contextual-spacing="false" fo:padding="0.049cm" fo:border="0.06pt solid #e5e7eb"/>
    </style:style>
    <style:style style:name="P133" style:family="paragraph" style:parent-style-name="Text_20_body" style:list-style-name="L43">
      <style:paragraph-properties fo:margin-top="0cm" fo:margin-bottom="0cm" loext:contextual-spacing="false" fo:padding="0.049cm" fo:border="0.06pt solid #e5e7eb"/>
    </style:style>
    <style:style style:name="P134" style:family="paragraph" style:parent-style-name="Text_20_body" style:list-style-name="L17">
      <style:paragraph-properties fo:padding="0cm" fo:border="none"/>
    </style:style>
    <style:style style:name="P135" style:family="paragraph" style:parent-style-name="Text_20_body" style:list-style-name="L18">
      <style:paragraph-properties fo:padding="0cm" fo:border="none"/>
    </style:style>
    <style:style style:name="P136" style:family="paragraph" style:parent-style-name="Text_20_body" style:list-style-name="L19">
      <style:paragraph-properties fo:padding="0cm" fo:border="none"/>
    </style:style>
    <style:style style:name="P137" style:family="paragraph" style:parent-style-name="Text_20_body" style:list-style-name="L20">
      <style:paragraph-properties fo:padding="0cm" fo:border="none"/>
    </style:style>
    <style:style style:name="P138" style:family="paragraph" style:parent-style-name="Text_20_body" style:list-style-name="L21">
      <style:paragraph-properties fo:padding="0cm" fo:border="none"/>
    </style:style>
    <style:style style:name="P139" style:family="paragraph" style:parent-style-name="Text_20_body" style:list-style-name="L21">
      <style:paragraph-properties fo:padding="0cm" fo:border="none"/>
      <style:text-properties fo:font-weight="bold" officeooo:rsid="00400535" officeooo:paragraph-rsid="00400535" style:font-weight-asian="bold" style:font-weight-complex="bold" loext:padding="0.049cm" loext:border="0.06pt solid #e5e7eb"/>
    </style:style>
    <style:style style:name="P140" style:family="paragraph" style:parent-style-name="Text_20_body" style:list-style-name="L22">
      <style:paragraph-properties fo:padding="0cm" fo:border="none"/>
    </style:style>
    <style:style style:name="P141" style:family="paragraph" style:parent-style-name="Text_20_body" style:list-style-name="L23">
      <style:paragraph-properties fo:padding="0cm" fo:border="none"/>
    </style:style>
    <style:style style:name="P142" style:family="paragraph" style:parent-style-name="Text_20_body" style:list-style-name="L24">
      <style:paragraph-properties fo:padding="0cm" fo:border="none"/>
      <style:text-properties officeooo:paragraph-rsid="00481e70"/>
    </style:style>
    <style:style style:name="P143" style:family="paragraph" style:parent-style-name="Text_20_body">
      <style:paragraph-properties fo:padding="0.049cm" fo:border="0.06pt solid #e5e7eb"/>
    </style:style>
    <style:style style:name="P144" style:family="paragraph" style:parent-style-name="Text_20_body" style:list-style-name="L25">
      <style:paragraph-properties fo:padding="0.049cm" fo:border="0.06pt solid #e5e7eb"/>
    </style:style>
    <style:style style:name="P145" style:family="paragraph" style:parent-style-name="Text_20_body" style:list-style-name="L26">
      <style:paragraph-properties fo:padding="0.049cm" fo:border="0.06pt solid #e5e7eb"/>
      <style:text-properties officeooo:paragraph-rsid="004f3823"/>
    </style:style>
    <style:style style:name="P146" style:family="paragraph" style:parent-style-name="Text_20_body" style:list-style-name="L27">
      <style:paragraph-properties fo:padding="0.049cm" fo:border="0.06pt solid #e5e7eb"/>
    </style:style>
    <style:style style:name="P147" style:family="paragraph" style:parent-style-name="Text_20_body" style:list-style-name="L28">
      <style:paragraph-properties fo:padding="0.049cm" fo:border="0.06pt solid #e5e7eb"/>
      <style:text-properties officeooo:paragraph-rsid="0056abb5"/>
    </style:style>
    <style:style style:name="P148" style:family="paragraph" style:parent-style-name="Text_20_body" style:list-style-name="L29">
      <style:paragraph-properties fo:padding="0.049cm" fo:border="0.06pt solid #e5e7eb"/>
    </style:style>
    <style:style style:name="P149" style:family="paragraph" style:parent-style-name="Text_20_body" style:list-style-name="L29">
      <style:paragraph-properties fo:padding="0.049cm" fo:border="0.06pt solid #e5e7eb"/>
      <style:text-properties fo:font-weight="bold" officeooo:rsid="0056d2ea" officeooo:paragraph-rsid="0056d2ea" style:font-weight-asian="bold" style:font-weight-complex="bold" loext:padding="0.049cm" loext:border="0.06pt solid #e5e7eb"/>
    </style:style>
    <style:style style:name="P150" style:family="paragraph" style:parent-style-name="Text_20_body">
      <style:paragraph-properties fo:padding="0.049cm" fo:border="0.06pt solid #e5e7eb"/>
      <style:text-properties fo:font-weight="bold" officeooo:rsid="007c22da" officeooo:paragraph-rsid="007c22da" style:font-weight-asian="bold" style:font-weight-complex="bold" loext:padding="0.049cm" loext:border="0.06pt solid #e5e7eb"/>
    </style:style>
    <style:style style:name="P151" style:family="paragraph" style:parent-style-name="Text_20_body" style:list-style-name="L30">
      <style:paragraph-properties fo:padding="0.049cm" fo:border="0.06pt solid #e5e7eb"/>
      <style:text-properties officeooo:paragraph-rsid="00593727"/>
    </style:style>
    <style:style style:name="P152" style:family="paragraph" style:parent-style-name="Text_20_body" style:list-style-name="L31">
      <style:paragraph-properties fo:padding="0.049cm" fo:border="0.06pt solid #e5e7eb"/>
      <style:text-properties officeooo:paragraph-rsid="005b0adb"/>
    </style:style>
    <style:style style:name="P153" style:family="paragraph" style:parent-style-name="Text_20_body" style:list-style-name="L32">
      <style:paragraph-properties fo:padding="0.049cm" fo:border="0.06pt solid #e5e7eb"/>
      <style:text-properties officeooo:paragraph-rsid="0062f67c"/>
    </style:style>
    <style:style style:name="P154" style:family="paragraph" style:parent-style-name="Text_20_body" style:list-style-name="L33">
      <style:paragraph-properties fo:padding="0.049cm" fo:border="0.06pt solid #e5e7eb"/>
    </style:style>
    <style:style style:name="P155" style:family="paragraph" style:parent-style-name="Text_20_body" style:list-style-name="L34">
      <style:paragraph-properties fo:padding="0.049cm" fo:border="0.06pt solid #e5e7eb"/>
    </style:style>
    <style:style style:name="P156" style:family="paragraph" style:parent-style-name="Text_20_body" style:list-style-name="L35">
      <style:paragraph-properties fo:padding="0.049cm" fo:border="0.06pt solid #e5e7eb"/>
    </style:style>
    <style:style style:name="P157" style:family="paragraph" style:parent-style-name="Text_20_body" style:list-style-name="L36">
      <style:paragraph-properties fo:padding="0.049cm" fo:border="0.06pt solid #e5e7eb"/>
    </style:style>
    <style:style style:name="P158" style:family="paragraph" style:parent-style-name="Text_20_body" style:list-style-name="L37">
      <style:paragraph-properties fo:padding="0.049cm" fo:border="0.06pt solid #e5e7eb"/>
    </style:style>
    <style:style style:name="P159" style:family="paragraph" style:parent-style-name="Text_20_body" style:list-style-name="L38">
      <style:paragraph-properties fo:padding="0.049cm" fo:border="0.06pt solid #e5e7eb"/>
    </style:style>
    <style:style style:name="P160" style:family="paragraph" style:parent-style-name="Text_20_body" style:list-style-name="L39">
      <style:paragraph-properties fo:padding="0.049cm" fo:border="0.06pt solid #e5e7eb"/>
    </style:style>
    <style:style style:name="P161" style:family="paragraph" style:parent-style-name="Text_20_body" style:list-style-name="L40">
      <style:paragraph-properties fo:padding="0.049cm" fo:border="0.06pt solid #e5e7eb"/>
    </style:style>
    <style:style style:name="P162" style:family="paragraph" style:parent-style-name="Text_20_body" style:list-style-name="L41">
      <style:paragraph-properties fo:padding="0.049cm" fo:border="0.06pt solid #e5e7eb"/>
    </style:style>
    <style:style style:name="P163" style:family="paragraph" style:parent-style-name="Text_20_body" style:list-style-name="L42">
      <style:paragraph-properties fo:padding="0.049cm" fo:border="0.06pt solid #e5e7eb"/>
    </style:style>
    <style:style style:name="P164" style:family="paragraph" style:parent-style-name="Text_20_body" style:list-style-name="L43">
      <style:paragraph-properties fo:padding="0.049cm" fo:border="0.06pt solid #e5e7eb"/>
    </style:style>
    <style:style style:name="T1" style:family="text">
      <style:text-properties fo:font-weight="bold" style:font-weight-asian="bold" style:font-weight-complex="bold"/>
    </style:style>
    <style:style style:name="T2" style:family="text">
      <style:text-properties fo:font-weight="bold" officeooo:rsid="00083ef9" style:font-weight-asian="bold" style:font-weight-complex="bold"/>
    </style:style>
    <style:style style:name="T3" style:family="text">
      <style:text-properties fo:font-weight="bold" officeooo:rsid="000860bd" style:font-weight-asian="bold" style:font-weight-complex="bold"/>
    </style:style>
    <style:style style:name="T4" style:family="text">
      <style:text-properties fo:font-weight="bold" officeooo:rsid="000b3fbd" style:font-weight-asian="bold" style:font-weight-complex="bold"/>
    </style:style>
    <style:style style:name="T5" style:family="text">
      <style:text-properties fo:font-weight="bold" officeooo:rsid="000ba4c9" style:font-weight-asian="bold" style:font-weight-complex="bold"/>
    </style:style>
    <style:style style:name="T6" style:family="text">
      <style:text-properties fo:font-weight="bold" officeooo:rsid="000cd00b" style:font-weight-asian="bold" style:font-weight-complex="bold"/>
    </style:style>
    <style:style style:name="T7" style:family="text">
      <style:text-properties fo:font-weight="bold" officeooo:rsid="000d4f7a" style:font-weight-asian="bold" style:font-weight-complex="bold"/>
    </style:style>
    <style:style style:name="T8" style:family="text">
      <style:text-properties fo:font-weight="bold" officeooo:rsid="000d88f5" style:font-weight-asian="bold" style:font-weight-complex="bold"/>
    </style:style>
    <style:style style:name="T9" style:family="text">
      <style:text-properties fo:font-weight="bold" officeooo:rsid="000eb27a" style:font-weight-asian="bold" style:font-weight-complex="bold"/>
    </style:style>
    <style:style style:name="T10" style:family="text">
      <style:text-properties fo:font-weight="bold" officeooo:rsid="000efdae" style:font-weight-asian="bold" style:font-weight-complex="bold"/>
    </style:style>
    <style:style style:name="T11" style:family="text">
      <style:text-properties fo:font-weight="bold" officeooo:rsid="000fe28f" style:font-weight-asian="bold" style:font-weight-complex="bold"/>
    </style:style>
    <style:style style:name="T12" style:family="text">
      <style:text-properties fo:font-weight="bold" officeooo:rsid="0011bbd4" style:font-weight-asian="bold" style:font-weight-complex="bold"/>
    </style:style>
    <style:style style:name="T13" style:family="text">
      <style:text-properties fo:font-weight="bold" officeooo:rsid="0011eac2" style:font-weight-asian="bold" style:font-weight-complex="bold"/>
    </style:style>
    <style:style style:name="T14" style:family="text">
      <style:text-properties fo:font-weight="bold" officeooo:rsid="00135db6" style:font-weight-asian="bold" style:font-weight-complex="bold"/>
    </style:style>
    <style:style style:name="T15" style:family="text">
      <style:text-properties fo:font-weight="bold" officeooo:rsid="00141c63" style:font-weight-asian="bold" style:font-weight-complex="bold"/>
    </style:style>
    <style:style style:name="T16" style:family="text">
      <style:text-properties fo:font-weight="bold" officeooo:rsid="00177224" style:font-weight-asian="bold" style:font-weight-complex="bold"/>
    </style:style>
    <style:style style:name="T17" style:family="text">
      <style:text-properties fo:font-weight="bold" officeooo:rsid="001aa4b2" style:font-weight-asian="bold" style:font-weight-complex="bold"/>
    </style:style>
    <style:style style:name="T18" style:family="text">
      <style:text-properties fo:font-weight="bold" officeooo:rsid="001b6543" style:font-weight-asian="bold" style:font-weight-complex="bold"/>
    </style:style>
    <style:style style:name="T19" style:family="text">
      <style:text-properties fo:font-weight="bold" officeooo:rsid="001eea17" style:font-weight-asian="bold" style:font-weight-complex="bold"/>
    </style:style>
    <style:style style:name="T20" style:family="text">
      <style:text-properties fo:font-weight="bold" officeooo:rsid="001fb7a0" style:font-weight-asian="bold" style:font-weight-complex="bold"/>
    </style:style>
    <style:style style:name="T21" style:family="text">
      <style:text-properties fo:font-weight="bold" officeooo:rsid="0022baa6" style:font-weight-asian="bold" style:font-weight-complex="bold"/>
    </style:style>
    <style:style style:name="T22" style:family="text">
      <style:text-properties fo:font-weight="bold" officeooo:rsid="0021856a" style:font-weight-asian="bold" style:font-weight-complex="bold"/>
    </style:style>
    <style:style style:name="T23" style:family="text">
      <style:text-properties fo:font-weight="bold" officeooo:rsid="00239dc6" style:font-weight-asian="bold" style:font-weight-complex="bold"/>
    </style:style>
    <style:style style:name="T24" style:family="text">
      <style:text-properties fo:font-weight="bold" officeooo:rsid="002a794a" style:font-weight-asian="bold" style:font-weight-complex="bold"/>
    </style:style>
    <style:style style:name="T25" style:family="text">
      <style:text-properties fo:font-weight="bold" officeooo:rsid="002897e1" style:font-weight-asian="bold" style:font-weight-complex="bold"/>
    </style:style>
    <style:style style:name="T26" style:family="text">
      <style:text-properties fo:font-weight="bold" officeooo:rsid="0024d07a" style:font-weight-asian="bold" style:font-weight-complex="bold"/>
    </style:style>
    <style:style style:name="T27" style:family="text">
      <style:text-properties fo:font-weight="bold" officeooo:rsid="002a98bc" style:font-weight-asian="bold" style:font-weight-complex="bold"/>
    </style:style>
    <style:style style:name="T28" style:family="text">
      <style:text-properties fo:font-weight="bold" officeooo:rsid="002c48c4" style:font-weight-asian="bold" style:font-weight-complex="bold"/>
    </style:style>
    <style:style style:name="T29" style:family="text">
      <style:text-properties fo:font-weight="bold" officeooo:rsid="00313f2b" style:font-weight-asian="bold" style:font-weight-complex="bold" loext:padding="0.049cm" loext:border="0.06pt solid #e5e7eb"/>
    </style:style>
    <style:style style:name="T30" style:family="text">
      <style:text-properties fo:font-weight="bold" officeooo:rsid="00346780" style:font-weight-asian="bold" style:font-weight-complex="bold" loext:padding="0.049cm" loext:border="0.06pt solid #e5e7eb"/>
    </style:style>
    <style:style style:name="T31" style:family="text">
      <style:text-properties fo:font-weight="bold" style:font-weight-asian="bold" style:font-weight-complex="bold" loext:padding="0.049cm" loext:border="0.06pt solid #e5e7eb"/>
    </style:style>
    <style:style style:name="T32" style:family="text">
      <style:text-properties fo:font-weight="bold" officeooo:rsid="0034b0d7" style:font-weight-asian="bold" style:font-weight-complex="bold" loext:padding="0.049cm" loext:border="0.06pt solid #e5e7eb"/>
    </style:style>
    <style:style style:name="T33" style:family="text">
      <style:text-properties fo:font-weight="bold" officeooo:rsid="003572ee" style:font-weight-asian="bold" style:font-weight-complex="bold" loext:padding="0.049cm" loext:border="0.06pt solid #e5e7eb"/>
    </style:style>
    <style:style style:name="T34" style:family="text">
      <style:text-properties fo:font-weight="bold" officeooo:rsid="00378913" style:font-weight-asian="bold" style:font-weight-complex="bold" loext:padding="0.049cm" loext:border="0.06pt solid #e5e7eb"/>
    </style:style>
    <style:style style:name="T35" style:family="text">
      <style:text-properties fo:font-weight="bold" officeooo:rsid="00394ce8" style:font-weight-asian="bold" style:font-weight-complex="bold" loext:padding="0.049cm" loext:border="0.06pt solid #e5e7eb"/>
    </style:style>
    <style:style style:name="T36" style:family="text">
      <style:text-properties fo:font-weight="bold" officeooo:rsid="003b37f4" style:font-weight-asian="bold" style:font-weight-complex="bold" loext:padding="0.049cm" loext:border="0.06pt solid #e5e7eb"/>
    </style:style>
    <style:style style:name="T37" style:family="text">
      <style:text-properties fo:font-weight="bold" officeooo:rsid="003c702f" style:font-weight-asian="bold" style:font-weight-complex="bold" loext:padding="0.049cm" loext:border="0.06pt solid #e5e7eb"/>
    </style:style>
    <style:style style:name="T38" style:family="text">
      <style:text-properties fo:font-weight="bold" officeooo:rsid="003e61fc" style:font-weight-asian="bold" style:font-weight-complex="bold" loext:padding="0.049cm" loext:border="0.06pt solid #e5e7eb"/>
    </style:style>
    <style:style style:name="T39" style:family="text">
      <style:text-properties fo:font-weight="bold" officeooo:rsid="00400535" style:font-weight-asian="bold" style:font-weight-complex="bold" loext:padding="0.049cm" loext:border="0.06pt solid #e5e7eb"/>
    </style:style>
    <style:style style:name="T40" style:family="text">
      <style:text-properties fo:font-weight="bold" officeooo:rsid="00422cbe" style:font-weight-asian="bold" style:font-weight-complex="bold" loext:padding="0.049cm" loext:border="0.06pt solid #e5e7eb"/>
    </style:style>
    <style:style style:name="T41" style:family="text">
      <style:text-properties fo:font-weight="bold" officeooo:rsid="004264ba" style:font-weight-asian="bold" style:font-weight-complex="bold" loext:padding="0.049cm" loext:border="0.06pt solid #e5e7eb"/>
    </style:style>
    <style:style style:name="T42" style:family="text">
      <style:text-properties fo:font-weight="bold" officeooo:rsid="00445d2b" style:font-weight-asian="bold" style:font-weight-complex="bold" loext:padding="0.049cm" loext:border="0.06pt solid #e5e7eb"/>
    </style:style>
    <style:style style:name="T43" style:family="text">
      <style:text-properties fo:font-weight="bold" officeooo:rsid="0045405b" style:font-weight-asian="bold" style:font-weight-complex="bold" loext:padding="0.049cm" loext:border="0.06pt solid #e5e7eb"/>
    </style:style>
    <style:style style:name="T44" style:family="text">
      <style:text-properties fo:font-weight="bold" officeooo:rsid="00466759" style:font-weight-asian="bold" style:font-weight-complex="bold" loext:padding="0.049cm" loext:border="0.06pt solid #e5e7eb"/>
    </style:style>
    <style:style style:name="T45" style:family="text">
      <style:text-properties fo:font-weight="bold" officeooo:rsid="00481e70" style:font-weight-asian="bold" style:font-weight-complex="bold" loext:padding="0.049cm" loext:border="0.06pt solid #e5e7eb"/>
    </style:style>
    <style:style style:name="T46" style:family="text">
      <style:text-properties fo:font-weight="bold" officeooo:rsid="004a42b0" style:font-weight-asian="bold" style:font-weight-complex="bold" loext:padding="0.049cm" loext:border="0.06pt solid #e5e7eb"/>
    </style:style>
    <style:style style:name="T47" style:family="text">
      <style:text-properties fo:font-weight="bold" officeooo:rsid="004be939" style:font-weight-asian="bold" style:font-weight-complex="bold" loext:padding="0.049cm" loext:border="0.06pt solid #e5e7eb"/>
    </style:style>
    <style:style style:name="T48" style:family="text">
      <style:text-properties fo:font-weight="bold" officeooo:rsid="004cdd78" style:font-weight-asian="bold" style:font-weight-complex="bold" loext:padding="0.049cm" loext:border="0.06pt solid #e5e7eb"/>
    </style:style>
    <style:style style:name="T49" style:family="text">
      <style:text-properties fo:font-weight="bold" officeooo:rsid="004db31b" style:font-weight-asian="bold" style:font-weight-complex="bold" loext:padding="0.049cm" loext:border="0.06pt solid #e5e7eb"/>
    </style:style>
    <style:style style:name="T50" style:family="text">
      <style:text-properties fo:font-weight="bold" officeooo:rsid="004f3823" style:font-weight-asian="bold" style:font-weight-complex="bold" loext:padding="0.049cm" loext:border="0.06pt solid #e5e7eb"/>
    </style:style>
    <style:style style:name="T51" style:family="text">
      <style:text-properties fo:font-weight="bold" officeooo:rsid="0051c970" style:font-weight-asian="bold" style:font-weight-complex="bold" loext:padding="0.049cm" loext:border="0.06pt solid #e5e7eb"/>
    </style:style>
    <style:style style:name="T52" style:family="text">
      <style:text-properties fo:font-weight="bold" officeooo:rsid="005213c7" style:font-weight-asian="bold" style:font-weight-complex="bold" loext:padding="0.049cm" loext:border="0.06pt solid #e5e7eb"/>
    </style:style>
    <style:style style:name="T53" style:family="text">
      <style:text-properties fo:font-weight="bold" officeooo:rsid="00522534" style:font-weight-asian="bold" style:font-weight-complex="bold" loext:padding="0.049cm" loext:border="0.06pt solid #e5e7eb"/>
    </style:style>
    <style:style style:name="T54" style:family="text">
      <style:text-properties fo:font-weight="bold" officeooo:rsid="00549c23" style:font-weight-asian="bold" style:font-weight-complex="bold" loext:padding="0.049cm" loext:border="0.06pt solid #e5e7eb"/>
    </style:style>
    <style:style style:name="T55" style:family="text">
      <style:text-properties fo:font-weight="bold" officeooo:rsid="0054e96c" style:font-weight-asian="bold" style:font-weight-complex="bold" loext:padding="0.049cm" loext:border="0.06pt solid #e5e7eb"/>
    </style:style>
    <style:style style:name="T56" style:family="text">
      <style:text-properties fo:font-weight="bold" officeooo:rsid="0056abb5" style:font-weight-asian="bold" style:font-weight-complex="bold" loext:padding="0.049cm" loext:border="0.06pt solid #e5e7eb"/>
    </style:style>
    <style:style style:name="T57" style:family="text">
      <style:text-properties fo:font-weight="bold" officeooo:rsid="0056d2ea" style:font-weight-asian="bold" style:font-weight-complex="bold" loext:padding="0.049cm" loext:border="0.06pt solid #e5e7eb"/>
    </style:style>
    <style:style style:name="T58" style:family="text">
      <style:text-properties fo:font-weight="bold" officeooo:rsid="00593727" style:font-weight-asian="bold" style:font-weight-complex="bold" loext:padding="0.049cm" loext:border="0.06pt solid #e5e7eb"/>
    </style:style>
    <style:style style:name="T59" style:family="text">
      <style:text-properties fo:font-weight="bold" officeooo:rsid="005b0adb" style:font-weight-asian="bold" style:font-weight-complex="bold" loext:padding="0.049cm" loext:border="0.06pt solid #e5e7eb"/>
    </style:style>
    <style:style style:name="T60" style:family="text">
      <style:text-properties fo:font-weight="bold" officeooo:rsid="005cf9e3" style:font-weight-asian="bold" style:font-weight-complex="bold" loext:padding="0.049cm" loext:border="0.06pt solid #e5e7eb"/>
    </style:style>
    <style:style style:name="T61" style:family="text">
      <style:text-properties fo:font-weight="bold" officeooo:rsid="0061feb4" style:font-weight-asian="bold" style:font-weight-complex="bold" loext:padding="0.049cm" loext:border="0.06pt solid #e5e7eb"/>
    </style:style>
    <style:style style:name="T62" style:family="text">
      <style:text-properties fo:font-weight="bold" officeooo:rsid="0062f67c" style:font-weight-asian="bold" style:font-weight-complex="bold" loext:padding="0.049cm" loext:border="0.06pt solid #e5e7eb"/>
    </style:style>
    <style:style style:name="T63" style:family="text">
      <style:text-properties fo:font-weight="bold" officeooo:rsid="0063b42c" style:font-weight-asian="bold" style:font-weight-complex="bold" loext:padding="0.049cm" loext:border="0.06pt solid #e5e7eb"/>
    </style:style>
    <style:style style:name="T64" style:family="text">
      <style:text-properties fo:font-weight="bold" officeooo:rsid="0063c94d" style:font-weight-asian="bold" style:font-weight-complex="bold" loext:padding="0.049cm" loext:border="0.06pt solid #e5e7eb"/>
    </style:style>
    <style:style style:name="T65" style:family="text">
      <style:text-properties fo:font-weight="bold" officeooo:rsid="00653035" style:font-weight-asian="bold" style:font-weight-complex="bold" loext:padding="0.049cm" loext:border="0.06pt solid #e5e7eb"/>
    </style:style>
    <style:style style:name="T66" style:family="text">
      <style:text-properties fo:font-weight="bold" officeooo:rsid="00664fd2" style:font-weight-asian="bold" style:font-weight-complex="bold" loext:padding="0.049cm" loext:border="0.06pt solid #e5e7eb"/>
    </style:style>
    <style:style style:name="T67" style:family="text">
      <style:text-properties fo:font-weight="bold" officeooo:rsid="0066513a" style:font-weight-asian="bold" style:font-weight-complex="bold" loext:padding="0.049cm" loext:border="0.06pt solid #e5e7eb"/>
    </style:style>
    <style:style style:name="T68" style:family="text">
      <style:text-properties fo:font-weight="bold" officeooo:rsid="00697404" style:font-weight-asian="bold" style:font-weight-complex="bold" loext:padding="0.049cm" loext:border="0.06pt solid #e5e7eb"/>
    </style:style>
    <style:style style:name="T69" style:family="text">
      <style:text-properties fo:font-weight="bold" officeooo:rsid="0069e2af" style:font-weight-asian="bold" style:font-weight-complex="bold" loext:padding="0.049cm" loext:border="0.06pt solid #e5e7eb"/>
    </style:style>
    <style:style style:name="T70" style:family="text">
      <style:text-properties fo:font-weight="bold" officeooo:rsid="006de222" style:font-weight-asian="bold" style:font-weight-complex="bold" loext:padding="0.049cm" loext:border="0.06pt solid #e5e7eb"/>
    </style:style>
    <style:style style:name="T71" style:family="text">
      <style:text-properties fo:font-weight="bold" officeooo:rsid="006ed3b0" style:font-weight-asian="bold" style:font-weight-complex="bold" loext:padding="0.049cm" loext:border="0.06pt solid #e5e7eb"/>
    </style:style>
    <style:style style:name="T72" style:family="text">
      <style:text-properties fo:font-weight="bold" officeooo:rsid="00707148" style:font-weight-asian="bold" style:font-weight-complex="bold" loext:padding="0.049cm" loext:border="0.06pt solid #e5e7eb"/>
    </style:style>
    <style:style style:name="T73" style:family="text">
      <style:text-properties fo:font-weight="bold" officeooo:rsid="00711d25" style:font-weight-asian="bold" style:font-weight-complex="bold" loext:padding="0.049cm" loext:border="0.06pt solid #e5e7eb"/>
    </style:style>
    <style:style style:name="T74" style:family="text">
      <style:text-properties fo:font-weight="bold" officeooo:rsid="0074c8ca" style:font-weight-asian="bold" style:font-weight-complex="bold" loext:padding="0.049cm" loext:border="0.06pt solid #e5e7eb"/>
    </style:style>
    <style:style style:name="T75" style:family="text">
      <style:text-properties fo:font-weight="bold" officeooo:rsid="00764bec" style:font-weight-asian="bold" style:font-weight-complex="bold" loext:padding="0.049cm" loext:border="0.06pt solid #e5e7eb"/>
    </style:style>
    <style:style style:name="T76" style:family="text">
      <style:text-properties fo:font-weight="bold" officeooo:rsid="00784f39" style:font-weight-asian="bold" style:font-weight-complex="bold" loext:padding="0.049cm" loext:border="0.06pt solid #e5e7eb"/>
    </style:style>
    <style:style style:name="T77" style:family="text">
      <style:text-properties fo:font-weight="bold" officeooo:rsid="0078e223" style:font-weight-asian="bold" style:font-weight-complex="bold" loext:padding="0.049cm" loext:border="0.06pt solid #e5e7eb"/>
    </style:style>
    <style:style style:name="T78" style:family="text">
      <style:text-properties fo:font-weight="bold" officeooo:rsid="007c22da" style:font-weight-asian="bold" style:font-weight-complex="bold" loext:padding="0.049cm" loext:border="0.06pt solid #e5e7eb"/>
    </style:style>
    <style:style style:name="T79" style:family="text">
      <style:text-properties fo:font-weight="bold" officeooo:rsid="007d38d0" style:font-weight-asian="bold" style:font-weight-complex="bold" loext:padding="0.049cm" loext:border="0.06pt solid #e5e7eb"/>
    </style:style>
    <style:style style:name="T80" style:family="text">
      <style:text-properties fo:font-weight="bold" officeooo:rsid="007eebce" style:font-weight-asian="bold" style:font-weight-complex="bold" loext:padding="0.049cm" loext:border="0.06pt solid #e5e7eb"/>
    </style:style>
    <style:style style:name="T81" style:family="text">
      <style:text-properties fo:font-weight="bold" officeooo:rsid="007f3748" style:font-weight-asian="bold" style:font-weight-complex="bold" loext:padding="0.049cm" loext:border="0.06pt solid #e5e7eb"/>
    </style:style>
    <style:style style:name="T82" style:family="text">
      <style:text-properties officeooo:rsid="0022baa6"/>
    </style:style>
    <style:style style:name="T83" style:family="text">
      <style:text-properties officeooo:rsid="00239dc6"/>
    </style:style>
    <style:style style:name="T84" style:family="text">
      <style:text-properties officeooo:rsid="0024d07a"/>
    </style:style>
    <style:style style:name="T85" style:family="text">
      <style:text-properties loext:padding="0.049cm" loext:border="0.06pt solid #e5e7eb"/>
    </style:style>
    <style:style style:name="T86" style:family="text">
      <style:text-properties officeooo:rsid="003572ee" loext:padding="0.049cm" loext:border="0.06pt solid #e5e7eb"/>
    </style:style>
    <style:style style:name="T87" style:family="text">
      <style:text-properties style:text-line-through-style="none" style:text-line-through-type="none" fo:font-weight="bold" officeooo:rsid="003b37f4" style:font-weight-asian="bold" style:font-weight-complex="bold" loext:padding="0.049cm" loext:border="0.06pt solid #e5e7eb"/>
    </style:style>
    <style:style style:name="T88" style:family="text">
      <style:text-properties officeooo:rsid="003c702f" loext:padding="0.049cm" loext:border="0.06pt solid #e5e7eb"/>
    </style:style>
    <style:style style:name="T89" style:family="text">
      <style:text-properties officeooo:rsid="0056abb5" loext:padding="0.049cm" loext:border="0.06pt solid #e5e7eb"/>
    </style:style>
    <style:style style:name="T90" style:family="text">
      <style:text-properties style:font-name="Liberation Serif" fo:font-size="14pt" fo:font-weight="bold" officeooo:rsid="00593727" style:font-name-asian="Noto Serif CJK SC" style:font-size-asian="14pt" style:font-weight-asian="bold" style:font-name-complex="Lohit Devanagari" style:font-size-complex="14pt" style:font-weight-complex="bold"/>
    </style:style>
    <style:style style:name="T91" style:family="text">
      <style:text-properties officeooo:rsid="005b0adb" loext:padding="0.049cm" loext:border="0.06pt solid #e5e7eb"/>
    </style:style>
    <style:style style:name="T92" style:family="text">
      <style:text-properties fo:color="#000000" style:font-name="Liberation Serif" fo:font-size="14pt" fo:language="zxx" fo:country="none" style:text-underline-style="none" fo:font-weight="bold" officeooo:rsid="005b0adb" style:font-name-asian="Noto Serif CJK SC" style:font-size-asian="14pt" style:language-asian="zxx" style:country-asian="none" style:font-weight-asian="bold" style:font-name-complex="Lohit Devanagari" style:font-size-complex="14pt" style:language-complex="zxx" style:country-complex="none" style:font-weight-complex="bold" loext:padding="0.049cm" loext:border="0.06pt solid #e5e7eb"/>
    </style:style>
    <style:style style:name="T93" style:family="text">
      <style:text-properties officeooo:rsid="0066513a" loext:padding="0.049cm" loext:border="0.06pt solid #e5e7eb"/>
    </style:style>
    <style:style style:name="T94" style:family="text">
      <style:text-properties officeooo:rsid="00697404" loext:padding="0.049cm" loext:border="0.06pt solid #e5e7eb"/>
    </style:style>
    <style:style style:name="T95" style:family="text">
      <style:text-properties officeooo:rsid="0069e2a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Command Terminal</text:p>
      <text:list xml:id="list1680025923" text:style-name="L1">
        <text:list-item>
          <text:p text:style-name="P80">What is the command line? <text:span text:style-name="T2">Use to command computer</text:span></text:p>
        </text:list-item>
        <text:list-item>
          <text:p text:style-name="P79">How do you open the command line on your computer? <text:span text:style-name="T2">ctrl+alt+t</text:span></text:p>
        </text:list-item>
        <text:list-item>
          <text:p text:style-name="P80">How can you navigate to a particular directory? <text:span text:style-name="T2">cd &lt;name of directory&gt;</text:span></text:p>
        </text:list-item>
        <text:list-item>
          <text:p text:style-name="P79">Where will <text:span text:style-name="Source_20_Text">cd</text:span> on its own navigate you to? <text:span text:style-name="T3">To home directory</text:span></text:p>
        </text:list-item>
        <text:list-item>
          <text:p text:style-name="P79">Where will <text:span text:style-name="Source_20_Text">cd ..</text:span> navigate you to? <text:span text:style-name="T3">One directory up</text:span></text:p>
        </text:list-item>
        <text:list-item>
          <text:p text:style-name="P79">How do you display the name of the directory you are currently in? <text:span text:style-name="T3">Use </text:span><text:span text:style-name="T5">pwd</text:span></text:p>
        </text:list-item>
        <text:list-item>
          <text:p text:style-name="P79">How do you display the contents of the directory you are currently in? <text:span text:style-name="T3">Use ls -</text:span><text:span text:style-name="T4">a</text:span></text:p>
        </text:list-item>
        <text:list-item>
          <text:p text:style-name="P79">How do you create a new directory? <text:span text:style-name="T3">Type “mkdir &lt;directory name&gt;”</text:span></text:p>
        </text:list-item>
        <text:list-item>
          <text:p text:style-name="P79">How do you create a new file? <text:span text:style-name="T3">Type “touch &lt;filename&gt;”</text:span></text:p>
        </text:list-item>
        <text:list-item>
          <text:p text:style-name="P79">How do you destroy a directory or file? <text:span text:style-name="T3">Type “rm -r &lt;directory&gt;”</text:span></text:p>
        </text:list-item>
        <text:list-item>
          <text:p text:style-name="P63">How do you rename a directory or file? <text:span text:style-name="T3">Use mv or move command “mv &lt;old name&gt; &lt;new name&gt;”</text:span></text:p>
        </text:list-item>
      </text:list>
      <text:p text:style-name="Standard"/>
      <text:p text:style-name="Standard"/>
      <text:p text:style-name="P1">Introduction to VCS such as Git</text:p>
      <text:list xml:id="list1293692347" text:style-name="L2">
        <text:list-item>
          <text:p text:style-name="P81"><text:a xlink:type="simple" xlink:href="https://www.theodinproject.com/paths/foundations/courses/foundations/lessons/introduction-to-git#introduction" text:style-name="Internet_20_link" text:visited-style-name="Visited_20_Internet_20_Link">What kind of program is Git?</text:a> <text:span text:style-name="T4">Git is a Version Control System program that tracks all the edit you make on your code/file.</text:span></text:p>
        </text:list-item>
        <text:list-item>
          <text:p text:style-name="P81"><text:a xlink:type="simple" xlink:href="https://www.theodinproject.com/paths/foundations/courses/foundations/lessons/introduction-to-git#text-editor-and-git" text:style-name="Internet_20_link" text:visited-style-name="Visited_20_Internet_20_Link">What are the differences between Git and a text editor in terms of what they save and their record keeping?</text:a> <text:span text:style-name="T4">Git save and store all your revisions you made to your code whereas the text editor only save the latest iteration.</text:span></text:p>
        </text:list-item>
        <text:list-item>
          <text:p text:style-name="P81"><text:a xlink:type="simple" xlink:href="https://www.theodinproject.com/paths/foundations/courses/foundations/lessons/introduction-to-git#git-local" text:style-name="Internet_20_link" text:visited-style-name="Visited_20_Internet_20_Link">Does Git work at a local or remote level?</text:a> <text:span text:style-name="T4">Git works on a local level that’s why it is faster compared to other VCS.</text:span></text:p>
        </text:list-item>
        <text:list-item>
          <text:p text:style-name="P81"><text:a xlink:type="simple" xlink:href="https://www.theodinproject.com/paths/foundations/courses/foundations/lessons/introduction-to-git#github-remote" text:style-name="Internet_20_link" text:visited-style-name="Visited_20_Internet_20_Link">Does GitHub work at a local or remote level?</text:a> <text:span text:style-name="T5">GitHub works at a remote level that’s why it is used for collaborative work.</text:span></text:p>
        </text:list-item>
        <text:list-item>
          <text:p text:style-name="P81"><text:a xlink:type="simple" xlink:href="https://www.youtube.com/watch?v=8oRjP8yj2Wo" office:target-frame-name="_blank" xlink:show="new" text:style-name="Internet_20_link" text:visited-style-name="Visited_20_Internet_20_Link">Why is Git useful for an individual developer?</text:a><text:span text:style-name="T1"> </text:span><text:span text:style-name="T5">Git easily tracks the progress and revisions you made for your code. And it is blindingly fast.</text:span><text:span text:style-name="T1"> </text:span></text:p>
        </text:list-item>
        <text:list-item>
          <text:p text:style-name="P64"><text:a xlink:type="simple" xlink:href="https://www.youtube.com/watch?v=8oRjP8yj2Wo" office:target-frame-name="_blank" xlink:show="new" text:style-name="Internet_20_link" text:visited-style-name="Visited_20_Internet_20_Link">Why are Git and GitHub useful for a team of developers?</text:a> <text:span text:style-name="T5">It’s collaborative capability is at the top of its competitor.</text:span></text:p>
        </text:list-item>
      </text:list>
      <text:p text:style-name="P4"/>
      <text:p text:style-name="P3">Introduction to GitHub</text:p>
      <text:list xml:id="list681609745" text:style-name="L3">
        <text:list-item>
          <text:p text:style-name="P82"><text:a xlink:type="simple" xlink:href="https://www.theodinproject.com/paths/foundations/courses/foundations/lessons/git-basics#new-github-repo" text:style-name="Internet_20_link" text:visited-style-name="Visited_20_Internet_20_Link">How do you create a new repository on GitHub?</text:a> <text:span text:style-name="T6">Click “+” icon in GH then New Repository</text:span></text:p>
        </text:list-item>
        <text:list-item>
          <text:p text:style-name="P82"><text:a xlink:type="simple" xlink:href="https://www.theodinproject.com/paths/foundations/courses/foundations/lessons/git-basics#github-to-local" text:style-name="Internet_20_link" text:visited-style-name="Visited_20_Internet_20_Link">How do you copy a repository onto your local machine from GitHub?</text:a> <text:span text:style-name="T6">Click “Code” in new repository then copy SSH address. In terminal window input “git clone &lt;copied address&gt;”.</text:span></text:p>
        </text:list-item>
        <text:list-item>
          <text:p text:style-name="P82"><text:a xlink:type="simple" xlink:href="https://www.theodinproject.com/paths/foundations/courses/foundations/lessons/git-basics#default-remote" text:style-name="Internet_20_link" text:visited-style-name="Visited_20_Internet_20_Link">What is the default name of your remote connection?</text:a> <text:span text:style-name="T6">“git remote -v”</text:span></text:p>
        </text:list-item>
        <text:list-item>
          <text:p text:style-name="P82"><text:a xlink:type="simple" xlink:href="https://www.theodinproject.com/paths/foundations/courses/foundations/lessons/git-basics#origin-push" text:style-name="Internet_20_link" text:visited-style-name="Visited_20_Internet_20_Link">Explain what </text:a><text:a xlink:type="simple" xlink:href="https://www.theodinproject.com/paths/foundations/courses/foundations/lessons/git-basics#origin-push" text:style-name="Internet_20_link" text:visited-style-name="Visited_20_Internet_20_Link"><text:span text:style-name="Source_20_Text">origin</text:span></text:a><text:a xlink:type="simple" xlink:href="https://www.theodinproject.com/paths/foundations/courses/foundations/lessons/git-basics#origin-push" text:style-name="Internet_20_link" text:visited-style-name="Visited_20_Internet_20_Link"> is in </text:a><text:a xlink:type="simple" xlink:href="https://www.theodinproject.com/paths/foundations/courses/foundations/lessons/git-basics#origin-push" text:style-name="Internet_20_link" text:visited-style-name="Visited_20_Internet_20_Link"><text:span text:style-name="Source_20_Text">git push origin main</text:span></text:a><text:a xlink:type="simple" xlink:href="https://www.theodinproject.com/paths/foundations/courses/foundations/lessons/git-basics#origin-push" text:style-name="Internet_20_link" text:visited-style-name="Visited_20_Internet_20_Link">.</text:a> <text:span text:style-name="T6">Name of remote connection. It can be edited.</text:span></text:p>
        </text:list-item>
        <text:list-item>
          <text:p text:style-name="P82"><text:a xlink:type="simple" xlink:href="https://www.theodinproject.com/paths/foundations/courses/foundations/lessons/git-basics#main-push" text:style-name="Internet_20_link" text:visited-style-name="Visited_20_Internet_20_Link">Explain what </text:a><text:a xlink:type="simple" xlink:href="https://www.theodinproject.com/paths/foundations/courses/foundations/lessons/git-basics#main-push" text:style-name="Internet_20_link" text:visited-style-name="Visited_20_Internet_20_Link"><text:span text:style-name="Source_20_Text">main</text:span></text:a><text:a xlink:type="simple" xlink:href="https://www.theodinproject.com/paths/foundations/courses/foundations/lessons/git-basics#main-push" text:style-name="Internet_20_link" text:visited-style-name="Visited_20_Internet_20_Link"> is in </text:a><text:a xlink:type="simple" xlink:href="https://www.theodinproject.com/paths/foundations/courses/foundations/lessons/git-basics#main-push" text:style-name="Internet_20_link" text:visited-style-name="Visited_20_Internet_20_Link"><text:span text:style-name="Source_20_Text">git push origin main</text:span></text:a><text:a xlink:type="simple" xlink:href="https://www.theodinproject.com/paths/foundations/courses/foundations/lessons/git-basics#main-push" text:style-name="Internet_20_link" text:visited-style-name="Visited_20_Internet_20_Link">.</text:a> <text:span text:style-name="T6">Name of the main default branch. Changed from “master”.</text:span></text:p>
        </text:list-item>
        <text:list-item>
          <text:p text:style-name="P82"><text:soft-page-break/><text:a xlink:type="simple" xlink:href="https://www.theodinproject.com/paths/foundations/courses/foundations/lessons/git-basics#two-stages" text:style-name="Internet_20_link" text:visited-style-name="Visited_20_Internet_20_Link">Explain the two-stage system that Git uses to save files.</text:a> <text:span text:style-name="T6">First all your edits must be move to staging area by “git add &lt;code/file&gt;”. Then must be commited to Git by “git commit -m &lt;message&gt;”. Finally upload the changes to GitHub by “git </text:span><text:span text:style-name="T7">push”. If you wanna retrieve code from GH then “git fetch”.</text:span></text:p>
        </text:list-item>
        <text:list-item>
          <text:p text:style-name="P82"><text:a xlink:type="simple" xlink:href="https://www.theodinproject.com/paths/foundations/courses/foundations/lessons/git-basics#git-status" text:style-name="Internet_20_link" text:visited-style-name="Visited_20_Internet_20_Link">How do you check the status of your current repository?</text:a> <text:span text:style-name="T1">“</text:span><text:span text:style-name="T8">git status” for current status; “git log” for history.</text:span></text:p>
        </text:list-item>
        <text:list-item>
          <text:p text:style-name="P82"><text:a xlink:type="simple" xlink:href="https://www.theodinproject.com/paths/foundations/courses/foundations/lessons/git-basics#git-add" text:style-name="Internet_20_link" text:visited-style-name="Visited_20_Internet_20_Link">How do you add files to the staging area in git?</text:a> <text:span text:style-name="T1">“</text:span><text:span text:style-name="T9">git add .” for all; “git add &lt;specific file&gt;”</text:span></text:p>
        </text:list-item>
        <text:list-item>
          <text:p text:style-name="P82"><text:a xlink:type="simple" xlink:href="https://www.theodinproject.com/paths/foundations/courses/foundations/lessons/git-basics#git-commit" text:style-name="Internet_20_link" text:visited-style-name="Visited_20_Internet_20_Link">How do you commit the files in the staging area and add a descriptive message?</text:a> <text:span text:style-name="T10">“git commit -m &lt;message&gt;”</text:span></text:p>
        </text:list-item>
        <text:list-item>
          <text:p text:style-name="P82"><text:a xlink:type="simple" xlink:href="https://www.theodinproject.com/paths/foundations/courses/foundations/lessons/git-basics#git-push" text:style-name="Internet_20_link" text:visited-style-name="Visited_20_Internet_20_Link">How do you push your changes to your repository on GitHub?</text:a> <text:span text:style-name="T1">“</text:span><text:span text:style-name="T10">git push”</text:span></text:p>
        </text:list-item>
        <text:list-item>
          <text:p text:style-name="P65"><text:a xlink:type="simple" xlink:href="https://www.theodinproject.com/paths/foundations/courses/foundations/lessons/git-basics#git-log" text:style-name="Internet_20_link" text:visited-style-name="Visited_20_Internet_20_Link">How do you look at the history of your previous commits?</text:a> <text:span text:style-name="T1">“</text:span><text:span text:style-name="T10">git log”</text:span></text:p>
        </text:list-item>
      </text:list>
      <text:p text:style-name="Standard"/>
      <text:p text:style-name="P1">Introduction to HTML &amp; CSS</text:p>
      <text:list xml:id="list3885083866" text:style-name="L4">
        <text:list-item>
          <text:p text:style-name="P83"><text:a xlink:type="simple" xlink:href="https://brytdesigns.com/html-css-javascript-whats-the-difference/#What_is_HTML" office:target-frame-name="_blank" xlink:show="new" text:style-name="Internet_20_link" text:visited-style-name="Visited_20_Internet_20_Link">What do HTML and CSS stand for?</text:a> <text:span text:style-name="T11">HTML creates the framework of your website, it is the raw data you will put. And CSS modify or edit its’ appearance and format.</text:span></text:p>
        </text:list-item>
        <text:list-item>
          <text:p text:style-name="P83"><text:a xlink:type="simple" xlink:href="https://www.theodinproject.com/paths/foundations/courses/foundations/lessons/introduction-to-html-and-css#html-and-css" text:style-name="Internet_20_link" text:visited-style-name="Visited_20_Internet_20_Link">Between HTML and CSS, which would you use for putting paragraphs of text on a webpage?</text:a> <text:span text:style-name="T11">HTML – HyperText Markup Language</text:span></text:p>
        </text:list-item>
        <text:list-item>
          <text:p text:style-name="P66"><text:a xlink:type="simple" xlink:href="https://www.theodinproject.com/paths/foundations/courses/foundations/lessons/introduction-to-html-and-css#html-and-css" text:style-name="Internet_20_link" text:visited-style-name="Visited_20_Internet_20_Link">Between HTML and CSS, which would you use for changing the font and background color of a button?</text:a> <text:span text:style-name="T11">CSS – Cascading Style Sheets</text:span></text:p>
        </text:list-item>
      </text:list>
      <text:p text:style-name="P2"/>
      <text:p text:style-name="P5">Elements and Tags</text:p>
      <text:list xml:id="list3595407517" text:style-name="L5">
        <text:list-item>
          <text:p text:style-name="P84"><text:a xlink:type="simple" xlink:href="https://www.theodinproject.com/paths/foundations/courses/foundations/lessons/elements-and-tags#elements-and-tags" text:style-name="Internet_20_link" text:visited-style-name="Visited_20_Internet_20_Link">What is an HTML tag?</text:a> <text:span text:style-name="T12">Describes what is the element you’re inputting.</text:span></text:p>
        </text:list-item>
        <text:list-item>
          <text:p text:style-name="P67"><text:a xlink:type="simple" xlink:href="https://www.theodinproject.com/paths/foundations/courses/foundations/lessons/elements-and-tags#elements-and-tags" text:style-name="Internet_20_link" text:visited-style-name="Visited_20_Internet_20_Link">What are the three parts of an HTML element?</text:a> <text:span text:style-name="T12">Opening Tag, Content (Element), Closing Tag</text:span></text:p>
        </text:list-item>
      </text:list>
      <text:p text:style-name="P39"/>
      <text:p text:style-name="P7">HTML Boilerplate</text:p>
      <text:list xml:id="list3974854987" text:style-name="L6">
        <text:list-item>
          <text:p text:style-name="P86"><text:a xlink:type="simple" xlink:href="https://www.theodinproject.com/paths/foundations/courses/foundations/lessons/html-boilerplate#the-doctype" text:style-name="Internet_20_link" text:visited-style-name="Visited_20_Internet_20_Link">What is the purpose of the doctype declaration?</text:a> <text:span text:style-name="T13">So the browser will know what type of document of file it is reading.</text:span></text:p>
        </text:list-item>
        <text:list-item>
          <text:p text:style-name="P85"><text:a xlink:type="simple" xlink:href="https://www.theodinproject.com/paths/foundations/courses/foundations/lessons/html-boilerplate#html-element" text:style-name="Internet_20_link" text:visited-style-name="Visited_20_Internet_20_Link">What is the HTML element?</text:a> <text:span text:style-name="T13">&lt;”element”&gt;</text:span></text:p>
        </text:list-item>
        <text:list-item>
          <text:p text:style-name="P85"><text:a xlink:type="simple" xlink:href="https://www.theodinproject.com/paths/foundations/courses/foundations/lessons/html-boilerplate#head-element" text:style-name="Internet_20_link" text:visited-style-name="Visited_20_Internet_20_Link">What is the purpose of the head element?</text:a> <text:span text:style-name="T13">It contains all the meta data of the webpage.</text:span></text:p>
        </text:list-item>
        <text:list-item>
          <text:p text:style-name="P68"><text:a xlink:type="simple" xlink:href="https://www.theodinproject.com/paths/foundations/courses/foundations/lessons/html-boilerplate#body-element" text:style-name="Internet_20_link" text:visited-style-name="Visited_20_Internet_20_Link">What is the purpose of the body element?</text:a> <text:span text:style-name="T13">It contains all the things you see in the webpage.</text:span></text:p>
        </text:list-item>
      </text:list>
      <text:p text:style-name="P6"/>
      <text:p text:style-name="P8">Working with Text</text:p>
      <text:list xml:id="list1740256353" text:style-name="L7">
        <text:list-item>
          <text:p text:style-name="P87"><text:a xlink:type="simple" xlink:href="https://www.theodinproject.com/paths/foundations/courses/foundations/lessons/working-with-text#create-paragraph-element" text:style-name="Internet_20_link" text:visited-style-name="Visited_20_Internet_20_Link">How do you create a paragraph in HTML?</text:a> <text:span text:style-name="T14">&lt;p&gt; &lt;/p&gt;</text:span></text:p>
        </text:list-item>
        <text:list-item>
          <text:p text:style-name="P88"><text:a xlink:type="simple" xlink:href="https://www.theodinproject.com/paths/foundations/courses/foundations/lessons/working-with-text#headings" text:style-name="Internet_20_link" text:visited-style-name="Visited_20_Internet_20_Link">How do you create a heading in HTML?</text:a> <text:s/><text:span text:style-name="T14">&lt;h1&gt; &lt;/h1&gt; up to &lt;h6&gt; &lt;/h6&gt;</text:span></text:p>
        </text:list-item>
        <text:list-item>
          <text:p text:style-name="P87"><text:a xlink:type="simple" xlink:href="https://www.theodinproject.com/paths/foundations/courses/foundations/lessons/working-with-text#different-heading-levels" text:style-name="Internet_20_link" text:visited-style-name="Visited_20_Internet_20_Link">How many different levels of headings are there and what is the difference between them?</text:a> <text:span text:style-name="T14">1 to 6</text:span></text:p>
        </text:list-item>
        <text:list-item>
          <text:p text:style-name="P87"><text:a xlink:type="simple" xlink:href="https://www.theodinproject.com/paths/foundations/courses/foundations/lessons/working-with-text#strong-element" text:style-name="Internet_20_link" text:visited-style-name="Visited_20_Internet_20_Link">What element should you use to make text bold and important?</text:a> <text:span text:style-name="T14">&lt;strong&gt; &lt;/strong&gt;</text:span></text:p>
        </text:list-item>
        <text:list-item>
          <text:p text:style-name="P87"><text:a xlink:type="simple" xlink:href="https://www.theodinproject.com/paths/foundations/courses/foundations/lessons/working-with-text#em-element" text:style-name="Internet_20_link" text:visited-style-name="Visited_20_Internet_20_Link">What element should you use to make text italicized to add emphasis to it?</text:a> <text:span text:style-name="T14">&lt;</text:span><text:span text:style-name="T15">em&gt; &lt;/em&gt;</text:span></text:p>
        </text:list-item>
        <text:list-item>
          <text:p text:style-name="P87"><text:soft-page-break/><text:a xlink:type="simple" xlink:href="https://www.theodinproject.com/paths/foundations/courses/foundations/lessons/working-with-text#nested-relationship" text:style-name="Internet_20_link" text:visited-style-name="Visited_20_Internet_20_Link">What relationship does an element have with any nested elements within it?</text:a> <text:span text:style-name="T15">Parent to child relationship</text:span></text:p>
        </text:list-item>
        <text:list-item>
          <text:p text:style-name="P87"><text:a xlink:type="simple" xlink:href="https://www.theodinproject.com/paths/foundations/courses/foundations/lessons/working-with-text#elements-same-level" text:style-name="Internet_20_link" text:visited-style-name="Visited_20_Internet_20_Link">What relationship do two elements have if they are at the same level of nesting?</text:a> <text:span text:style-name="T15">Sibling relationship</text:span></text:p>
        </text:list-item>
        <text:list-item>
          <text:p text:style-name="P69"><text:a xlink:type="simple" xlink:href="https://www.theodinproject.com/paths/foundations/courses/foundations/lessons/working-with-text#html-comments" text:style-name="Internet_20_link" text:visited-style-name="Visited_20_Internet_20_Link">How do you create HTML comments?</text:a> <text:span text:style-name="T15">&lt;!--comment--&gt;</text:span></text:p>
        </text:list-item>
      </text:list>
      <text:p text:style-name="P8"/>
      <text:p text:style-name="P9">Working with Text</text:p>
      <text:list xml:id="list2602493795" text:style-name="L8">
        <text:list-item>
          <text:p text:style-name="P89"><text:a xlink:type="simple" xlink:href="https://www.theodinproject.com/paths/foundations/courses/foundations/lessons/lists#unordered-lists" text:style-name="Internet_20_link" text:visited-style-name="Visited_20_Internet_20_Link">What HTML tag is used to create an unordered list?</text:a> <text:span text:style-name="T16">&lt;ul&gt; &lt;/ul&gt;</text:span></text:p>
        </text:list-item>
        <text:list-item>
          <text:p text:style-name="P89"><text:a xlink:type="simple" xlink:href="https://www.theodinproject.com/paths/foundations/courses/foundations/lessons/lists#ordered-lists" text:style-name="Internet_20_link" text:visited-style-name="Visited_20_Internet_20_Link">What HTML tag is used to create an ordered list?</text:a> <text:span text:style-name="T16">&lt;ol&gt; &lt;/ol&gt;</text:span></text:p>
        </text:list-item>
        <text:list-item>
          <text:p text:style-name="P70"><text:a xlink:type="simple" xlink:href="https://www.theodinproject.com/paths/foundations/courses/foundations/lessons/lists#li" text:style-name="Internet_20_link" text:visited-style-name="Visited_20_Internet_20_Link">What HTML tag is used to create list items within both unordered and ordered lists?</text:a> <text:span text:style-name="T16">&lt;li&gt; &lt;/li&gt;</text:span></text:p>
        </text:list-item>
      </text:list>
      <text:p text:style-name="P12"/>
      <text:p text:style-name="P11">Links and Images</text:p>
      <text:list xml:id="list2747508818" text:style-name="L9">
        <text:list-item>
          <text:p text:style-name="P90"><text:a xlink:type="simple" xlink:href="https://www.theodinproject.com/paths/foundations/courses/foundations/lessons/links-and-images#anchor-elements" text:style-name="Internet_20_link" text:visited-style-name="Visited_20_Internet_20_Link">What element is used to create a link?</text:a> <text:span text:style-name="T17">&lt;a href=”link”&gt; &lt;/a&gt;</text:span></text:p>
        </text:list-item>
        <text:list-item>
          <text:p text:style-name="P90"><text:a xlink:type="simple" xlink:href="https://www.theodinproject.com/paths/foundations/courses/foundations/lessons/links-and-images#attribute" text:style-name="Internet_20_link" text:visited-style-name="Visited_20_Internet_20_Link">What is an attribute?</text:a> <text:span text:style-name="T17">Describes what the element does</text:span></text:p>
        </text:list-item>
        <text:list-item>
          <text:p text:style-name="P90"><text:a xlink:type="simple" xlink:href="https://www.theodinproject.com/paths/foundations/courses/foundations/lessons/links-and-images#where-to-go" text:style-name="Internet_20_link" text:visited-style-name="Visited_20_Internet_20_Link">What attribute tells links where to go to?</text:a> <text:span text:style-name="T17">href=”link”</text:span></text:p>
        </text:list-item>
        <text:list-item>
          <text:p text:style-name="P90"><text:a xlink:type="simple" xlink:href="https://www.theodinproject.com/paths/foundations/courses/foundations/lessons/links-and-images#absolute-and-relative-links" text:style-name="Internet_20_link" text:visited-style-name="Visited_20_Internet_20_Link">What is the difference between an absolute and relative link?</text:a> <text:span text:style-name="T17">Absolute link is the address from the internet and relative link is the address of link inside the computer</text:span></text:p>
        </text:list-item>
        <text:list-item>
          <text:p text:style-name="P90"><text:a xlink:type="simple" xlink:href="https://www.theodinproject.com/paths/foundations/courses/foundations/lessons/links-and-images#images" text:style-name="Internet_20_link" text:visited-style-name="Visited_20_Internet_20_Link">What element is used to create an image?</text:a> <text:span text:style-name="T17">&lt;img src=”link”&gt;</text:span></text:p>
        </text:list-item>
        <text:list-item>
          <text:p text:style-name="P90"><text:a xlink:type="simple" xlink:href="https://www.theodinproject.com/paths/foundations/courses/foundations/lessons/links-and-images#two-attributes" text:style-name="Internet_20_link" text:visited-style-name="Visited_20_Internet_20_Link">What two attributes do images always need to have?</text:a> <text:span text:style-name="T17">Src and alt</text:span></text:p>
        </text:list-item>
        <text:list-item>
          <text:p text:style-name="P90"><text:a xlink:type="simple" xlink:href="https://www.theodinproject.com/paths/foundations/courses/foundations/lessons/links-and-images#parent-filepath" text:style-name="Internet_20_link" text:visited-style-name="Visited_20_Internet_20_Link">How do you access a parent directory in a filepath?</text:a> <text:span text:style-name="T1">../</text:span></text:p>
        </text:list-item>
        <text:list-item>
          <text:p text:style-name="P71"><text:a xlink:type="simple" xlink:href="https://www.internetingishard.com/html-and-css/links-and-images/#image-formats" office:target-frame-name="_blank" xlink:show="new" text:style-name="Internet_20_link" text:visited-style-name="Visited_20_Internet_20_Link">What are the four main image formats that you can use for images on the web?</text:a> <text:span text:style-name="T18">JPG, PNG, GIF, &amp; SVG</text:span></text:p>
        </text:list-item>
      </text:list>
      <text:p text:style-name="P14"/>
      <text:p text:style-name="P13">CSS Foundations</text:p>
      <text:list xml:id="list565298418" text:style-name="L10">
        <text:list-item>
          <text:p text:style-name="P91"><text:a xlink:type="simple" xlink:href="https://www.theodinproject.com/paths/foundations/courses/foundations/lessons/css-foundations#external-css" text:style-name="Internet_20_link" text:visited-style-name="Visited_20_Internet_20_Link">What are the main differences between external, internal, and inline CSS?</text:a> <text:span text:style-name="T19">Inline – CSS is in element. Internal – adding CSS in the HTML fileby using &lt;style&gt;&lt;/style&gt;. External – CSS in separate file like “styles.css”.</text:span></text:p>
        </text:list-item>
        <text:list-item>
          <text:p text:style-name="P91"><text:a xlink:type="simple" xlink:href="https://www.theodinproject.com/paths/foundations/courses/foundations/lessons/css-foundations#class-selectors" text:style-name="Internet_20_link" text:visited-style-name="Visited_20_Internet_20_Link">What is the syntax for class and ID selectors?</text:a> <text:span text:style-name="T19">Class=”class” &amp; ID=”id”; .class &amp; #id</text:span></text:p>
        </text:list-item>
        <text:list-item>
          <text:p text:style-name="P91"><text:a xlink:type="simple" xlink:href="https://www.theodinproject.com/paths/foundations/courses/foundations/lessons/css-foundations#grouping-selector" text:style-name="Internet_20_link" text:visited-style-name="Visited_20_Internet_20_Link">How would you apply a single rule to two different selectors?</text:a> <text:span text:style-name="T20">Class1, class2 { }</text:span></text:p>
        </text:list-item>
        <text:list-item>
          <text:p text:style-name="P91"><text:a xlink:type="simple" xlink:href="https://www.theodinproject.com/paths/foundations/courses/foundations/lessons/css-foundations#chaining-selectors" text:style-name="Internet_20_link" text:visited-style-name="Visited_20_Internet_20_Link">Given an element that has an id of </text:a><text:a xlink:type="simple" xlink:href="https://www.theodinproject.com/paths/foundations/courses/foundations/lessons/css-foundations#chaining-selectors" text:style-name="Internet_20_link" text:visited-style-name="Visited_20_Internet_20_Link"><text:span text:style-name="Source_20_Text">title</text:span></text:a><text:a xlink:type="simple" xlink:href="https://www.theodinproject.com/paths/foundations/courses/foundations/lessons/css-foundations#chaining-selectors" text:style-name="Internet_20_link" text:visited-style-name="Visited_20_Internet_20_Link"> and a class of </text:a><text:a xlink:type="simple" xlink:href="https://www.theodinproject.com/paths/foundations/courses/foundations/lessons/css-foundations#chaining-selectors" text:style-name="Internet_20_link" text:visited-style-name="Visited_20_Internet_20_Link"><text:span text:style-name="Source_20_Text">primary</text:span></text:a><text:a xlink:type="simple" xlink:href="https://www.theodinproject.com/paths/foundations/courses/foundations/lessons/css-foundations#chaining-selectors" text:style-name="Internet_20_link" text:visited-style-name="Visited_20_Internet_20_Link">, how would you use both attributes for a single rule?</text:a> <text:span text:style-name="T20">#title.primary</text:span></text:p>
        </text:list-item>
        <text:list-item>
          <text:p text:style-name="P91"><text:a xlink:type="simple" xlink:href="https://www.theodinproject.com/paths/foundations/courses/foundations/lessons/css-foundations#descendant-combinator-description" text:style-name="Internet_20_link" text:visited-style-name="Visited_20_Internet_20_Link">What does the descendant combinator do?</text:a> <text:span text:style-name="T20">It determines the inheritance of rules from parent to child.</text:span></text:p>
        </text:list-item>
        <text:list-item>
          <text:p text:style-name="P72"><text:a xlink:type="simple" xlink:href="https://www.theodinproject.com/paths/foundations/courses/foundations/lessons/css-foundations#high-specificity-class-type" text:style-name="Internet_20_link" text:visited-style-name="Visited_20_Internet_20_Link">Between a rule that uses one class selector and a rule that uses three type selectors, which rule has the higher specificity?</text:a> <text:span text:style-name="T20">The rule that uses three type selectors.</text:span></text:p>
        </text:list-item>
      </text:list>
      <text:p text:style-name="P15"/>
      <text:p text:style-name="P15"/>
      <text:p text:style-name="P23"><text:soft-page-break/>Inspecting HTML and CSS</text:p>
      <text:list xml:id="list1284909951" text:style-name="L11">
        <text:list-item>
          <text:p text:style-name="P92"><text:a xlink:type="simple" xlink:href="https://www.theodinproject.com/paths/foundations/courses/foundations/lessons/inspecting-html-and-css#inspecting-elements" text:style-name="Internet_20_link" text:visited-style-name="Visited_20_Internet_20_Link">How do you select a specific element on your page with your browser’s developer tools?</text:a> <text:span text:style-name="T22">Click the element from viewport.</text:span></text:p>
        </text:list-item>
        <text:list-item>
          <text:p text:style-name="P92"><text:a xlink:type="simple" xlink:href="https://www.theodinproject.com/paths/foundations/courses/foundations/lessons/inspecting-html-and-css#strikethrough" text:style-name="Internet_20_link" text:visited-style-name="Visited_20_Internet_20_Link">What does a strikethrough in a CSS element mean in your browser’s developer tools?</text:a> <text:span text:style-name="T22">It meant that the strikethroughed element is disregarded.</text:span></text:p>
        </text:list-item>
        <text:list-item>
          <text:p text:style-name="P73"><text:a xlink:type="simple" xlink:href="https://www.theodinproject.com/paths/foundations/courses/foundations/lessons/inspecting-html-and-css#testing-styles-in-the-inspector" text:style-name="Internet_20_link" text:visited-style-name="Visited_20_Internet_20_Link">How do you change CSS in real time on specific elements of a web page with your browser’s developer tools?</text:a> <text:span text:style-name="T22">By editing it in the styles tab.</text:span></text:p>
        </text:list-item>
      </text:list>
      <text:p text:style-name="Text_20_body"/>
      <text:p text:style-name="P17">The Box Model</text:p>
      <text:list xml:id="list1751371073" text:style-name="L12">
        <text:list-item>
          <text:p text:style-name="P74"><text:a xlink:type="simple" xlink:href="https://www.theodinproject.com/paths/foundations/courses/foundations/lessons/the-box-model#the-box-model" text:style-name="Internet_20_link" text:visited-style-name="Visited_20_Internet_20_Link">From inside to outside, what is the order of box-model properties?</text:a> <text:span text:style-name="T21">Content – Padding – Border - Margin</text:span></text:p>
        </text:list-item>
        <text:list-item>
          <text:p text:style-name="P74"><text:a xlink:type="simple" xlink:href="https://developer.mozilla.org/en-US/docs/Learn/CSS/Building_blocks/The_box_model#the_alternative_css_box_model" text:style-name="Internet_20_link" text:visited-style-name="Visited_20_Internet_20_Link">What does the </text:a><text:a xlink:type="simple" xlink:href="https://developer.mozilla.org/en-US/docs/Learn/CSS/Building_blocks/The_box_model#the_alternative_css_box_model" text:style-name="Internet_20_link" text:visited-style-name="Visited_20_Internet_20_Link"><text:span text:style-name="Source_20_Text">box-sizing</text:span></text:a><text:a xlink:type="simple" xlink:href="https://developer.mozilla.org/en-US/docs/Learn/CSS/Building_blocks/The_box_model#the_alternative_css_box_model" text:style-name="Internet_20_link" text:visited-style-name="Visited_20_Internet_20_Link"> CSS property do?</text:a> <text:span text:style-name="T21">It will change how the CSS treats the height and width you input. </text:span><text:span text:style-name="T1">“</text:span><text:span text:style-name="T21">box-sizing: border box ;” when you input the heigh and width it changes the OVERALL/</text:span><text:span text:style-name="T27">TOTAL</text:span><text:span text:style-name="T21"> height and width of the box model.</text:span></text:p>
        </text:list-item>
        <text:list-item>
          <text:p text:style-name="P74"><text:a xlink:type="simple" xlink:href="https://developer.mozilla.org/en-US/docs/Learn/CSS/Building_blocks/The_box_model#the_alternative_css_box_model" text:style-name="Internet_20_link" text:visited-style-name="Visited_20_Internet_20_Link">What is the difference between the standard and alternative box model?</text:a> <text:span text:style-name="T1">“</text:span><text:span text:style-name="T21">box-sizing: border box ;” when you input the heigh and width it changes the OVERALL/</text:span><text:span text:style-name="T28">TOTAL</text:span><text:span text:style-name="T21"> height and width of the box model.</text:span></text:p>
        </text:list-item>
        <text:list-item>
          <text:p text:style-name="P74"><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2 elements?</text:a> <text:span text:style-name="T21">I would use margin.</text:span></text:p>
        </text:list-item>
        <text:list-item>
          <text:p text:style-name="P74"><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to create more space between the contents of an element and its border?</text:a> <text:span text:style-name="T82">I would use padding.</text:span></text:p>
        </text:list-item>
        <text:list-item>
          <text:p text:style-name="P74"><text:a xlink:type="simple" xlink:href="https://developer.mozilla.org/en-US/docs/Learn/CSS/Building_blocks/The_box_model#margins_padding_and_borders" text:style-name="Internet_20_link" text:visited-style-name="Visited_20_Internet_20_Link">Would you use </text:a><text:a xlink:type="simple" xlink:href="https://developer.mozilla.org/en-US/docs/Learn/CSS/Building_blocks/The_box_model#margins_padding_and_borders" text:style-name="Internet_20_link" text:visited-style-name="Visited_20_Internet_20_Link"><text:span text:style-name="Source_20_Text">margin</text:span></text:a><text:a xlink:type="simple" xlink:href="https://developer.mozilla.org/en-US/docs/Learn/CSS/Building_blocks/The_box_model#margins_padding_and_borders" text:style-name="Internet_20_link" text:visited-style-name="Visited_20_Internet_20_Link"> or </text:a><text:a xlink:type="simple" xlink:href="https://developer.mozilla.org/en-US/docs/Learn/CSS/Building_blocks/The_box_model#margins_padding_and_borders" text:style-name="Internet_20_link" text:visited-style-name="Visited_20_Internet_20_Link"><text:span text:style-name="Source_20_Text">padding</text:span></text:a><text:a xlink:type="simple" xlink:href="https://developer.mozilla.org/en-US/docs/Learn/CSS/Building_blocks/The_box_model#margins_padding_and_borders" text:style-name="Internet_20_link" text:visited-style-name="Visited_20_Internet_20_Link"> if you wanted two elements to overlap each other?</text:a> <text:span text:style-name="T21">I would use margin, this concept is called Margin Collapsing.</text:span></text:p>
        </text:list-item>
      </text:list>
      <text:p text:style-name="P16"/>
      <text:p text:style-name="P18"><text:span text:style-name="T82">B</text:span>lock and Inline</text:p>
      <text:list xml:id="list4151835077" text:style-name="L13">
        <text:list-item>
          <text:p text:style-name="P93"><text:a xlink:type="simple" xlink:href="https://www.theodinproject.com/paths/foundations/courses/foundations/lessons/block-and-inline#block-inline-difference" text:style-name="Internet_20_link" text:visited-style-name="Visited_20_Internet_20_Link">What is the difference between a block element and an inline element?</text:a> “<text:span text:style-name="T23">Block” element break the content to a new row while “inline” stay in the same row seamlessly.</text:span></text:p>
        </text:list-item>
        <text:list-item>
          <text:p text:style-name="P93"><text:a xlink:type="simple" xlink:href="https://www.digitalocean.com/community/tutorials/css-display-inline-vs-inline-block" office:target-frame-name="_blank" xlink:show="new" text:style-name="Internet_20_link" text:visited-style-name="Visited_20_Internet_20_Link">What is the difference between an inline element and an inline-block element?</text:a> <text:span text:style-name="T23">When you “inline” the vertical aspects doesnt get respected and only the horizontal border, margins, padding.</text:span><text:span text:style-name="T83"> </text:span><text:span text:style-name="T23">But if you use “inline-block” both horizontal and vertical margin, border, padding gets respected.</text:span></text:p>
        </text:list-item>
        <text:list-item>
          <text:p text:style-name="P93"><text:a xlink:type="simple" xlink:href="https://www.w3schools.com/html/html_blocks.asp" office:target-frame-name="_blank" xlink:show="new" text:style-name="Internet_20_link" text:visited-style-name="Visited_20_Internet_20_Link">Is an </text:a><text:a xlink:type="simple" xlink:href="https://www.w3schools.com/html/html_blocks.asp" office:target-frame-name="_blank" xlink:show="new" text:style-name="Internet_20_link" text:visited-style-name="Visited_20_Internet_20_Link"><text:span text:style-name="Source_20_Text">h1</text:span></text:a><text:a xlink:type="simple" xlink:href="https://www.w3schools.com/html/html_blocks.asp" office:target-frame-name="_blank" xlink:show="new" text:style-name="Internet_20_link" text:visited-style-name="Visited_20_Internet_20_Link"> block or inline?</text:a> <text:span text:style-name="T23">&lt;h1&gt; is block.</text:span></text:p>
        </text:list-item>
        <text:list-item>
          <text:p text:style-name="P93"><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button</text:span></text:a><text:a xlink:type="simple" xlink:href="https://www.w3schools.com/html/html_blocks.asp" office:target-frame-name="_blank" xlink:show="new" text:style-name="Internet_20_link" text:visited-style-name="Visited_20_Internet_20_Link"> block or inline?</text:a> <text:span text:style-name="T23">&lt;button&gt; is inline.</text:span></text:p>
        </text:list-item>
        <text:list-item>
          <text:p text:style-name="P93"><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div</text:span></text:a><text:a xlink:type="simple" xlink:href="https://www.w3schools.com/html/html_blocks.asp" office:target-frame-name="_blank" xlink:show="new" text:style-name="Internet_20_link" text:visited-style-name="Visited_20_Internet_20_Link"> block or inline?</text:a> <text:span text:style-name="T23">&lt;div&gt; is block.</text:span></text:p>
        </text:list-item>
        <text:list-item>
          <text:p text:style-name="P75"><text:a xlink:type="simple" xlink:href="https://www.w3schools.com/html/html_blocks.asp" office:target-frame-name="_blank" xlink:show="new" text:style-name="Internet_20_link" text:visited-style-name="Visited_20_Internet_20_Link">Is </text:a><text:a xlink:type="simple" xlink:href="https://www.w3schools.com/html/html_blocks.asp" office:target-frame-name="_blank" xlink:show="new" text:style-name="Internet_20_link" text:visited-style-name="Visited_20_Internet_20_Link"><text:span text:style-name="Source_20_Text">span</text:span></text:a><text:a xlink:type="simple" xlink:href="https://www.w3schools.com/html/html_blocks.asp" office:target-frame-name="_blank" xlink:show="new" text:style-name="Internet_20_link" text:visited-style-name="Visited_20_Internet_20_Link"> block or inline?</text:a> <text:span text:style-name="T23">&lt;span&gt; is inline.</text:span></text:p>
        </text:list-item>
      </text:list>
      <text:p text:style-name="P19"/>
      <text:p text:style-name="P20"><text:soft-page-break/><text:span text:style-name="T83">I</text:span>ntroduction to Flexbox</text:p>
      <text:list xml:id="list1568482758" text:style-name="L14">
        <text:list-item>
          <text:p text:style-name="P94"><text:a xlink:type="simple" xlink:href="https://www.theodinproject.com/paths/foundations/courses/foundations/lessons/introduction-to-flexbox#flex-container-item-knowledge-check" text:style-name="Internet_20_link" text:visited-style-name="Visited_20_Internet_20_Link">What’s the difference between a flex container and a flex item?</text:a> <text:span text:style-name="T26">The container is where the flex item are situated and the flex item are the items in that container.</text:span><text:span text:style-name="T84"> </text:span><text:span text:style-name="T26">Like parent-child relationship or nesting.</text:span></text:p>
        </text:list-item>
        <text:list-item>
          <text:p text:style-name="P76"><text:a xlink:type="simple" xlink:href="https://www.theodinproject.com/paths/foundations/courses/foundations/lessons/introduction-to-flexbox#how-to-create-flex-item-knowledge-check" text:style-name="Internet_20_link" text:visited-style-name="Visited_20_Internet_20_Link">How do you create a flex item?</text:a> <text:span text:style-name="T26">Put “display: flex;” on the CSS style of the parent of the nested element.</text:span></text:p>
        </text:list-item>
      </text:list>
      <text:p text:style-name="P40"/>
      <text:p text:style-name="P21">Growing and Shrinking</text:p>
      <text:list xml:id="list3934487815" text:style-name="L15">
        <text:list-item>
          <text:p text:style-name="P77"><text:a xlink:type="simple" xlink:href="https://www.theodinproject.com/paths/foundations/courses/foundations/lessons/growing-and-shrinking#the-flex-shorthand" text:style-name="Internet_20_link" text:visited-style-name="Visited_20_Internet_20_Link">What are the 3 values defined in the shorthand </text:a><text:a xlink:type="simple" xlink:href="https://www.theodinproject.com/paths/foundations/courses/foundations/lessons/growing-and-shrinking#the-flex-shorthand" text:style-name="Internet_20_link" text:visited-style-name="Visited_20_Internet_20_Link"><text:span text:style-name="Source_20_Text">flex</text:span></text:a><text:a xlink:type="simple" xlink:href="https://www.theodinproject.com/paths/foundations/courses/foundations/lessons/growing-and-shrinking#the-flex-shorthand" text:style-name="Internet_20_link" text:visited-style-name="Visited_20_Internet_20_Link"> property (e.g. </text:a><text:a xlink:type="simple" xlink:href="https://www.theodinproject.com/paths/foundations/courses/foundations/lessons/growing-and-shrinking#the-flex-shorthand" text:style-name="Internet_20_link" text:visited-style-name="Visited_20_Internet_20_Link"><text:span text:style-name="Source_20_Text">flex: 1 1 auto</text:span></text:a><text:a xlink:type="simple" xlink:href="https://www.theodinproject.com/paths/foundations/courses/foundations/lessons/growing-and-shrinking#the-flex-shorthand" text:style-name="Internet_20_link" text:visited-style-name="Visited_20_Internet_20_Link">)?</text:a> <text:span text:style-name="T25">Flex-grow controls how the flex item enlarge, flex-shrink controls how the flex item gets smaller, and flex-basis controls the base size usually just use auto.</text:span></text:p>
        </text:list-item>
      </text:list>
      <text:p text:style-name="P40"/>
      <text:p text:style-name="P22">Axes</text:p>
      <text:list xml:id="list59863196" text:style-name="L16">
        <text:list-item>
          <text:p text:style-name="P95"><text:a xlink:type="simple" xlink:href="https://www.theodinproject.com/paths/foundations/courses/foundations/lessons/axes#flex-vertical" text:style-name="Internet_20_link" text:visited-style-name="Visited_20_Internet_20_Link">How do you make flex items arrange themselves vertically instead of horizontally?</text:a> <text:span text:style-name="T1">“</text:span><text:span text:style-name="T24">flex-direction: column ;”</text:span></text:p>
        </text:list-item>
        <text:list-item>
          <text:p text:style-name="P95"><text:a xlink:type="simple" xlink:href="https://www.theodinproject.com/paths/foundations/courses/foundations/lessons/axes#column-flex-basis" text:style-name="Internet_20_link" text:visited-style-name="Visited_20_Internet_20_Link">In a </text:a><text:a xlink:type="simple" xlink:href="https://www.theodinproject.com/paths/foundations/courses/foundations/lessons/axes#column-flex-basis" text:style-name="Internet_20_link" text:visited-style-name="Visited_20_Internet_20_Link"><text:span text:style-name="Source_20_Text">column</text:span></text:a><text:a xlink:type="simple" xlink:href="https://www.theodinproject.com/paths/foundations/courses/foundations/lessons/axes#column-flex-basis" text:style-name="Internet_20_link" text:visited-style-name="Visited_20_Internet_20_Link"> flex-container, what does </text:a><text:a xlink:type="simple" xlink:href="https://www.theodinproject.com/paths/foundations/courses/foundations/lessons/axes#column-flex-basis" text:style-name="Internet_20_link" text:visited-style-name="Visited_20_Internet_20_Link"><text:span text:style-name="Source_20_Text">flex-basis</text:span></text:a><text:a xlink:type="simple" xlink:href="https://www.theodinproject.com/paths/foundations/courses/foundations/lessons/axes#column-flex-basis" text:style-name="Internet_20_link" text:visited-style-name="Visited_20_Internet_20_Link"> refer to?</text:a> <text:span text:style-name="T24">The initial height of the flex-container.</text:span></text:p>
        </text:list-item>
        <text:list-item>
          <text:p text:style-name="P95"><text:a xlink:type="simple" xlink:href="https://www.theodinproject.com/paths/foundations/courses/foundations/lessons/axes#row-flex-basis" text:style-name="Internet_20_link" text:visited-style-name="Visited_20_Internet_20_Link">In a </text:a><text:a xlink:type="simple" xlink:href="https://www.theodinproject.com/paths/foundations/courses/foundations/lessons/axes#row-flex-basis" text:style-name="Internet_20_link" text:visited-style-name="Visited_20_Internet_20_Link"><text:span text:style-name="Source_20_Text">row</text:span></text:a><text:a xlink:type="simple" xlink:href="https://www.theodinproject.com/paths/foundations/courses/foundations/lessons/axes#row-flex-basis" text:style-name="Internet_20_link" text:visited-style-name="Visited_20_Internet_20_Link"> flex-container, what does </text:a><text:a xlink:type="simple" xlink:href="https://www.theodinproject.com/paths/foundations/courses/foundations/lessons/axes#row-flex-basis" text:style-name="Internet_20_link" text:visited-style-name="Visited_20_Internet_20_Link"><text:span text:style-name="Source_20_Text">flex-basis</text:span></text:a><text:a xlink:type="simple" xlink:href="https://www.theodinproject.com/paths/foundations/courses/foundations/lessons/axes#row-flex-basis" text:style-name="Internet_20_link" text:visited-style-name="Visited_20_Internet_20_Link"> refer to?</text:a> <text:span text:style-name="T24">The initial width of the flex-container.</text:span></text:p>
        </text:list-item>
        <text:list-item>
          <text:p text:style-name="P78"><text:a xlink:type="simple" xlink:href="https://www.theodinproject.com/paths/foundations/courses/foundations/lessons/axes#flex-axes" text:style-name="Internet_20_link" text:visited-style-name="Visited_20_Internet_20_Link">Why do the previous two questions have different answers?</text:a> <text:span text:style-name="T24">Flex-container have 2-different axes and it changes when you use “flex-direction.”</text:span></text:p>
        </text:list-item>
      </text:list>
      <text:p text:style-name="P40"/>
      <text:p text:style-name="P24">Alignment</text:p>
      <text:list xml:id="list1280977691" text:style-name="L17">
        <text:list-item>
          <text:p text:style-name="P96"><text:a xlink:type="simple" xlink:href="https://developer.mozilla.org/en-US/docs/Web/CSS/CSS_Flexible_Box_Layout/Aligning_Items_in_a_Flex_Container" office:target-frame-name="_blank" xlink:show="new" text:style-name="Internet_20_link" text:visited-style-name="Visited_20_Internet_20_Link"><text:span text:style-name="T85">What is the difference between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5">justify-content</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5"> and </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Source_20_Text"><text:span text:style-name="T85">align-items</text:span></text:span></text:a><text:a xlink:type="simple" xlink:href="https://developer.mozilla.org/en-US/docs/Web/CSS/CSS_Flexible_Box_Layout/Aligning_Items_in_a_Flex_Container" office:target-frame-name="_blank" xlink:show="new" text:style-name="Internet_20_link" text:visited-style-name="Visited_20_Internet_20_Link"><text:span text:style-name="T85">?</text:span></text:a><text:span text:style-name="T85"> </text:span><text:span text:style-name="T29">Justify-content moves the content along the main axis. Align-items moves the content along the cross-axis.</text:span></text:p>
        </text:list-item>
        <text:list-item>
          <text:p text:style-name="P96"><text:a xlink:type="simple" xlink:href="https://developer.mozilla.org/en-US/docs/Web/CSS/CSS_Flexible_Box_Layout/Aligning_Items_in_a_Flex_Container" office:target-frame-name="_blank" xlink:show="new" text:style-name="Internet_20_link" text:visited-style-name="Visited_20_Internet_20_Link"><text:span text:style-name="T85">How do you use flexbox to completely center a div inside a flex container?</text:span></text:a><text:span text:style-name="T85"> </text:span><text:span text:style-name="T29">Use justify-content: center; and align-items; center;</text:span></text:p>
        </text:list-item>
        <text:list-item>
          <text:p text:style-name="P134"><text:a xlink:type="simple" xlink:href="https://css-tricks.com/snippets/css/a-guide-to-flexbox/" office:target-frame-name="_blank" xlink:show="new" text:style-name="Internet_20_link" text:visited-style-name="Visited_20_Internet_20_Link"><text:span text:style-name="T85">What’s the difference between </text:span></text:a><text:a xlink:type="simple" xlink:href="https://css-tricks.com/snippets/css/a-guide-to-flexbox/" office:target-frame-name="_blank" xlink:show="new" text:style-name="Internet_20_link" text:visited-style-name="Visited_20_Internet_20_Link"><text:span text:style-name="Source_20_Text"><text:span text:style-name="T85">justify-content: space-between</text:span></text:span></text:a><text:a xlink:type="simple" xlink:href="https://css-tricks.com/snippets/css/a-guide-to-flexbox/" office:target-frame-name="_blank" xlink:show="new" text:style-name="Internet_20_link" text:visited-style-name="Visited_20_Internet_20_Link"><text:span text:style-name="T85"> and </text:span></text:a><text:a xlink:type="simple" xlink:href="https://css-tricks.com/snippets/css/a-guide-to-flexbox/" office:target-frame-name="_blank" xlink:show="new" text:style-name="Internet_20_link" text:visited-style-name="Visited_20_Internet_20_Link"><text:span text:style-name="Source_20_Text"><text:span text:style-name="T85">justify-content: space-around</text:span></text:span></text:a><text:a xlink:type="simple" xlink:href="https://css-tricks.com/snippets/css/a-guide-to-flexbox/" office:target-frame-name="_blank" xlink:show="new" text:style-name="Internet_20_link" text:visited-style-name="Visited_20_Internet_20_Link"><text:span text:style-name="T85">?</text:span></text:a><text:span text:style-name="T85"> </text:span><text:span text:style-name="T29">Space-between have no space between the edge and the content while around have.</text:span></text:p>
        </text:list-item>
      </text:list>
      <text:p text:style-name="P16"/>
      <text:p text:style-name="P44">Javascript Fundamentals Part 1</text:p>
      <text:list xml:id="list74340211" text:style-name="L18">
        <text:list-item>
          <text:p text:style-name="P97"><text:a xlink:type="simple" xlink:href="https://www.theodinproject.com/paths/foundations/courses/foundations/lessons/fundamentals-part-1#variable-declaration" text:style-name="Internet_20_link" text:visited-style-name="Visited_20_Internet_20_Link"><text:span text:style-name="T85">Name the three ways to declare a variable</text:span></text:a><text:span text:style-name="T85">? </text:span><text:span text:style-name="T30">var, let, const</text:span></text:p>
        </text:list-item>
        <text:list-item>
          <text:p text:style-name="P97"><text:a xlink:type="simple" xlink:href="https://www.theodinproject.com/paths/foundations/courses/foundations/lessons/fundamentals-part-1#avoid-var" text:style-name="Internet_20_link" text:visited-style-name="Visited_20_Internet_20_Link"><text:span text:style-name="T85">Which of the three variable declarations should you avoid and why?</text:span></text:a><text:span text:style-name="T85"> </text:span><text:span text:style-name="T30">Var because it’s old.</text:span></text:p>
        </text:list-item>
        <text:list-item>
          <text:p text:style-name="P97"><text:soft-page-break/><text:a xlink:type="simple" xlink:href="https://javascript.info/variables#variable-naming" office:target-frame-name="_blank" xlink:show="new" text:style-name="Internet_20_link" text:visited-style-name="Visited_20_Internet_20_Link"><text:span text:style-name="T85">What rules should you follow when naming variables?</text:span></text:a><text:span text:style-name="T85"> </text:span><text:span text:style-name="T30">Letters, numbers, $, _ only. Numbers not allowed at the start. Also its better like this newUser.</text:span></text:p>
        </text:list-item>
        <text:list-item>
          <text:p text:style-name="P97"><text:a xlink:type="simple" xlink:href="https://javascript.info/operators#string-concatenation-with-binary" office:target-frame-name="_blank" xlink:show="new" text:style-name="Internet_20_link" text:visited-style-name="Visited_20_Internet_20_Link"><text:span text:style-name="T85">What should you look out for when using the </text:span></text:a><text:a xlink:type="simple" xlink:href="https://javascript.info/operators#string-concatenation-with-binary" office:target-frame-name="_blank" xlink:show="new" text:style-name="Internet_20_link" text:visited-style-name="Visited_20_Internet_20_Link"><text:span text:style-name="Source_20_Text"><text:span text:style-name="T85">+</text:span></text:span></text:a><text:a xlink:type="simple" xlink:href="https://javascript.info/operators#string-concatenation-with-binary" office:target-frame-name="_blank" xlink:show="new" text:style-name="Internet_20_link" text:visited-style-name="Visited_20_Internet_20_Link"><text:span text:style-name="T85"> operator with numbers and strings?</text:span></text:a><text:span text:style-name="T85"> </text:span><text:span text:style-name="T30">Strings + number = strings. Number + number = number. Strings + string = string. Number + number + string = numberstring. String + number + number = string.</text:span></text:p>
        </text:list-item>
        <text:list-item>
          <text:p text:style-name="P97"><text:a xlink:type="simple" xlink:href="https://javascript.info/operators#remainder" office:target-frame-name="_blank" xlink:show="new" text:style-name="Internet_20_link" text:visited-style-name="Visited_20_Internet_20_Link"><text:span text:style-name="T85">How does the </text:span></text:a><text:a xlink:type="simple" xlink:href="https://javascript.info/operators#remainder" office:target-frame-name="_blank" xlink:show="new" text:style-name="Internet_20_link" text:visited-style-name="Visited_20_Internet_20_Link"><text:span text:style-name="Source_20_Text"><text:span text:style-name="T85">%</text:span></text:span></text:a><text:a xlink:type="simple" xlink:href="https://javascript.info/operators#remainder" office:target-frame-name="_blank" xlink:show="new" text:style-name="Internet_20_link" text:visited-style-name="Visited_20_Internet_20_Link"><text:span text:style-name="T85"> operator work?</text:span></text:a><text:span text:style-name="T85"> </text:span><text:span text:style-name="T32">It returns the remainder of the division between two operands. Example: 5%2 = 1</text:span></text:p>
        </text:list-item>
        <text:list-item>
          <text:p text:style-name="P97"><text:a xlink:type="simple" xlink:href="https://www.w3schools.com/js/js_numbers.asp" office:target-frame-name="_blank" xlink:show="new" text:style-name="Internet_20_link" text:visited-style-name="Visited_20_Internet_20_Link"><text:span text:style-name="T85">Explain the difference between </text:span></text:a><text:a xlink:type="simple" xlink:href="https://www.w3schools.com/js/js_numbers.asp" office:target-frame-name="_blank" xlink:show="new" text:style-name="Internet_20_link" text:visited-style-name="Visited_20_Internet_20_Link"><text:span text:style-name="Source_20_Text"><text:span text:style-name="T85">==</text:span></text:span></text:a><text:a xlink:type="simple" xlink:href="https://www.w3schools.com/js/js_numbers.asp" office:target-frame-name="_blank" xlink:show="new" text:style-name="Internet_20_link" text:visited-style-name="Visited_20_Internet_20_Link"><text:span text:style-name="T85"> and </text:span></text:a><text:a xlink:type="simple" xlink:href="https://www.w3schools.com/js/js_numbers.asp" office:target-frame-name="_blank" xlink:show="new" text:style-name="Internet_20_link" text:visited-style-name="Visited_20_Internet_20_Link"><text:span text:style-name="Source_20_Text"><text:span text:style-name="T85">===</text:span></text:span></text:a><text:a xlink:type="simple" xlink:href="https://www.w3schools.com/js/js_numbers.asp" office:target-frame-name="_blank" xlink:show="new" text:style-name="Internet_20_link" text:visited-style-name="Visited_20_Internet_20_Link"><text:span text:style-name="T85">.</text:span></text:a><text:span text:style-name="T31"> </text:span><text:span text:style-name="T32">=== is far more stricter than ==. Advisable to always use ===.</text:span></text:p>
        </text:list-item>
        <text:list-item>
          <text:p text:style-name="P97"><text:a xlink:type="simple" xlink:href="https://www.w3schools.com/js/js_numbers.asp" office:target-frame-name="_blank" xlink:show="new" text:style-name="Internet_20_link" text:visited-style-name="Visited_20_Internet_20_Link"><text:span text:style-name="T85">When would you receive a </text:span></text:a><text:a xlink:type="simple" xlink:href="https://www.w3schools.com/js/js_numbers.asp" office:target-frame-name="_blank" xlink:show="new" text:style-name="Internet_20_link" text:visited-style-name="Visited_20_Internet_20_Link"><text:span text:style-name="Source_20_Text"><text:span text:style-name="T85">NaN</text:span></text:span></text:a><text:a xlink:type="simple" xlink:href="https://www.w3schools.com/js/js_numbers.asp" office:target-frame-name="_blank" xlink:show="new" text:style-name="Internet_20_link" text:visited-style-name="Visited_20_Internet_20_Link"><text:span text:style-name="T85"> result?</text:span></text:a><text:span text:style-name="T85"> </text:span><text:span text:style-name="T33">When you use a string in arithmetic.</text:span></text:p>
        </text:list-item>
        <text:list-item>
          <text:p text:style-name="P97"><text:a xlink:type="simple" xlink:href="https://javascript.info/operators#increment-decrement" office:target-frame-name="_blank" xlink:show="new" text:style-name="Internet_20_link" text:visited-style-name="Visited_20_Internet_20_Link"><text:span text:style-name="T85">How do you increment and decrement a number?</text:span></text:a><text:span text:style-name="T85"> </text:span><text:span text:style-name="T33">Using ++ &amp; --. Example a++;</text:span></text:p>
        </text:list-item>
        <text:list-item>
          <text:p text:style-name="P97"><text:a xlink:type="simple" xlink:href="https://javascript.info/operators#increment-decrement" office:target-frame-name="_blank" xlink:show="new" text:style-name="Internet_20_link" text:visited-style-name="Visited_20_Internet_20_Link"><text:span text:style-name="T85">Explain the difference between prefixing and post-fixing increment/decrement operators.</text:span></text:a><text:span text:style-name="T86"> </text:span><text:span text:style-name="T33">Prefixing returns the new value. Postfixing returns the old value.</text:span></text:p>
        </text:list-item>
        <text:list-item>
          <text:p text:style-name="P97"><text:a xlink:type="simple" xlink:href="https://javascript.info/operators#operator-precedence" office:target-frame-name="_blank" xlink:show="new" text:style-name="Internet_20_link" text:visited-style-name="Visited_20_Internet_20_Link"><text:span text:style-name="T85">What is operator precedence and how is it handled in JS?</text:span></text:a><text:span text:style-name="T85"> </text:span><text:span text:style-name="T33">It is the priority list of what command, operator, or symbol will be executed first.</text:span></text:p>
        </text:list-item>
        <text:list-item>
          <text:p text:style-name="P97"><text:a xlink:type="simple" xlink:href="https://www.theodinproject.com/paths/foundations/courses/foundations/lessons/fundamentals-part-1#access-devTools-console" text:style-name="Internet_20_link" text:visited-style-name="Visited_20_Internet_20_Link"><text:span text:style-name="T85">How do you access developer tools and the console?</text:span></text:a><text:span text:style-name="T85"> </text:span><text:span text:style-name="T33">Inspect Element then console tab.</text:span></text:p>
        </text:list-item>
        <text:list-item>
          <text:p text:style-name="P97"><text:a xlink:type="simple" xlink:href="https://www.theodinproject.com/paths/foundations/courses/foundations/lessons/fundamentals-part-1#console-log" text:style-name="Internet_20_link" text:visited-style-name="Visited_20_Internet_20_Link"><text:span text:style-name="T85">How do you log information to the console?</text:span></text:a><text:span text:style-name="T85"> </text:span><text:span text:style-name="T33">Console.log() or just type it in directly in the console.</text:span></text:p>
        </text:list-item>
        <text:list-item>
          <text:p text:style-name="P135"><text:a xlink:type="simple" xlink:href="https://javascript.info/operators#numeric-conversion-unary" office:target-frame-name="_blank" xlink:show="new" text:style-name="Internet_20_link" text:visited-style-name="Visited_20_Internet_20_Link"><text:span text:style-name="T85">What does unary plus operator do to string representations of integers?</text:span></text:a><text:span text:style-name="T85"> </text:span><text:span text:style-name="T33">It is the shorthand for Number(). It converts the string into numbers if they have the equivalent.</text:span></text:p>
        </text:list-item>
      </text:list>
      <text:p text:style-name="Text_20_body"/>
      <text:p text:style-name="P25">Javascript Fundamentals Part 2</text:p>
      <text:list xml:id="list2908055406" text:style-name="L19">
        <text:list-item>
          <text:p text:style-name="P98"><text:a xlink:type="simple" xlink:href="https://javascript.info/types#summary" office:target-frame-name="_blank" xlink:show="new" text:style-name="Internet_20_link" text:visited-style-name="Visited_20_Internet_20_Link"><text:span text:style-name="T85">What are the eight data types in JavaScript?</text:span></text:a><text:span text:style-name="T85"> </text:span><text:span text:style-name="T34">Number, bigint, string, boolean, null, undefined, object, &amp; symbols.</text:span></text:p>
        </text:list-item>
        <text:list-item>
          <text:p text:style-name="P98"><text:a xlink:type="simple" xlink:href="https://javascript.info/types#objects-and-symbols" office:target-frame-name="_blank" xlink:show="new" text:style-name="Internet_20_link" text:visited-style-name="Visited_20_Internet_20_Link"><text:span text:style-name="T85">Which data type is NOT primitive?</text:span></text:a><text:span text:style-name="T85"> </text:span><text:span text:style-name="T34">Object because all other data types contain only a single thing while object compose of many different.</text:span></text:p>
        </text:list-item>
        <text:list-item>
          <text:p text:style-name="P98"><text:a xlink:type="simple" xlink:href="https://javascript.info/types#the-null-value" office:target-frame-name="_blank" xlink:show="new" text:style-name="Internet_20_link" text:visited-style-name="Visited_20_Internet_20_Link"><text:span text:style-name="T85">What is the relationship between null and undefined?</text:span></text:a><text:span text:style-name="T85"> </text:span><text:span text:style-name="T34">Null contains unknown value while undefined contains unassigned values. Null – “nothing”; Undefined – “value is not assigned”.</text:span></text:p>
        </text:list-item>
        <text:list-item>
          <text:p text:style-name="P98"><text:a xlink:type="simple" xlink:href="https://developer.mozilla.org/en-US/docs/Learn/JavaScript/First_steps/Strings#single_quotes_vs._double_quotes" office:target-frame-name="_blank" xlink:show="new" text:style-name="Internet_20_link" text:visited-style-name="Visited_20_Internet_20_Link"><text:span text:style-name="T85">What is the difference between single, double, and backtick quotes for strings?</text:span></text:a><text:span text:style-name="T85"> </text:span><text:span text:style-name="T31">‘’ </text:span><text:span text:style-name="T35">&amp; “” are the same while `&lt;--string--&gt;` allows <text:s/>the use of ${variable} to make it easier concatenating.</text:span></text:p>
        </text:list-item>
        <text:list-item>
          <text:p text:style-name="P98"><text:a xlink:type="simple" xlink:href="https://developer.mozilla.org/en-US/docs/Learn/JavaScript/First_steps/Strings#concatenating_strings" office:target-frame-name="_blank" xlink:show="new" text:style-name="Internet_20_link" text:visited-style-name="Visited_20_Internet_20_Link"><text:span text:style-name="T85">What is the term for embedding variables/expressions in a string?</text:span></text:a><text:span text:style-name="T85"> </text:span><text:span text:style-name="T35">Template literal and it is shown like this ` sample string ${variable}`.</text:span></text:p>
        </text:list-item>
        <text:list-item>
          <text:p text:style-name="P98"><text:a xlink:type="simple" xlink:href="https://developer.mozilla.org/en-US/docs/Learn/JavaScript/First_steps/Strings#concatenating_strings" office:target-frame-name="_blank" xlink:show="new" text:style-name="Internet_20_link" text:visited-style-name="Visited_20_Internet_20_Link"><text:span text:style-name="T85">Which type of quote lets you embed variables/expressions in a string?</text:span></text:a><text:span text:style-name="T85"> </text:span><text:span text:style-name="T35">Backtick quotes (` `).</text:span></text:p>
        </text:list-item>
        <text:list-item>
          <text:p text:style-name="P98"><text:soft-page-break/><text:a xlink:type="simple" xlink:href="https://developer.mozilla.org/en-US/docs/Learn/JavaScript/First_steps/Strings#concatenating_strings" office:target-frame-name="_blank" xlink:show="new" text:style-name="Internet_20_link" text:visited-style-name="Visited_20_Internet_20_Link"><text:span text:style-name="T85">How do you embed variables/expressions in a string?</text:span></text:a><text:span text:style-name="T85"> </text:span><text:span text:style-name="T35">`sample string ${variables/expressions}`</text:span></text:p>
        </text:list-item>
        <text:list-item>
          <text:p text:style-name="P98"><text:a xlink:type="simple" xlink:href="https://developer.mozilla.org/en-US/docs/Learn/JavaScript/First_steps/Strings#escaping_characters_in_a_string" office:target-frame-name="_blank" xlink:show="new" text:style-name="Internet_20_link" text:visited-style-name="Visited_20_Internet_20_Link"><text:span text:style-name="T85">How do you escape characters in a string?</text:span></text:a><text:span text:style-name="T85"> </text:span><text:span text:style-name="T35">Putting forward slash ( \ ) just before the quote symbols. ‘It\’s showtime’</text:span></text:p>
        </text:list-item>
        <text:list-item>
          <text:p text:style-name="P98"><text:a xlink:type="simple" xlink:href="https://www.w3schools.com/js/js_string_methods.asp" office:target-frame-name="_blank" xlink:show="new" text:style-name="Internet_20_link" text:visited-style-name="Visited_20_Internet_20_Link"><text:span text:style-name="T85">What is the difference between the slice/substring/substr string methods?</text:span></text:a><text:span text:style-name="T85"> </text:span><text:span text:style-name="T35">Slice and substring are just the same their </text:span><text:span text:style-name="T36">parameters</text:span><text:span text:style-name="T35"> are the start and end of the slice, slice(start, end). </text:span><text:span text:style-name="T36">Though substring cannot accept negative parameters.</text:span><text:span text:style-name="T35"> While substr </text:span><text:span text:style-name="T36">parameters</text:span><text:span text:style-name="T35"> are start and length, substr(start, length)</text:span></text:p>
        </text:list-item>
        <text:list-item>
          <text:p text:style-name="P98"><text:a xlink:type="simple" xlink:href="http://javascript.info/logical-operators" office:target-frame-name="_blank" xlink:show="new" text:style-name="Internet_20_link" text:visited-style-name="Visited_20_Internet_20_Link"><text:span text:style-name="T85">What are the three logical operators and what do they stand for?</text:span></text:a><text:span text:style-name="T87"> OR (||) - if both or either of the arguments are true then return TRUE otherwise FALSE. AND (&amp;&amp;) - if only both of the arguments are true then return TRUE otherwise FALSE. NOT (!) - reverse the resulting boolean result into the opposite.</text:span></text:p>
        </text:list-item>
        <text:list-item>
          <text:p text:style-name="P98"><text:a xlink:type="simple" xlink:href="https://javascript.info/comparison" office:target-frame-name="_blank" xlink:show="new" text:style-name="Internet_20_link" text:visited-style-name="Visited_20_Internet_20_Link"><text:span text:style-name="T85">What are the comparison operators?</text:span></text:a><text:span text:style-name="T85"> </text:span><text:span text:style-name="T36">Less than (&lt;), greater than (&gt;), equal (==), not equal (!=), less than or equal (&lt;=), greater than or equal (&gt;=), strictly equal (===), strictly not equal (!==).</text:span></text:p>
        </text:list-item>
        <text:list-item>
          <text:p text:style-name="P98"><text:a xlink:type="simple" xlink:href="https://javascript.info/ifelse#boolean-conversion" office:target-frame-name="_blank" xlink:show="new" text:style-name="Internet_20_link" text:visited-style-name="Visited_20_Internet_20_Link"><text:span text:style-name="T85">What are truthy and falsy values?</text:span></text:a><text:span text:style-name="T85"> </text:span><text:span text:style-name="T36">They are the values that will return into boolean. Example. “”, 0, NaN, null, undefined are considered falsy so they can be returned as FALSE boolean. While any other are returned as TRUE boolean.</text:span></text:p>
        </text:list-item>
        <text:list-item>
          <text:p text:style-name="P98"><text:a xlink:type="simple" xlink:href="https://javascript.info/ifelse#boolean-conversion" office:target-frame-name="_blank" xlink:show="new" text:style-name="Internet_20_link" text:visited-style-name="Visited_20_Internet_20_Link"><text:span text:style-name="T85">What are the falsy values in JavaScript?</text:span></text:a><text:span text:style-name="T85"> </text:span><text:span text:style-name="T31">“”, </text:span><text:span text:style-name="T37">0, NaN, null, undefined.</text:span></text:p>
        </text:list-item>
        <text:list-item>
          <text:p text:style-name="P99"><text:a xlink:type="simple" xlink:href="https://www.w3schools.com/js/js_if_else.asp" office:target-frame-name="_blank" xlink:show="new" text:style-name="Internet_20_link" text:visited-style-name="Visited_20_Internet_20_Link"><text:span text:style-name="T85">What are conditionals?</text:span></text:a><text:span text:style-name="T85"> </text:span><text:span text:style-name="T87">If () - if true then execute code. If else () - if above is false then try if this is true then execute code. Else () - if both if and if else are false then just execute this code.</text:span></text:p>
        </text:list-item>
        <text:list-item>
          <text:p text:style-name="P99"><text:a xlink:type="simple" xlink:href="https://developer.mozilla.org/en-US/docs/Learn/JavaScript/Building_blocks/conditionals#basic_if_..._else_syntax" office:target-frame-name="_blank" xlink:show="new" text:style-name="Internet_20_link" text:visited-style-name="Visited_20_Internet_20_Link"><text:span text:style-name="T85">What is the syntax for an if/else conditional?</text:span></text:a><text:span text:style-name="T85"> </text:span></text:p>
          <text:p text:style-name="P100">if (condition) {</text:p>
          <text:p text:style-name="P100">code;</text:p>
          <text:p text:style-name="P100">} else if (condition) {</text:p>
          <text:p text:style-name="P100">code;</text:p>
          <text:p text:style-name="P100">} else {</text:p>
          <text:p text:style-name="P100">code;</text:p>
        </text:list-item>
      </text:list>
      <text:p text:style-name="P42"/>
      <text:p text:style-name="P42"/>
      <text:p text:style-name="P42"/>
      <text:p text:style-name="P42"/>
      <text:p text:style-name="P42"/>
      <text:p text:style-name="P42"/>
      <text:list xml:id="list222335942491492" text:continue-numbering="true" text:style-name="L19">
        <text:list-item>
          <text:p text:style-name="P98"><text:a xlink:type="simple" xlink:href="https://developer.mozilla.org/en-US/docs/Learn/JavaScript/Building_blocks/conditionals#switch_statements" office:target-frame-name="_blank" xlink:show="new" text:style-name="Internet_20_link" text:visited-style-name="Visited_20_Internet_20_Link"><text:span text:style-name="T85">What is the syntax for a switch statement?</text:span></text:a></text:p>
          <text:p text:style-name="P101"><text:soft-page-break/><text:span text:style-name="T85">switch(condition/</text:span><text:span text:style-name="T88">expression</text:span><text:span text:style-name="T85">){</text:span></text:p>
          <text:p text:style-name="P100">case firstChoice:</text:p>
          <text:list>
            <text:list-header>
              <text:p text:style-name="P100">run this code if true;</text:p>
              <text:p text:style-name="P100">break;</text:p>
            </text:list-header>
          </text:list>
        </text:list-item>
      </text:list>
      <text:p text:style-name="P42"><text:tab/>case secondChoice:</text:p>
      <text:p text:style-name="P42"><text:tab/><text:tab/>run this code if firstChoice is false;</text:p>
      <text:p text:style-name="P42"><text:tab/><text:tab/>break;</text:p>
      <text:p text:style-name="P42"><text:tab/>default:</text:p>
      <text:p text:style-name="P42"><text:tab/><text:tab/>run this code if nothing returned true;</text:p>
      <text:list xml:id="list222336187240309" text:continue-numbering="true" text:style-name="L19">
        <text:list-item>
          <text:p text:style-name="P98"><text:a xlink:type="simple" xlink:href="https://developer.mozilla.org/en-US/docs/Learn/JavaScript/Building_blocks/conditionals#ternary_operator" office:target-frame-name="_blank" xlink:show="new" text:style-name="Internet_20_link" text:visited-style-name="Visited_20_Internet_20_Link"><text:span text:style-name="T85">What is the syntax for a ternary operator?</text:span></text:a><text:span text:style-name="T85"> </text:span><text:span text:style-name="T37">(condition) ? Run this if true : Run this if false</text:span></text:p>
        </text:list-item>
        <text:list-item>
          <text:p text:style-name="P136"><text:a xlink:type="simple" xlink:href="https://developer.mozilla.org/en-US/docs/Learn/JavaScript/Building_blocks/conditionals#nesting_if_..._else" office:target-frame-name="_blank" xlink:show="new" text:style-name="Internet_20_link" text:visited-style-name="Visited_20_Internet_20_Link"><text:span text:style-name="T85">What is nesting?</text:span></text:a><text:span text:style-name="T85"> </text:span><text:span text:style-name="T37">Putting conditionals inside of a conditional to nest or branch more conditionals.</text:span></text:p>
        </text:list-item>
      </text:list>
      <text:p text:style-name="P15"/>
      <text:p text:style-name="P26">JavaScript Developer Tools (Chrome DevTools)</text:p>
      <text:list xml:id="list3636359757" text:style-name="L20">
        <text:list-item>
          <text:p text:style-name="P103"><text:a xlink:type="simple" xlink:href="https://www.theodinproject.com/paths/foundations/courses/foundations/lessons/javascript-developer-tools#opening-dev-tools" text:style-name="Internet_20_link" text:visited-style-name="Visited_20_Internet_20_Link"><text:span text:style-name="T85">How do you open developer tools?</text:span></text:a><text:span text:style-name="T85"> </text:span><text:span text:style-name="T38">Right-click then Inspect</text:span></text:p>
        </text:list-item>
        <text:list-item>
          <text:p text:style-name="P103"><text:a xlink:type="simple" xlink:href="https://developer.chrome.com/docs/devtools/device-mode/" office:target-frame-name="_blank" xlink:show="new" text:style-name="Internet_20_link" text:visited-style-name="Visited_20_Internet_20_Link"><text:span text:style-name="T85">How do you change screen size of a website using developer tools?</text:span></text:a><text:span text:style-name="T38"> By clicking the emulate mobile button.</text:span></text:p>
        </text:list-item>
        <text:list-item>
          <text:p text:style-name="P103"><text:a xlink:type="simple" xlink:href="https://developer.chrome.com/docs/devtools/javascript/breakpoints/" office:target-frame-name="_blank" xlink:show="new" text:style-name="Internet_20_link" text:visited-style-name="Visited_20_Internet_20_Link"><text:span text:style-name="T85">What is a breakpoint?</text:span></text:a><text:span text:style-name="T85"> </text:span><text:span text:style-name="T38">It’s where the code will pause when you execute it so you can test and debug things much more easier.</text:span></text:p>
        </text:list-item>
        <text:list-item>
          <text:p text:style-name="P137"><text:a xlink:type="simple" xlink:href="https://developer.chrome.com/docs/devtools/javascript/breakpoints/#loc" office:target-frame-name="_blank" xlink:show="new" text:style-name="Internet_20_link" text:visited-style-name="Visited_20_Internet_20_Link"><text:span text:style-name="T85">How do you set a breakpoint?</text:span></text:a><text:span text:style-name="T85"> </text:span><text:span text:style-name="T38">Line breakpoint by clicking the line number and the whole line will highlight in blue. Event Listener Breakpoint by picking the kind of event listener your code you want to pause or breakpoint.</text:span></text:p>
        </text:list-item>
      </text:list>
      <text:p text:style-name="P9"/>
      <text:p text:style-name="P27">Javascript Fundamentals Part 3</text:p>
      <text:list xml:id="list609615898" text:style-name="L21">
        <text:list-item>
          <text:p text:style-name="P104"><text:a xlink:type="simple" xlink:href="https://developer.mozilla.org/en-US/docs/Learn/JavaScript/Building_blocks/Functions" office:target-frame-name="_blank" xlink:show="new" text:style-name="Internet_20_link" text:visited-style-name="Visited_20_Internet_20_Link"><text:span text:style-name="T85">What are functions useful for?</text:span></text:a><text:span text:style-name="T85"> </text:span><text:span text:style-name="T39">To creat and easily use functions that you use constantly.</text:span></text:p>
        </text:list-item>
        <text:list-item>
          <text:p text:style-name="P104"><text:a xlink:type="simple" xlink:href="https://developer.mozilla.org/en-US/docs/Learn/JavaScript/Building_blocks/Functions#invoking_functions" office:target-frame-name="_blank" xlink:show="new" text:style-name="Internet_20_link" text:visited-style-name="Visited_20_Internet_20_Link"><text:span text:style-name="T85">How do you invoke a function?</text:span></text:a><text:span text:style-name="T85"> </text:span><text:span text:style-name="T39">By typing the function name together with (). Example: function functionName(){</text:span></text:p>
          <text:p text:style-name="P102">&lt;code to execute&gt;;</text:p>
          <text:p text:style-name="P102">}</text:p>
          <text:p text:style-name="P102">and to call that function is just type functionName();</text:p>
        </text:list-item>
        <text:list-item>
          <text:p text:style-name="P104"><text:a xlink:type="simple" xlink:href="https://developer.mozilla.org/en-US/docs/Learn/JavaScript/Building_blocks/Functions#anonymous_functions_and_arrow_functions" office:target-frame-name="_blank" xlink:show="new" text:style-name="Internet_20_link" text:visited-style-name="Visited_20_Internet_20_Link"><text:span text:style-name="T85">What are anonymous functions?</text:span></text:a><text:span text:style-name="T85"> </text:span><text:span text:style-name="T39">Function that doesnt have name and will only used for that scenario so you didnt bother naming it.</text:span></text:p>
        </text:list-item>
        <text:list-item>
          <text:p text:style-name="P104"><text:soft-page-break/><text:a xlink:type="simple" xlink:href="https://developer.mozilla.org/en-US/docs/Learn/JavaScript/Building_blocks/Functions#function_scope_and_conflicts" office:target-frame-name="_blank" xlink:show="new" text:style-name="Internet_20_link" text:visited-style-name="Visited_20_Internet_20_Link"><text:span text:style-name="T85">What is function scope?</text:span></text:a><text:span text:style-name="T85"> </text:span><text:span text:style-name="T39">The variable/function created inside a function will only work inside that functions. But global variables/functions can still be used by any functions.</text:span></text:p>
        </text:list-item>
        <text:list-item>
          <text:p text:style-name="P104"><text:a xlink:type="simple" xlink:href="https://developer.mozilla.org/en-US/docs/Learn/JavaScript/Building_blocks/Return_values" office:target-frame-name="_blank" xlink:show="new" text:style-name="Internet_20_link" text:visited-style-name="Visited_20_Internet_20_Link"><text:span text:style-name="T85">What are return values?</text:span></text:a><text:span text:style-name="T85"> </text:span><text:span text:style-name="T39">Are the values that the function will RETURN after executing that said function.</text:span></text:p>
        </text:list-item>
        <text:list-item>
          <text:p text:style-name="P138"><text:a xlink:type="simple" xlink:href="https://javascript.info/arrow-functions-basics" office:target-frame-name="_blank" xlink:show="new" text:style-name="Internet_20_link" text:visited-style-name="Visited_20_Internet_20_Link"><text:span text:style-name="T85">What are arrow functions?</text:span></text:a><text:span text:style-name="T85"> </text:span><text:span text:style-name="T39">Other easy way of writing function expressions. Example:</text:span></text:p>
          <text:p text:style-name="P139">let sum = (a,b) =&gt; a+b;</text:p>
        </text:list-item>
      </text:list>
      <text:p text:style-name="P9"/>
      <text:p text:style-name="P28">Problem Solving</text:p>
      <text:list xml:id="list1216811716" text:style-name="L22">
        <text:list-item>
          <text:p text:style-name="P106"><text:a xlink:type="simple" xlink:href="https://www.theodinproject.com/paths/foundations/courses/foundations/lessons/problem-solving#problem-solving-stages" text:style-name="Internet_20_link" text:visited-style-name="Visited_20_Internet_20_Link"><text:span text:style-name="T85">What are the three stages in the problem solving process?</text:span></text:a><text:span text:style-name="T85"> </text:span><text:span text:style-name="T31"><text:s/></text:span><text:span text:style-name="T40">Understand the problem, plan, and then divide and conquer subproblems.</text:span></text:p>
        </text:list-item>
        <text:list-item>
          <text:p text:style-name="P105"><text:a xlink:type="simple" xlink:href="https://www.theodinproject.com/paths/foundations/courses/foundations/lessons/problem-solving#important-understand-problem" text:style-name="Internet_20_link" text:visited-style-name="Visited_20_Internet_20_Link"><text:span text:style-name="T85">Why is it important to clearly understand the problem first?</text:span></text:a><text:span text:style-name="T85"> </text:span><text:span text:style-name="T40">To know what problem you really need to solve.</text:span></text:p>
        </text:list-item>
        <text:list-item>
          <text:p text:style-name="P105"><text:a xlink:type="simple" xlink:href="https://www.theodinproject.com/paths/foundations/courses/foundations/lessons/problem-solving#help-understand-problem" text:style-name="Internet_20_link" text:visited-style-name="Visited_20_Internet_20_Link"><text:span text:style-name="T85">What can you do to help get a clearer understanding of the problem?</text:span></text:a><text:span text:style-name="T85"> </text:span><text:span text:style-name="T40">Write the problem on a piece of paper and reword it in english.</text:span></text:p>
        </text:list-item>
        <text:list-item>
          <text:p text:style-name="P105"><text:a xlink:type="simple" xlink:href="https://www.theodinproject.com/paths/foundations/courses/foundations/lessons/problem-solving#planning-stage" text:style-name="Internet_20_link" text:visited-style-name="Visited_20_Internet_20_Link"><text:span text:style-name="T85">What are some of the things you should do in the planning stage of the problem solving process?</text:span></text:a><text:span text:style-name="T85"> </text:span><text:span text:style-name="T40">User interface, desired input, desired output, and neccessary steps to return desired outputs from the desired inputs.</text:span></text:p>
        </text:list-item>
        <text:list-item>
          <text:p text:style-name="P105"><text:a xlink:type="simple" xlink:href="https://www.theodinproject.com/paths/foundations/courses/foundations/lessons/problem-solving#algorithm" text:style-name="Internet_20_link" text:visited-style-name="Visited_20_Internet_20_Link"><text:span text:style-name="T85">What is an algorithm?</text:span></text:a><text:span text:style-name="T85"> </text:span><text:span text:style-name="T40">Algorithm is the neccessary steps or things to solve the problem.</text:span></text:p>
        </text:list-item>
        <text:list-item>
          <text:p text:style-name="P105"><text:a xlink:type="simple" xlink:href="https://www.theodinproject.com/paths/foundations/courses/foundations/lessons/problem-solving#pseudo" text:style-name="Internet_20_link" text:visited-style-name="Visited_20_Internet_20_Link"><text:span text:style-name="T85">What is pseudocode?</text:span></text:a><text:span text:style-name="T85"> </text:span><text:span text:style-name="T40">Pseudocode is th</text:span><text:span text:style-name="T41">e writing the logic of your program in natural language.</text:span></text:p>
        </text:list-item>
        <text:list-item>
          <text:p text:style-name="P140"><text:a xlink:type="simple" xlink:href="https://www.theodinproject.com/paths/foundations/courses/foundations/lessons/problem-solving#breaking-problem" text:style-name="Internet_20_link" text:visited-style-name="Visited_20_Internet_20_Link"><text:span text:style-name="T85">What are the advantages of breaking a problem down and solving the smaller problems?</text:span></text:a><text:span text:style-name="T85"> </text:span><text:span text:style-name="T41">You will strip the problem into its simplest and barest form </text:span><text:span text:style-name="T42">so you can start from there.</text:span></text:p>
        </text:list-item>
      </text:list>
      <text:p text:style-name="P9"/>
      <text:p text:style-name="P29">Understanding Errors</text:p>
      <text:list xml:id="list3909197433" text:style-name="L23">
        <text:list-item>
          <text:p text:style-name="P107"><text:a xlink:type="simple" xlink:href="https://www.theodinproject.com/paths/foundations/courses/foundations/lessons/understanding-errors#type-error" text:style-name="Internet_20_link" text:visited-style-name="Visited_20_Internet_20_Link"><text:span text:style-name="T85">What are three reasons why you may see a TypeError?</text:span></text:a><text:span text:style-name="T85"> </text:span><text:span text:style-name="T43">When an operand or argument of a function doesnt work to that certain type of data. When trying to modify a const value. </text:span><text:span text:style-name="T44">Trying to use vaue in wrong way.</text:span></text:p>
        </text:list-item>
        <text:list-item>
          <text:p text:style-name="P107"><text:a xlink:type="simple" xlink:href="https://www.theodinproject.com/paths/foundations/courses/foundations/lessons/understanding-errors#errors-vs-warnings" text:style-name="Internet_20_link" text:visited-style-name="Visited_20_Internet_20_Link"><text:span text:style-name="T85">What is the key difference between an error and a warning?</text:span></text:a><text:span text:style-name="T85"> </text:span><text:span text:style-name="T44">Error stops the code while warning just giving information that something may go bad.</text:span></text:p>
        </text:list-item>
        <text:list-item>
          <text:p text:style-name="P141"><text:a xlink:type="simple" xlink:href="https://www.theodinproject.com/paths/foundations/courses/foundations/lessons/understanding-errors#tips-for-resolving-errors" text:style-name="Internet_20_link" text:visited-style-name="Visited_20_Internet_20_Link"><text:span text:style-name="T85">What is one method you can use to resolve an error?</text:span></text:a><text:span text:style-name="T85"> </text:span><text:span text:style-name="T44">Debugging with console.log(), or just use the debugging window in web browsers.</text:span></text:p>
        </text:list-item>
      </text:list>
      <text:p text:style-name="P9"/>
      <text:p text:style-name="P9"/>
      <text:p text:style-name="P30"><text:soft-page-break/>Clean Code</text:p>
      <text:list xml:id="list3895422333" text:style-name="L24">
        <text:list-item>
          <text:p text:style-name="P108"><text:a xlink:type="simple" xlink:href="https://www.theodinproject.com/paths/foundations/courses/foundations/lessons/clean-code#writing-clean-code" text:style-name="Internet_20_link" text:visited-style-name="Visited_20_Internet_20_Link"><text:span text:style-name="T85">Why is it important to write clean code?</text:span></text:a><text:span text:style-name="T85"> </text:span><text:span text:style-name="T45">So in the future it will be easy for me or others to read my code.</text:span></text:p>
        </text:list-item>
        <text:list-item>
          <text:p text:style-name="P109"><text:a xlink:type="simple" xlink:href="https://onextrapixel.com/10-principles-for-keeping-your-programming-code-clean/" office:target-frame-name="_blank" xlink:show="new" text:style-name="Internet_20_link" text:visited-style-name="Visited_20_Internet_20_Link"><text:span text:style-name="T85">Name 5 clean code principles previously mentioned</text:span></text:a><text:span text:style-name="T85">. </text:span><text:span text:style-name="T45">Revise logic before coding. Clearly expose the structure of the page. Use the correct indentation. Write explantory comments. Avoid abusing comments. Avoid extremely large functions. Use naming standards for variables and functions. Treata changes with caution. Avoid indiscriminate mixing of coding languages. Summarize your imports.</text:span></text:p>
        </text:list-item>
        <text:list-item>
          <text:p text:style-name="P142"><text:a xlink:type="simple" xlink:href="https://onextrapixel.com/10-principles-for-keeping-your-programming-code-clean/" office:target-frame-name="_blank" xlink:show="new" text:style-name="Internet_20_link" text:visited-style-name="Visited_20_Internet_20_Link"><text:span text:style-name="T85">What is the difference between good comments and bad comments?</text:span></text:a><text:span text:style-name="T31"> </text:span><text:span text:style-name="T45">Good comments at a glance tell you what that code do. While bad comments doesnt provide new information or any information at all.</text:span></text:p>
        </text:list-item>
      </text:list>
      <text:p text:style-name="P61"/>
      <text:p text:style-name="P60">Fundamentals Part 4: Arrays, Loops, &amp; Test Driven Development</text:p>
      <text:list xml:id="list2642186717" text:style-name="L25">
        <text:list-item>
          <text:p text:style-name="P110"><text:a xlink:type="simple" xlink:href="https://www.w3schools.com/js/js_arrays.asp" office:target-frame-name="_blank" xlink:show="new" text:style-name="Internet_20_link" text:visited-style-name="Visited_20_Internet_20_Link"><text:span text:style-name="T85">What is an array?</text:span></text:a><text:span text:style-name="T31"> </text:span><text:span text:style-name="T46">Array is a set or group of data under a single variable.</text:span></text:p>
        </text:list-item>
        <text:list-item>
          <text:p text:style-name="P110"><text:a xlink:type="simple" xlink:href="https://www.w3schools.com/js/js_arrays.asp" office:target-frame-name="_blank" xlink:show="new" text:style-name="Internet_20_link" text:visited-style-name="Visited_20_Internet_20_Link"><text:span text:style-name="T85">What are arrays useful for?</text:span></text:a><text:span text:style-name="T85"> </text:span><text:span text:style-name="T46">Arrays are useful when you want to group data especially for looping.</text:span></text:p>
        </text:list-item>
        <text:list-item>
          <text:p text:style-name="P110"><text:a xlink:type="simple" xlink:href="https://www.w3schools.com/js/js_arrays.asp" office:target-frame-name="_blank" xlink:show="new" text:style-name="Internet_20_link" text:visited-style-name="Visited_20_Internet_20_Link"><text:span text:style-name="T85">How do you access an array element?</text:span></text:a><text:span text:style-name="T85"> </text:span><text:span text:style-name="T46">Just invoke the arrayName or if you want the element then arrayName[0]</text:span></text:p>
        </text:list-item>
        <text:list-item>
          <text:p text:style-name="P111"><text:a xlink:type="simple" xlink:href="https://www.w3schools.com/js/js_arrays.asp" office:target-frame-name="_blank" xlink:show="new" text:style-name="Internet_20_link" text:visited-style-name="Visited_20_Internet_20_Link"><text:span text:style-name="T85">How do you change an array element?</text:span></text:a><text:span text:style-name="T85"> </text:span><text:span text:style-name="T46">By using </text:span></text:p>
          <text:p text:style-name="P112">arrayName = [‘a’, ‘b’, ‘c’]; </text:p>
          <text:p text:style-name="P112">arrayName[0] = ‘d’;</text:p>
          <text:p text:style-name="P112">arrayName = [‘d’, ‘b’, ‘c’]; </text:p>
        </text:list-item>
        <text:list-item>
          <text:p text:style-name="P110"><text:a xlink:type="simple" xlink:href="https://www.w3schools.com/js/js_arrays.asp" office:target-frame-name="_blank" xlink:show="new" text:style-name="Internet_20_link" text:visited-style-name="Visited_20_Internet_20_Link"><text:span text:style-name="T85">What are some useful array properties?</text:span></text:a><text:span text:style-name="T85"> </text:span><text:span text:style-name="T47">ArrayName.length(); arrayName.sort()</text:span></text:p>
        </text:list-item>
        <text:list-item>
          <text:p text:style-name="P110"><text:a xlink:type="simple" xlink:href="https://www.w3schools.com/js/js_array_methods.asp" office:target-frame-name="_blank" xlink:show="new" text:style-name="Internet_20_link" text:visited-style-name="Visited_20_Internet_20_Link"><text:span text:style-name="T85">What are some useful array methods?</text:span></text:a><text:span text:style-name="T31"> </text:span><text:span text:style-name="T47">It’s push(), pop(), shift(), unshift()</text:span></text:p>
        </text:list-item>
        <text:list-item>
          <text:p text:style-name="P110"><text:a xlink:type="simple" xlink:href="https://developer.mozilla.org/en-US/docs/Learn/JavaScript/Building_blocks/Looping_code#why_bother" office:target-frame-name="_blank" xlink:show="new" text:style-name="Internet_20_link" text:visited-style-name="Visited_20_Internet_20_Link"><text:span text:style-name="T85">What are loops useful for?</text:span></text:a><text:span text:style-name="T85"> </text:span><text:span text:style-name="T48">For running repeating codes.</text:span></text:p>
        </text:list-item>
        <text:list-item>
          <text:p text:style-name="P110"><text:a xlink:type="simple" xlink:href="https://developer.mozilla.org/en-US/docs/Learn/JavaScript/Building_blocks/Looping_code#exiting_loops_with_break" office:target-frame-name="_blank" xlink:show="new" text:style-name="Internet_20_link" text:visited-style-name="Visited_20_Internet_20_Link"><text:span text:style-name="T85">What is the break statement?</text:span></text:a><text:span text:style-name="T85"> </text:span><text:span text:style-name="T48">When the loops read the Break statement then it will exit the loop immediately.</text:span></text:p>
        </text:list-item>
        <text:list-item>
          <text:p text:style-name="P110"><text:a xlink:type="simple" xlink:href="https://developer.mozilla.org/en-US/docs/Learn/JavaScript/Building_blocks/Looping_code#skipping_iterations_with_continue" office:target-frame-name="_blank" xlink:show="new" text:style-name="Internet_20_link" text:visited-style-name="Visited_20_Internet_20_Link"><text:span text:style-name="T85">What is the continue statement?</text:span></text:a><text:span text:style-name="T85"> </text:span><text:span text:style-name="T48">When the loop read the Continuous statement then it will stop the current iteration of code the move to the next iteration.</text:span></text:p>
        </text:list-item>
        <text:list-item>
          <text:p text:style-name="P144"><text:a xlink:type="simple" xlink:href="https://www.theodinproject.com/lessons/foundations-fundamentals-part-4#test-driven-development" text:style-name="Internet_20_link" text:visited-style-name="Visited_20_Internet_20_Link"><text:span text:style-name="T85">What is the advantage of writing automated tests?</text:span></text:a><text:span text:style-name="T85"> </text:span><text:span text:style-name="T48">Automated tests are so good because you can </text:span><text:span text:style-name="T49">anticipate how your code will work. You anticipate all possibilities like input &amp; output.</text:span></text:p>
        </text:list-item>
      </text:list>
      <text:p text:style-name="P61"/>
      <text:p text:style-name="P31"><text:soft-page-break/>DOM Manipulation and Events</text:p>
      <text:list xml:id="list2361389307" text:style-name="L26">
        <text:list-item>
          <text:p text:style-name="P115"><text:a xlink:type="simple" xlink:href="https://www.theodinproject.com/lessons/foundations-dom-manipulation-and-events#dom---document-object-model" text:style-name="Internet_20_link" text:visited-style-name="Visited_20_Internet_20_Link"><text:span text:style-name="T85">What is the DOM?</text:span></text:a><text:span text:style-name="T85"> </text:span><text:span text:style-name="T50">DOM or Document Object Model is the treelike representation of html contents.</text:span></text:p>
        </text:list-item>
        <text:list-item>
          <text:p text:style-name="P115"><text:a xlink:type="simple" xlink:href="https://www.theodinproject.com/lessons/foundations-dom-manipulation-and-events#targeting-nodes-with-selectors" text:style-name="Internet_20_link" text:visited-style-name="Visited_20_Internet_20_Link"><text:span text:style-name="T85">How do you target the nodes you want to work with?</text:span></text:a><text:span text:style-name="T85"> </text:span><text:span text:style-name="T50">document.querySelector(‘element’ or ‘#id’ or ‘.class’)</text:span></text:p>
        </text:list-item>
        <text:list-item>
          <text:p text:style-name="P115"><text:a xlink:type="simple" xlink:href="https://www.theodinproject.com/lessons/foundations-dom-manipulation-and-events#element-creation" text:style-name="Internet_20_link" text:visited-style-name="Visited_20_Internet_20_Link"><text:span text:style-name="T85">How do you create an element in the DOM?</text:span></text:a><text:span text:style-name="T85"> </text:span><text:span text:style-name="T50">Const div = document.createElement(‘div’)</text:span></text:p>
        </text:list-item>
        <text:list-item>
          <text:p text:style-name="P115"><text:a xlink:type="simple" xlink:href="https://www.theodinproject.com/lessons/foundations-dom-manipulation-and-events#append-elements" text:style-name="Internet_20_link" text:visited-style-name="Visited_20_Internet_20_Link"><text:span text:style-name="T85">How do you add an element to the DOM?</text:span></text:a><text:span text:style-name="T85"> </text:span><text:span text:style-name="T50">ParentNode.appendChild(childNode)</text:span></text:p>
        </text:list-item>
        <text:list-item>
          <text:p text:style-name="P115"><text:a xlink:type="simple" xlink:href="https://www.theodinproject.com/lessons/foundations-dom-manipulation-and-events#remove-elements" text:style-name="Internet_20_link" text:visited-style-name="Visited_20_Internet_20_Link"><text:span text:style-name="T85">How do you remove an element from the DOM?</text:span></text:a><text:span text:style-name="T85"> </text:span><text:span text:style-name="T50">ParentNode.removeChild(childNode)</text:span></text:p>
        </text:list-item>
        <text:list-item>
          <text:p text:style-name="P115"><text:a xlink:type="simple" xlink:href="https://www.theodinproject.com/lessons/foundations-dom-manipulation-and-events#altering-elements" text:style-name="Internet_20_link" text:visited-style-name="Visited_20_Internet_20_Link"><text:span text:style-name="T85">How can you alter an element in the DOM?</text:span></text:a><text:span text:style-name="T85"> </text:span><text:span text:style-name="T51">Editing attributes by div.setAttribute/div.getAttribute/div.removeAttribute. Working with classes by div.classList.add/div.classList.remove/div.classList.toggle. Adding CSS style by div.style.color= ‘blue’ / div.style.cssText = ‘color: blue; background-color: black’ / div.setAttribute(‘style’, ‘color: blue’)</text:span></text:p>
        </text:list-item>
        <text:list-item>
          <text:p text:style-name="P115"><text:a xlink:type="simple" xlink:href="https://www.youtube.com/watch?v=ns1LX6mEvyM" office:target-frame-name="_blank" xlink:show="new" text:style-name="Internet_20_link" text:visited-style-name="Visited_20_Internet_20_Link"><text:span text:style-name="T85">When adding text to a DOM element, should you use textContent or innerHTML? Why?</text:span></text:a><text:span text:style-name="T85"> </text:span><text:span text:style-name="T50">Use textContent instead of innerHTML so you dont get injected by javascript commands.</text:span></text:p>
        </text:list-item>
        <text:list-item>
          <text:p text:style-name="P115"><text:a xlink:type="simple" xlink:href="https://www.theodinproject.com/lessons/foundations-dom-manipulation-and-events#important-note" text:style-name="Internet_20_link" text:visited-style-name="Visited_20_Internet_20_Link"><text:span text:style-name="T85">Where should you include your JavaScript tag in your HTML file when working with DOM nodes?</text:span></text:a><text:span text:style-name="T85"> </text:span><text:span text:style-name="T50">Should be in the bottom or put it in head tag and defer it so it will run last.</text:span></text:p>
        </text:list-item>
        <text:list-item>
          <text:p text:style-name="P115"><text:a xlink:type="simple" xlink:href="https://www.theodinproject.com/lessons/foundations-dom-manipulation-and-events#events" text:style-name="Internet_20_link" text:visited-style-name="Visited_20_Internet_20_Link"><text:span text:style-name="T85">How do “events” and “listeners” work?</text:span></text:a><text:span text:style-name="T85"> </text:span><text:span text:style-name="T50">Events are any activities you can do in your webpage like clicking and the listener will detect it thus firing the function set by addEventListener.</text:span></text:p>
        </text:list-item>
        <text:list-item>
          <text:p text:style-name="P115"><text:a xlink:type="simple" xlink:href="https://www.theodinproject.com/lessons/foundations-dom-manipulation-and-events#events" text:style-name="Internet_20_link" text:visited-style-name="Visited_20_Internet_20_Link"><text:span text:style-name="T85">What are three ways to use events in your code?</text:span></text:a><text:span text:style-name="T85"> </text:span><text:span text:style-name="T52">HTML Inline event listener. JS DOM inline event listener. JS addEventListener</text:span></text:p>
        </text:list-item>
        <text:list-item>
          <text:p text:style-name="P115"><text:a xlink:type="simple" xlink:href="https://www.theodinproject.com/lessons/foundations-dom-manipulation-and-events#attaching-listeners-to-groups-of-nodes" text:style-name="Internet_20_link" text:visited-style-name="Visited_20_Internet_20_Link"><text:span text:style-name="T85">Why are event listeners the preferred way to handle events?</text:span></text:a><text:span text:style-name="T31"> </text:span><text:span text:style-name="T52">Because you can set-up of multiple event listener by that way.</text:span></text:p>
        </text:list-item>
        <text:list-item>
          <text:p text:style-name="P115"><text:a xlink:type="simple" xlink:href="https://www.theodinproject.com/lessons/foundations-dom-manipulation-and-events#method-3" text:style-name="Internet_20_link" text:visited-style-name="Visited_20_Internet_20_Link"><text:span text:style-name="T85">What are the benefits of using named functions in your listeners?</text:span></text:a><text:span text:style-name="T85"> </text:span><text:span text:style-name="T52">It will make the code cleaner plus reduce repetition of frequent used codes.</text:span></text:p>
        </text:list-item>
        <text:list-item>
          <text:p text:style-name="P115"><text:a xlink:type="simple" xlink:href="https://www.theodinproject.com/lessons/foundations-dom-manipulation-and-events#attaching-listeners-to-groups-of-nodes" text:style-name="Internet_20_link" text:visited-style-name="Visited_20_Internet_20_Link"><text:span text:style-name="T85">How do you attach listeners to groups of nodes?</text:span></text:a><text:span text:style-name="T85"> </text:span><text:span text:style-name="T52">Create a nodelist with document.querySelectorAll then loop the addEventListener using the forEach().</text:span></text:p>
        </text:list-item>
        <text:list-item>
          <text:p text:style-name="P115"><text:a xlink:type="simple" xlink:href="https://www.theodinproject.com/lessons/foundations-dom-manipulation-and-events#query-selectors" text:style-name="Internet_20_link" text:visited-style-name="Visited_20_Internet_20_Link"><text:span text:style-name="T85">What is the difference between the return values of </text:span></text:a><text:a xlink:type="simple" xlink:href="https://www.theodinproject.com/lessons/foundations-dom-manipulation-and-events#query-selectors" text:style-name="Internet_20_link" text:visited-style-name="Visited_20_Internet_20_Link"><text:span text:style-name="Source_20_Text"><text:span text:style-name="T85">querySelector</text:span></text:span></text:a><text:a xlink:type="simple" xlink:href="https://www.theodinproject.com/lessons/foundations-dom-manipulation-and-events#query-selectors" text:style-name="Internet_20_link" text:visited-style-name="Visited_20_Internet_20_Link"><text:span text:style-name="T85"> and </text:span></text:a><text:a xlink:type="simple" xlink:href="https://www.theodinproject.com/lessons/foundations-dom-manipulation-and-events#query-selectors" text:style-name="Internet_20_link" text:visited-style-name="Visited_20_Internet_20_Link"><text:span text:style-name="Source_20_Text"><text:span text:style-name="T85">querySelectorAll</text:span></text:span></text:a><text:a xlink:type="simple" xlink:href="https://www.theodinproject.com/lessons/foundations-dom-manipulation-and-events#query-selectors" text:style-name="Internet_20_link" text:visited-style-name="Visited_20_Internet_20_Link"><text:span text:style-name="T85">?</text:span></text:a><text:span text:style-name="T85"> </text:span><text:span text:style-name="T52">QuerySelector will return a single element. While querySelectorAll will return a nodelist of all the element that matches it.</text:span></text:p>
        </text:list-item>
        <text:list-item>
          <text:p text:style-name="P115"><text:a xlink:type="simple" xlink:href="https://www.theodinproject.com/lessons/foundations-dom-manipulation-and-events#query-selectors" text:style-name="Internet_20_link" text:visited-style-name="Visited_20_Internet_20_Link"><text:span text:style-name="T85">What does a “nodelist” contain?</text:span></text:a><text:span text:style-name="T85"> </text:span><text:span text:style-name="T52">Nodelist contains a semi-array of elements.</text:span></text:p>
        </text:list-item>
        <text:list-item>
          <text:p text:style-name="P145"><text:a xlink:type="simple" xlink:href="https://www.youtube.com/watch?v=F1anRyL37lE" office:target-frame-name="_blank" xlink:show="new" text:style-name="Internet_20_link" text:visited-style-name="Visited_20_Internet_20_Link"><text:span text:style-name="T85">Explain the difference between “capture” and “bubbling”.</text:span></text:a><text:span text:style-name="T85"> </text:span><text:span text:style-name="T53">Bubling is when an event happen it runs first at the child, then the parent next, and all ancestors. Capture will reverse the order of firing.</text:span></text:p>
        </text:list-item>
      </text:list>
      <text:p text:style-name="P32"><text:soft-page-break/>Fundamentals Part 5: Objects</text:p>
      <text:section text:style-name="Sect1" text:name="knowledge-check">
        <text:list xml:id="list1701219045" text:style-name="L27">
          <text:list-item>
            <text:p text:style-name="P116"><text:a xlink:type="simple" xlink:href="https://javascript.info/object#summary" office:target-frame-name="_blank" xlink:show="new" text:style-name="Internet_20_link" text:visited-style-name="Visited_20_Internet_20_Link"><text:span text:style-name="T85">What is the difference between objects and arrays?</text:span></text:a><text:span text:style-name="T31"> </text:span><text:span text:style-name="T54">Objects have named components called key while array dont. It’s always a key: value combo.</text:span></text:p>
          </text:list-item>
          <text:list-item>
            <text:p text:style-name="P116"><text:a xlink:type="simple" xlink:href="https://developer.mozilla.org/en-US/docs/Learn/JavaScript/Objects/Basics#bracket_notation" office:target-frame-name="_blank" xlink:show="new" text:style-name="Internet_20_link" text:visited-style-name="Visited_20_Internet_20_Link"><text:span text:style-name="T85">How do you access object properties?</text:span></text:a><text:span text:style-name="T31"> </text:span><text:span text:style-name="T54">Object.key =&gt; value or object[‘key’] =&gt; value</text:span></text:p>
          </text:list-item>
          <text:list-item>
            <text:p text:style-name="P116"><text:a xlink:type="simple" xlink:href="https://www.youtube.com/watch?v=HB1ZC7czKRs&amp;t=233s" office:target-frame-name="_blank" xlink:show="new" text:style-name="Internet_20_link" text:visited-style-name="Visited_20_Internet_20_Link"><text:span text:style-name="T85">What is </text:span></text:a><text:a xlink:type="simple" xlink:href="https://www.youtube.com/watch?v=HB1ZC7czKRs&amp;t=233s" office:target-frame-name="_blank" xlink:show="new" text:style-name="Internet_20_link" text:visited-style-name="Visited_20_Internet_20_Link"><text:span text:style-name="Source_20_Text"><text:span text:style-name="T85">Array.prototype.map()</text:span></text:span></text:a><text:a xlink:type="simple" xlink:href="https://www.youtube.com/watch?v=HB1ZC7czKRs&amp;t=233s" office:target-frame-name="_blank" xlink:show="new" text:style-name="Internet_20_link" text:visited-style-name="Visited_20_Internet_20_Link"><text:span text:style-name="T85"> useful for?</text:span></text:a><text:span text:style-name="T31"> </text:span><text:span text:style-name="T54">It will run the function you’ll be calling to all members of an array or object.</text:span></text:p>
          </text:list-item>
          <text:list-item>
            <text:p text:style-name="P146"><text:a xlink:type="simple" xlink:href="https://youtu.be/HB1ZC7czKRs?t=467" office:target-frame-name="_blank" xlink:show="new" text:style-name="Internet_20_link" text:visited-style-name="Visited_20_Internet_20_Link"><text:span text:style-name="T85">What is </text:span></text:a><text:a xlink:type="simple" xlink:href="https://youtu.be/HB1ZC7czKRs?t=467" office:target-frame-name="_blank" xlink:show="new" text:style-name="Internet_20_link" text:visited-style-name="Visited_20_Internet_20_Link"><text:span text:style-name="Source_20_Text"><text:span text:style-name="T85">Array.prototype.reduce()</text:span></text:span></text:a><text:a xlink:type="simple" xlink:href="https://youtu.be/HB1ZC7czKRs?t=467" office:target-frame-name="_blank" xlink:show="new" text:style-name="Internet_20_link" text:visited-style-name="Visited_20_Internet_20_Link"><text:span text:style-name="T85"> useful for?</text:span></text:a><text:span text:style-name="T85"> </text:span><text:span text:style-name="T54">It will simulate the code you always do where you run a loop store the result outside then reuse that stored value inside the loop then return the final result.</text:span></text:p>
          </text:list-item>
        </text:list>
      </text:section>
      <text:section text:style-name="Sect1" text:name="additional-resources">
        <text:h text:style-name="P56" text:outline-level="3"/>
      </text:section>
      <text:p text:style-name="P33">Introduction to the Backend</text:p>
      <text:section text:style-name="Sect1" text:name="Section1">
        <text:list xml:id="list2340784810" text:style-name="L28">
          <text:list-item>
            <text:p text:style-name="P117"><text:a xlink:type="simple" xlink:href="https://techterms.com/definition/backend" office:target-frame-name="_blank" xlink:show="new" text:style-name="Internet_20_link" text:visited-style-name="Visited_20_Internet_20_Link"><text:span text:style-name="T85">What is back-end development?</text:span></text:a><text:span text:style-name="T85"> </text:span><text:span text:style-name="T55">Backend development is the coding behind every website that we cant see. Frontend are the sites for the website we interact with.</text:span></text:p>
          </text:list-item>
          <text:list-item>
            <text:p text:style-name="P117"><text:a xlink:type="simple" xlink:href="https://www.codecademy.com/articles/back-end-architecture/" office:target-frame-name="_blank" xlink:show="new" text:style-name="Internet_20_link" text:visited-style-name="Visited_20_Internet_20_Link"><text:span text:style-name="T85">How many parts does the backend consist of?</text:span></text:a><text:span text:style-name="T85"> </text:span><text:span text:style-name="T55">There are 3 parts for the backend.</text:span></text:p>
          </text:list-item>
          <text:list-item>
            <text:p text:style-name="P117"><text:a xlink:type="simple" xlink:href="https://www.codecademy.com/articles/back-end-architecture" office:target-frame-name="_blank" xlink:show="new" text:style-name="Internet_20_link" text:visited-style-name="Visited_20_Internet_20_Link"><text:span text:style-name="T85">Name each part of the backend.</text:span></text:a><text:span text:style-name="T85"> </text:span><text:span text:style-name="T55">Applicaton is the code that listens for request, retrieves information from the database then ultimately sends a response. The server is where they receive and requests. Database is where you store the data for your codes or site.</text:span></text:p>
          </text:list-item>
          <text:list-item>
            <text:p text:style-name="P147"><text:a xlink:type="simple" xlink:href="https://www.codecademy.com/articles/back-end-architecture" office:target-frame-name="_blank" xlink:show="new" text:style-name="Internet_20_link" text:visited-style-name="Visited_20_Internet_20_Link"><text:span text:style-name="T85">Where does the backend store its data?</text:span></text:a><text:span text:style-name="T85"> </text:span><text:span text:style-name="T55">It is in the databse.</text:span></text:p>
          </text:list-item>
        </text:list>
      </text:section>
      <text:section text:style-name="Sect1" text:name="Section2">
        <text:h text:style-name="P57" text:outline-level="3"/>
        <text:p text:style-name="P45"><text:bookmark text:name="knowledge-check"/>and review the material it links to.</text:p>
        <text:section text:style-name="Sect1" text:name="Section3">
          <text:list xml:id="list1403075717" text:style-name="L29">
            <text:list-item>
              <text:p text:style-name="P118"><text:a xlink:type="simple" xlink:href="https://developer.mozilla.org/en-US/docs/Learn/Server-side/First_steps/Web_frameworks#what_can_a_web_framework_do_for_you" office:target-frame-name="_blank" xlink:show="new" text:style-name="Internet_20_link" text:visited-style-name="Visited_20_Internet_20_Link"><text:span text:style-name="T85">What problems do frameworks solve?</text:span></text:a><text:span text:style-name="T85"> </text:span><text:span text:style-name="T56">Frameworks integrate all the coding needs you have into a single environment for easy access.</text:span></text:p>
            </text:list-item>
            <text:list-item>
              <text:p text:style-name="P119"><text:a xlink:type="simple" xlink:href="https://dev.to/aspittel/what-is-a-web-framework-and-why-should-i-use-one-38c0" office:target-frame-name="_blank" xlink:show="new" text:style-name="Internet_20_link" text:visited-style-name="Visited_20_Internet_20_Link"><text:span text:style-name="T85">Name some popular front-end and back-end frameworks.</text:span></text:a><text:span text:style-name="T89"> </text:span></text:p>
              <text:list>
                <text:list-item>
                  <text:p text:style-name="P113">Frontend: Vue, AngularJS, Angular 2+, React, Ember. </text:p>
                </text:list-item>
                <text:list-item>
                  <text:p text:style-name="P119"><text:span text:style-name="T56">Backend:Spring MVC, Django, Flask, </text:span><text:span text:style-name="T57">Ruby-on-rails, Meteor, Express</text:span></text:p>
                </text:list-item>
              </text:list>
            </text:list-item>
            <text:list-item>
              <text:p text:style-name="P148"><text:a xlink:type="simple" xlink:href="https://developer.mozilla.org/en-US/docs/Learn/Server-side/First_steps/Web_frameworks#how_to_select_a_web_framework" office:target-frame-name="_blank" xlink:show="new" text:style-name="Internet_20_link" text:visited-style-name="Visited_20_Internet_20_Link"><text:span text:style-name="T85">Describe the process of choosing a framework.</text:span></text:a></text:p>
              <text:list>
                <text:list-item>
                  <text:p text:style-name="P149">Effort to learn.</text:p>
                </text:list-item>
                <text:list-item>
                  <text:p text:style-name="P149">Productivity</text:p>
                </text:list-item>
                <text:list-item>
                  <text:p text:style-name="P149">Performance of the framework/programming language</text:p>
                </text:list-item>
                <text:list-item>
                  <text:p text:style-name="P149"><text:soft-page-break/>Caching support</text:p>
                </text:list-item>
                <text:list-item>
                  <text:p text:style-name="P149">Scalability</text:p>
                </text:list-item>
                <text:list-item>
                  <text:p text:style-name="P149">Web Security</text:p>
                </text:list-item>
              </text:list>
            </text:list-item>
          </text:list>
        </text:section>
        <text:section text:style-name="Sect1" text:name="Section4">
          <text:h text:style-name="P55" text:outline-level="3"><text:bookmark text:name="additional-resources3"/><text:span text:style-name="T85"><text:line-break/></text:span><text:span text:style-name="T90">Emmet</text:span></text:h>
          <text:list xml:id="list648913804" text:style-name="L30">
            <text:list-item>
              <text:p text:style-name="P120"><text:a xlink:type="simple" xlink:href="https://www.theodinproject.com/lessons/node-path-intermediate-html-and-css-emmet#emmet" text:style-name="Internet_20_link" text:visited-style-name="Visited_20_Internet_20_Link"><text:span text:style-name="T85">Why should you use Emmet?</text:span></text:a><text:span text:style-name="T85"> </text:span><text:span text:style-name="T58">It is a code shortcut for creating html elements. Its like writing a css selector then the emmet will create that in the html.</text:span></text:p>
            </text:list-item>
            <text:list-item>
              <text:p text:style-name="P120"><text:a xlink:type="simple" xlink:href="https://www.theodinproject.com/lessons/node-path-intermediate-html-and-css-emmet#emmet" text:style-name="Internet_20_link" text:visited-style-name="Visited_20_Internet_20_Link"><text:span text:style-name="T85">What are some useful Emmet abbreviations?</text:span></text:a><text:span text:style-name="T85"> </text:span><text:span text:style-name="T58">Using ! To create a bare html format.</text:span></text:p>
            </text:list-item>
            <text:list-item>
              <text:p text:style-name="P120"><text:a xlink:type="simple" xlink:href="https://docs.emmet.io/cheat-sheet/" office:target-frame-name="_blank" xlink:show="new" text:style-name="Internet_20_link" text:visited-style-name="Visited_20_Internet_20_Link"><text:span text:style-name="T85">What syntax would you use to create this element </text:span></text:a><text:a xlink:type="simple" xlink:href="https://docs.emmet.io/cheat-sheet/" office:target-frame-name="_blank" xlink:show="new" text:style-name="Internet_20_link" text:visited-style-name="Visited_20_Internet_20_Link"><text:span text:style-name="Source_20_Text"><text:span text:style-name="T85">&lt;p class="text"&gt;&lt;/p&gt;</text:span></text:span></text:a><text:a xlink:type="simple" xlink:href="https://docs.emmet.io/cheat-sheet/" office:target-frame-name="_blank" xlink:show="new" text:style-name="Internet_20_link" text:visited-style-name="Visited_20_Internet_20_Link"><text:span text:style-name="T85">?</text:span></text:a><text:span text:style-name="T85"> </text:span><text:span text:style-name="T58">p.text</text:span></text:p>
            </text:list-item>
            <text:list-item>
              <text:p text:style-name="P120"><text:a xlink:type="simple" xlink:href="https://docs.emmet.io/cheat-sheet/" office:target-frame-name="_blank" xlink:show="new" text:style-name="Internet_20_link" text:visited-style-name="Visited_20_Internet_20_Link"><text:span text:style-name="T85">What syntax expands to an element with a child element inside of it? For example: </text:span></text:a><text:a xlink:type="simple" xlink:href="https://docs.emmet.io/cheat-sheet/" office:target-frame-name="_blank" xlink:show="new" text:style-name="Internet_20_link" text:visited-style-name="Visited_20_Internet_20_Link"><text:span text:style-name="Source_20_Text"><text:span text:style-name="T85">&lt;div&gt;&lt;p&gt;&lt;/p&gt;&lt;/div&gt;</text:span></text:span></text:a><text:span text:style-name="T85"> </text:span><text:span text:style-name="T58">div&gt;p</text:span></text:p>
            </text:list-item>
            <text:list-item>
              <text:p text:style-name="P151"><text:a xlink:type="simple" xlink:href="https://docs.emmet.io/cheat-sheet/" office:target-frame-name="_blank" xlink:show="new" text:style-name="Internet_20_link" text:visited-style-name="Visited_20_Internet_20_Link"><text:span text:style-name="T85">What syntax would you use to create three elements that have the same class name?</text:span></text:a></text:p>
              <text:list>
                <text:list-header>
                  <text:p text:style-name="P151"><text:span text:style-name="T31">.</text:span><text:span text:style-name="T58">class-name*3</text:span></text:p>
                </text:list-header>
              </text:list>
            </text:list-item>
          </text:list>
          <text:p text:style-name="P52"/>
        </text:section>
        <text:h text:style-name="P58" text:outline-level="3"><text:bookmark text:name="additional-resources"/><text:span text:style-name="T85"><text:line-break/></text:span><text:span text:style-name="T92">Form Basics</text:span></text:h>
        <text:list xml:id="list1157418188" text:style-name="L31">
          <text:list-item>
            <text:p text:style-name="P121"><text:a xlink:type="simple" xlink:href="https://www.theodinproject.com/lessons/node-path-intermediate-html-and-css-form-basics#the-form-element" text:style-name="Internet_20_link" text:visited-style-name="Visited_20_Internet_20_Link"><text:span text:style-name="T85">Explain what the form element is for and what two attributes it should always include.</text:span></text:a><text:span text:style-name="T85"> </text:span><text:span text:style-name="T59">Form element is the way you send data to a server. It always include method attribute to tell the address where you will be sending the form &amp; action attribute to tell what kind of action those inputs will be doing for the backend.</text:span></text:p>
          </text:list-item>
          <text:list-item>
            <text:p text:style-name="P121"><text:a xlink:type="simple" xlink:href="https://www.theodinproject.com/lessons/node-path-intermediate-html-and-css-form-basics#form-controls" text:style-name="Internet_20_link" text:visited-style-name="Visited_20_Internet_20_Link"><text:span text:style-name="T85">Explain what form controls are at a high level.</text:span></text:a><text:span text:style-name="T85"> </text:span><text:span text:style-name="T1">These are all the elements users will interact with on the form, such as text boxes, dropdowns, checkboxes and buttons.</text:span></text:p>
          </text:list-item>
          <text:list-item>
            <text:p text:style-name="P121"><text:a xlink:type="simple" xlink:href="https://www.theodinproject.com/lessons/node-path-intermediate-html-and-css-form-basics#the-name-attribute" text:style-name="Internet_20_link" text:visited-style-name="Visited_20_Internet_20_Link"><text:span text:style-name="T85">What is the </text:span></text:a><text:a xlink:type="simple" xlink:href="https://www.theodinproject.com/lessons/node-path-intermediate-html-and-css-form-basics#the-name-attribute" text:style-name="Internet_20_link" text:visited-style-name="Visited_20_Internet_20_Link"><text:span text:style-name="Source_20_Text"><text:span text:style-name="T85">name</text:span></text:span></text:a><text:a xlink:type="simple" xlink:href="https://www.theodinproject.com/lessons/node-path-intermediate-html-and-css-form-basics#the-name-attribute" text:style-name="Internet_20_link" text:visited-style-name="Visited_20_Internet_20_Link"><text:span text:style-name="T85"> attribute for?</text:span></text:a><text:span text:style-name="T85"> </text:span><text:span text:style-name="T59">The value of the name attribute will be the name that the server will be using on its backend for all the form input values you sent.</text:span></text:p>
          </text:list-item>
          <text:list-item>
            <text:p text:style-name="P121"><text:a xlink:type="simple" xlink:href="https://www.theodinproject.com/lessons/node-path-intermediate-html-and-css-form-basics#selection-elements" text:style-name="Internet_20_link" text:visited-style-name="Visited_20_Internet_20_Link"><text:span text:style-name="T85">What are the three most common form controls you can use for allowing users to select predefined options?</text:span></text:a><text:span text:style-name="T91"> </text:span><text:span text:style-name="T59">Radio buttons, checkbox, &amp; dropdown list using select element.</text:span></text:p>
          </text:list-item>
          <text:list-item>
            <text:p text:style-name="P121"><text:a xlink:type="simple" xlink:href="https://www.theodinproject.com/lessons/node-path-intermediate-html-and-css-form-basics#buttons" text:style-name="Internet_20_link" text:visited-style-name="Visited_20_Internet_20_Link"><text:span text:style-name="T85">What are the three types of buttons in HTML?</text:span></text:a><text:span text:style-name="T85"> </text:span><text:span text:style-name="T59">Submit button use for sending the form. Reset button for resetting the inputted data in the form. And Button that is highly customizable by javascript.</text:span></text:p>
          </text:list-item>
          <text:list-item>
            <text:p text:style-name="P152"><text:a xlink:type="simple" xlink:href="https://www.theodinproject.com/lessons/node-path-intermediate-html-and-css-form-basics#a-note-on-styling-forms" text:style-name="Internet_20_link" text:visited-style-name="Visited_20_Internet_20_Link"><text:span text:style-name="T85">What are the two most challenging aspects of styling forms?</text:span></text:a><text:span text:style-name="T85"> </text:span><text:span text:style-name="T60">Default browser styles; means that every browser adopts different default styling so the style you made might not work </text:span><text:soft-page-break/><text:span text:style-name="T60">for other browsers. Tricky and downright impossible to style form controls; there are form controls that are embedded to the browser or os that is hard or impossible to style.</text:span></text:p>
          </text:list-item>
        </text:list>
        <text:p text:style-name="P53"/>
      </text:section>
      <text:h text:style-name="P62" text:outline-level="3">Form Validation</text:h>
      <text:list xml:id="list411280348" text:style-name="L32">
        <text:list-item>
          <text:p text:style-name="P122"><text:a xlink:type="simple" xlink:href="https://www.theodinproject.com/lessons/node-path-intermediate-html-and-css-form-validation#required-validation" text:style-name="Internet_20_link" text:visited-style-name="Visited_20_Internet_20_Link"><text:span text:style-name="T85">What does the required validation do?</text:span></text:a><text:span text:style-name="T85"> </text:span><text:span text:style-name="T61">To make sure that the user can’t input wrong or problematic data to the server &amp; database.</text:span></text:p>
        </text:list-item>
        <text:list-item>
          <text:p text:style-name="P122"><text:a xlink:type="simple" xlink:href="https://www.theodinproject.com/lessons/node-path-intermediate-html-and-css-form-validation#text-length-validations" text:style-name="Internet_20_link" text:visited-style-name="Visited_20_Internet_20_Link"><text:span text:style-name="T85">What validations can you use for checking text length?</text:span></text:a><text:span text:style-name="T85"> </text:span><text:span text:style-name="T61">minlength</text:span></text:p>
        </text:list-item>
        <text:list-item>
          <text:p text:style-name="P122"><text:a xlink:type="simple" xlink:href="https://www.theodinproject.com/lessons/node-path-intermediate-html-and-css-form-validation#number-range-validations" text:style-name="Internet_20_link" text:visited-style-name="Visited_20_Internet_20_Link"><text:span text:style-name="T85">How can you validate the minimum and maximum of numeric inputs?</text:span></text:a><text:span text:style-name="T85"> </text:span><text:span text:style-name="T61">Min &amp; max</text:span></text:p>
        </text:list-item>
        <text:list-item>
          <text:p text:style-name="P122"><text:a xlink:type="simple" xlink:href="https://www.theodinproject.com/lessons/node-path-intermediate-html-and-css-form-validation#pattern-validations" text:style-name="Internet_20_link" text:visited-style-name="Visited_20_Internet_20_Link"><text:span text:style-name="T85">What can you use the pattern validation for?</text:span></text:a><text:span text:style-name="T85"> </text:span><text:span text:style-name="T61">To enforce a pattern string for your inputs by using regex.</text:span></text:p>
        </text:list-item>
        <text:list-item>
          <text:p text:style-name="P153"><text:a xlink:type="simple" xlink:href="https://www.theodinproject.com/lessons/node-path-intermediate-html-and-css-form-validation#styling-validations" text:style-name="Internet_20_link" text:visited-style-name="Visited_20_Internet_20_Link"><text:span text:style-name="T85">What pseudo css selectors are available for styling valid and invalid inputs?</text:span></text:a><text:span text:style-name="T85"> </text:span><text:span text:style-name="T31">:</text:span><text:span text:style-name="T61">valid &amp; :invalid</text:span></text:p>
        </text:list-item>
      </text:list>
      <text:h text:style-name="P55" text:outline-level="3"><text:a xlink:type="simple" xlink:href="https://www.theodinproject.com/lessons/node-path-intermediate-html-and-css-svg#knowledge-check" text:style-name="Internet_20_link" text:visited-style-name="Visited_20_Internet_20_Link"><text:span text:style-name="T61"/></text:a></text:h>
      <text:h text:style-name="P59" text:outline-level="3">SVG</text:h>
      <text:list xml:id="list3328435937" text:style-name="L33">
        <text:list-item>
          <text:p text:style-name="P123"><text:a xlink:type="simple" xlink:href="https://www.theodinproject.com/lessons/node-path-intermediate-html-and-css-svg#anatomy-of-an-svg" text:style-name="Internet_20_link" text:visited-style-name="Visited_20_Internet_20_Link"><text:span text:style-name="T85">What is the </text:span></text:a><text:a xlink:type="simple" xlink:href="https://www.theodinproject.com/lessons/node-path-intermediate-html-and-css-svg#anatomy-of-an-svg" text:style-name="Internet_20_link" text:visited-style-name="Visited_20_Internet_20_Link"><text:span text:style-name="Source_20_Text"><text:span text:style-name="T85">xmlns</text:span></text:span></text:a><text:a xlink:type="simple" xlink:href="https://www.theodinproject.com/lessons/node-path-intermediate-html-and-css-svg#anatomy-of-an-svg" text:style-name="Internet_20_link" text:visited-style-name="Visited_20_Internet_20_Link"><text:span text:style-name="T85"> attribute?</text:span></text:a><text:span text:style-name="T85"> </text:span><text:span text:style-name="T62">It specifies the dialect of the svg file that you will be using. </text:span></text:p>
        </text:list-item>
        <text:list-item>
          <text:p text:style-name="P123"><text:a xlink:type="simple" xlink:href="https://www.theodinproject.com/lessons/node-path-intermediate-html-and-css-svg#drawbacks" text:style-name="Internet_20_link" text:visited-style-name="Visited_20_Internet_20_Link"><text:span text:style-name="T85">What are some situations where you </text:span></text:a><text:a xlink:type="simple" xlink:href="https://www.theodinproject.com/lessons/node-path-intermediate-html-and-css-svg#drawbacks" text:style-name="Internet_20_link" text:visited-style-name="Visited_20_Internet_20_Link"><text:span text:style-name="Emphasis"><text:span text:style-name="T85">wouldn’t</text:span></text:span></text:a><text:a xlink:type="simple" xlink:href="https://www.theodinproject.com/lessons/node-path-intermediate-html-and-css-svg#drawbacks" text:style-name="Internet_20_link" text:visited-style-name="Visited_20_Internet_20_Link"><text:span text:style-name="T85"> want to use SVG?</text:span></text:a><text:span text:style-name="T85"> </text:span><text:span text:style-name="T62">For complicated images, shapes, &amp; designs. Also dont use for hyper-realistic images.</text:span></text:p>
        </text:list-item>
        <text:list-item>
          <text:p text:style-name="P154"><text:a xlink:type="simple" xlink:href="https://www.theodinproject.com/lessons/node-path-intermediate-html-and-css-svg#embedding-svgs" text:style-name="Internet_20_link" text:visited-style-name="Visited_20_Internet_20_Link"><text:span text:style-name="T85">What are the benefits of “inlining” your SVGs? What are the drawbacks?</text:span></text:a><text:span text:style-name="T85"> </text:span><text:span text:style-name="T62">The advantage of inline svg is you can edit it with css for a more dynamic svg image. The drawback is it make your code hard to read.</text:span></text:p>
        </text:list-item>
      </text:list>
      <text:p text:style-name="P46"/>
      <text:p text:style-name="P47">Tables</text:p>
      <text:list xml:id="list3104152100" text:style-name="L34">
        <text:list-item>
          <text:p text:style-name="P124"><text:a xlink:type="simple" xlink:href="https://developer.mozilla.org/en-US/docs/Learn/HTML/Tables/Basics#what_is_a_table_" office:target-frame-name="_blank" xlink:show="new" text:style-name="Internet_20_link" text:visited-style-name="Visited_20_Internet_20_Link"><text:span text:style-name="T85">What is a table?</text:span></text:a><text:span text:style-name="T85"> </text:span><text:span text:style-name="T63">Efficient way of showing related data.</text:span></text:p>
        </text:list-item>
        <text:list-item>
          <text:p text:style-name="P124"><text:a xlink:type="simple" xlink:href="https://developer.mozilla.org/en-US/docs/Learn/HTML/Tables/Basics#when_should_you_not_use_html_tables" office:target-frame-name="_blank" xlink:show="new" text:style-name="Internet_20_link" text:visited-style-name="Visited_20_Internet_20_Link"><text:span text:style-name="T85">Why is it a bad idea to use HTML Tables for page layout?</text:span></text:a><text:span text:style-name="T85"> </text:span><text:span text:style-name="T63">It’s kinda complicated to set-up rather than with MS Excel. Also it will be hard for screen-reader to read it for user accessibility.</text:span></text:p>
        </text:list-item>
        <text:list-item>
          <text:p text:style-name="P124"><text:a xlink:type="simple" xlink:href="https://developer.mozilla.org/en-US/docs/Learn/HTML/Tables/Advanced#adding_a_caption_to_your_table_with_caption" office:target-frame-name="_blank" xlink:show="new" text:style-name="Internet_20_link" text:visited-style-name="Visited_20_Internet_20_Link"><text:span text:style-name="T85">What are caption elements useful for?</text:span></text:a><text:span text:style-name="T85"> </text:span><text:span text:style-name="T63">It defines the table. Screen-reader will read it first rather than the whole table first.</text:span></text:p>
        </text:list-item>
        <text:list-item>
          <text:p text:style-name="P155"><text:a xlink:type="simple" xlink:href="https://developer.mozilla.org/en-US/docs/Learn/HTML/Tables/Advanced#the_scope_attribute" office:target-frame-name="_blank" xlink:show="new" text:style-name="Internet_20_link" text:visited-style-name="Visited_20_Internet_20_Link"><text:span text:style-name="T85">What is the scope attribute?</text:span></text:a><text:span text:style-name="T85"> </text:span><text:span text:style-name="T63">It will tell if that th is for column or row header. Also colgroup and rowgroup can be used for headers under it.</text:span></text:p>
        </text:list-item>
      </text:list>
      <text:p text:style-name="P46"/>
      <text:p text:style-name="P34"><text:soft-page-break/>Default Styles</text:p>
      <text:list xml:id="list3699245144" text:style-name="L35">
        <text:list-item>
          <text:p text:style-name="P156"><text:a xlink:type="simple" xlink:href="https://www.theodinproject.com/lessons/node-path-intermediate-html-and-css-default-styles#default-styles" text:style-name="Internet_20_link" text:visited-style-name="Visited_20_Internet_20_Link"><text:span text:style-name="T85">Why would you want to use a CSS reset?</text:span></text:a><text:span text:style-name="T85"> </text:span><text:span text:style-name="T64">So all browsers have a common baseground when you try to style them with CSS.</text:span></text:p>
        </text:list-item>
      </text:list>
      <text:p text:style-name="P10"/>
      <text:p text:style-name="P35">CSS Units</text:p>
      <text:list xml:id="list542181183" text:style-name="L36">
        <text:list-item>
          <text:p text:style-name="P125"><text:a xlink:type="simple" xlink:href="https://www.theodinproject.com/lessons/node-path-intermediate-html-and-css-css-units#em-and-rem" text:style-name="Internet_20_link" text:visited-style-name="Visited_20_Internet_20_Link"><text:span text:style-name="T85">Why would you want to use </text:span></text:a><text:a xlink:type="simple" xlink:href="https://www.theodinproject.com/lessons/node-path-intermediate-html-and-css-css-units#em-and-rem" text:style-name="Internet_20_link" text:visited-style-name="Visited_20_Internet_20_Link"><text:span text:style-name="Source_20_Text"><text:span text:style-name="T85">em</text:span></text:span></text:a><text:a xlink:type="simple" xlink:href="https://www.theodinproject.com/lessons/node-path-intermediate-html-and-css-css-units#em-and-rem" text:style-name="Internet_20_link" text:visited-style-name="Visited_20_Internet_20_Link"><text:span text:style-name="T85"> or </text:span></text:a><text:a xlink:type="simple" xlink:href="https://www.theodinproject.com/lessons/node-path-intermediate-html-and-css-css-units#em-and-rem" text:style-name="Internet_20_link" text:visited-style-name="Visited_20_Internet_20_Link"><text:span text:style-name="Source_20_Text"><text:span text:style-name="T85">rem</text:span></text:span></text:a><text:a xlink:type="simple" xlink:href="https://www.theodinproject.com/lessons/node-path-intermediate-html-and-css-css-units#em-and-rem" text:style-name="Internet_20_link" text:visited-style-name="Visited_20_Internet_20_Link"><text:span text:style-name="T85"> for font-size instead of </text:span></text:a><text:a xlink:type="simple" xlink:href="https://www.theodinproject.com/lessons/node-path-intermediate-html-and-css-css-units#em-and-rem" text:style-name="Internet_20_link" text:visited-style-name="Visited_20_Internet_20_Link"><text:span text:style-name="Source_20_Text"><text:span text:style-name="T85">px</text:span></text:span></text:a><text:a xlink:type="simple" xlink:href="https://www.theodinproject.com/lessons/node-path-intermediate-html-and-css-css-units#em-and-rem" text:style-name="Internet_20_link" text:visited-style-name="Visited_20_Internet_20_Link"><text:span text:style-name="T85">?</text:span></text:a><text:span text:style-name="T85"> </text:span><text:span text:style-name="T65">To add customizability when the user decides to change font-size for more readability.</text:span></text:p>
        </text:list-item>
        <text:list-item>
          <text:p text:style-name="P125"><text:a xlink:type="simple" xlink:href="https://www.theodinproject.com/lessons/node-path-intermediate-html-and-css-css-units#viewport-units" text:style-name="Internet_20_link" text:visited-style-name="Visited_20_Internet_20_Link"><text:span text:style-name="T85">What are some instances where you might want to use </text:span></text:a><text:a xlink:type="simple" xlink:href="https://www.theodinproject.com/lessons/node-path-intermediate-html-and-css-css-units#viewport-units" text:style-name="Internet_20_link" text:visited-style-name="Visited_20_Internet_20_Link"><text:span text:style-name="Source_20_Text"><text:span text:style-name="T85">vh</text:span></text:span></text:a><text:a xlink:type="simple" xlink:href="https://www.theodinproject.com/lessons/node-path-intermediate-html-and-css-css-units#viewport-units" text:style-name="Internet_20_link" text:visited-style-name="Visited_20_Internet_20_Link"><text:span text:style-name="T85"> and </text:span></text:a><text:a xlink:type="simple" xlink:href="https://www.theodinproject.com/lessons/node-path-intermediate-html-and-css-css-units#viewport-units" text:style-name="Internet_20_link" text:visited-style-name="Visited_20_Internet_20_Link"><text:span text:style-name="Source_20_Text"><text:span text:style-name="T85">vw</text:span></text:span></text:a><text:a xlink:type="simple" xlink:href="https://www.theodinproject.com/lessons/node-path-intermediate-html-and-css-css-units#viewport-units" text:style-name="Internet_20_link" text:visited-style-name="Visited_20_Internet_20_Link"><text:span text:style-name="T85">?</text:span></text:a><text:span text:style-name="T85"> </text:span><text:span text:style-name="T65">When you want to size something in reference to user’s viewport. Example is showing a media player.</text:span></text:p>
        </text:list-item>
        <text:list-item>
          <text:p text:style-name="P157"><text:a xlink:type="simple" xlink:href="https://codyloyd.com/2021/css-units/" office:target-frame-name="_blank" xlink:show="new" text:style-name="Internet_20_link" text:visited-style-name="Visited_20_Internet_20_Link"><text:span text:style-name="T85">What are some instances where you might want to use </text:span></text:a><text:a xlink:type="simple" xlink:href="https://codyloyd.com/2021/css-units/" office:target-frame-name="_blank" xlink:show="new" text:style-name="Internet_20_link" text:visited-style-name="Visited_20_Internet_20_Link"><text:span text:style-name="Source_20_Text"><text:span text:style-name="T85">px</text:span></text:span></text:a><text:a xlink:type="simple" xlink:href="https://codyloyd.com/2021/css-units/" office:target-frame-name="_blank" xlink:show="new" text:style-name="Internet_20_link" text:visited-style-name="Visited_20_Internet_20_Link"><text:span text:style-name="T85"> instead of a relative unit?</text:span></text:a><text:span text:style-name="T31"> </text:span><text:span text:style-name="T65">For </text:span><text:span text:style-name="T66">sizing you want to remain static like </text:span><text:span text:style-name="T65">your padding, border, margin, spacing, etc. </text:span></text:p>
        </text:list-item>
      </text:list>
      <text:p text:style-name="P10"/>
      <text:p text:style-name="P36">More Text Styles</text:p>
      <text:list xml:id="list2642553410" text:style-name="L37">
        <text:list-item>
          <text:p text:style-name="P126"><text:a xlink:type="simple" xlink:href="https://www.theodinproject.com/lessons/node-path-intermediate-html-and-css-more-text-styles#online-font-libraries" text:style-name="Internet_20_link" text:visited-style-name="Visited_20_Internet_20_Link"><text:span text:style-name="T85">What are the 2 ways to add fonts that are not installed on a user’s computer?</text:span></text:a><text:span text:style-name="T85"> </text:span><text:span text:style-name="T67">By linking it inside an html using link element. By importing it from the internet by @import url in css file. Also by downloading font file then putting it on the css by:</text:span></text:p>
        </text:list-item>
      </text:list>
      <text:p text:style-name="P43"><text:tab/>@font-face {</text:p>
      <text:p text:style-name="P43"><text:tab/><text:tab/>font-family: ‘new-font’;</text:p>
      <text:p text:style-name="P43"><text:tab/><text:tab/>src: ‘../font/new-font.woff’</text:p>
      <text:list xml:id="list222334234476742" text:continue-numbering="true" text:style-name="L37">
        <text:list-item>
          <text:p text:style-name="P126"><text:a xlink:type="simple" xlink:href="https://www.theodinproject.com/lessons/node-path-intermediate-html-and-css-more-text-styles#the-system-font-stack" text:style-name="Internet_20_link" text:visited-style-name="Visited_20_Internet_20_Link"><text:span text:style-name="T85">What is the ‘system font stack’ and why would you want to use it?</text:span></text:a><text:span text:style-name="T85"> </text:span><text:span text:style-name="T67">So theres a fallback font just in case the original font you inserted broke.</text:span></text:p>
        </text:list-item>
        <text:list-item>
          <text:p text:style-name="P126"><text:a xlink:type="simple" xlink:href="https://www.theodinproject.com/lessons/node-path-intermediate-html-and-css-more-text-styles#letter-spacing" text:style-name="Internet_20_link" text:visited-style-name="Visited_20_Internet_20_Link"><text:span text:style-name="T85">Which property would you use to increase or decrease the space between letters in a word?</text:span></text:a><text:span text:style-name="T93"> </text:span><text:span text:style-name="T67">letter-spacing</text:span></text:p>
        </text:list-item>
        <text:list-item>
          <text:p text:style-name="P158"><text:a xlink:type="simple" xlink:href="https://www.theodinproject.com/lessons/node-path-intermediate-html-and-css-more-text-styles#line-height" text:style-name="Internet_20_link" text:visited-style-name="Visited_20_Internet_20_Link"><text:span text:style-name="T85">Which property would you use to increase or decrease the space between lines in a paragraph?</text:span></text:a><text:span text:style-name="T85"> </text:span><text:span text:style-name="T67">line-height</text:span></text:p>
        </text:list-item>
      </text:list>
      <text:p text:style-name="P10"/>
      <text:p text:style-name="P10"/>
      <text:p text:style-name="P10"/>
      <text:p text:style-name="P10"/>
      <text:p text:style-name="P10"/>
      <text:p text:style-name="P10"/>
      <text:p text:style-name="P37"><text:soft-page-break/>More CSS Properties</text:p>
      <text:list xml:id="list227583679" text:style-name="L38">
        <text:list-item>
          <text:p text:style-name="P127"><text:a xlink:type="simple" xlink:href="https://www.theodinproject.com/lessons/node-path-intermediate-html-and-css-more-css-properties#opacity" text:style-name="Internet_20_link" text:visited-style-name="Visited_20_Internet_20_Link"><text:span text:style-name="T85">Which property would you use to make an element transparent?</text:span></text:a><text:span text:style-name="T85"> </text:span><text:span text:style-name="T68">Opacity: 0;</text:span></text:p>
        </text:list-item>
        <text:list-item>
          <text:p text:style-name="P127"><text:a xlink:type="simple" xlink:href="https://www.theodinproject.com/lessons/node-path-intermediate-html-and-css-more-css-properties#background" text:style-name="Internet_20_link" text:visited-style-name="Visited_20_Internet_20_Link"><text:span text:style-name="T85">Which property would you use to make a background image tile?</text:span></text:a><text:span text:style-name="T94"> </text:span><text:span text:style-name="T68">Background-image: &lt;url&gt;;</text:span></text:p>
        </text:list-item>
        <text:list-item>
          <text:p text:style-name="P127"><text:a xlink:type="simple" xlink:href="https://www.theodinproject.com/lessons/node-path-intermediate-html-and-css-more-css-properties#overflow" text:style-name="Internet_20_link" text:visited-style-name="Visited_20_Internet_20_Link"><text:span text:style-name="T85">Which property would you use to add scrollbars to an element?</text:span></text:a><text:span text:style-name="T85"> </text:span><text:span text:style-name="T68">Overflow: scroll;</text:span></text:p>
        </text:list-item>
        <text:list-item>
          <text:p text:style-name="P127"><text:a xlink:type="simple" xlink:href="https://www.theodinproject.com/lessons/node-path-intermediate-html-and-css-more-css-properties#box-shadow" text:style-name="Internet_20_link" text:visited-style-name="Visited_20_Internet_20_Link"><text:span text:style-name="T85">Which property would you use to add a shadow behind an element?</text:span></text:a><text:span text:style-name="T68"> Box-shadow;</text:span></text:p>
        </text:list-item>
        <text:list-item>
          <text:p text:style-name="P127"><text:a xlink:type="simple" xlink:href="https://www.theodinproject.com/lessons/node-path-intermediate-html-and-css-more-css-properties#borders" text:style-name="Internet_20_link" text:visited-style-name="Visited_20_Internet_20_Link"><text:span text:style-name="T85">Which property would you use to create rounded corners on an element?</text:span></text:a><text:span text:style-name="T85"> </text:span><text:span text:style-name="T68">Border-radius;</text:span></text:p>
        </text:list-item>
        <text:list-item>
          <text:p text:style-name="P159"><text:a xlink:type="simple" xlink:href="https://developer.mozilla.org/en-US/docs/Web/CSS/border-radius" office:target-frame-name="_blank" xlink:show="new" text:style-name="Internet_20_link" text:visited-style-name="Visited_20_Internet_20_Link"><text:span text:style-name="T85">How would you use border-radius to make a circular element?</text:span></text:a><text:span text:style-name="T85"> </text:span><text:span text:style-name="T68">Border-radius: </text:span><text:span text:style-name="T69">100%;</text:span></text:p>
        </text:list-item>
      </text:list>
      <text:p text:style-name="P49"/>
      <text:p text:style-name="P48"><text:span text:style-name="T95">A</text:span>dvanced Selectors</text:p>
      <text:list xml:id="list4213201965" text:style-name="L39">
        <text:list-item>
          <text:p text:style-name="P128"><text:a xlink:type="simple" xlink:href="https://www.theodinproject.com/lessons/node-path-intermediate-html-and-css-advanced-selectors#childvdesc-knowledge-check" text:style-name="Internet_20_link" text:visited-style-name="Visited_20_Internet_20_Link"><text:span text:style-name="T85">What is the difference between the child combinator and the descendant combinator?</text:span></text:a><text:span text:style-name="T85"> </text:span><text:span text:style-name="T70">Descendant combinator will select all the descendant within that ancestor. Child combinator will only select the immediate direct child of that parent</text:span></text:p>
        </text:list-item>
        <text:list-item>
          <text:p text:style-name="P128"><text:a xlink:type="simple" xlink:href="https://www.theodinproject.com/lessons/node-path-intermediate-html-and-css-advanced-selectors#syntax-exist-knowledge-check" text:style-name="Internet_20_link" text:visited-style-name="Visited_20_Internet_20_Link"><text:span text:style-name="T85">How does the syntax of pseudo-classes and pseudo-elements differ?</text:span></text:a><text:span text:style-name="T85"> </text:span><text:span text:style-name="T70">Pseudo-classes only have one colon (:) and pseudo-elements have two colon (::).</text:span></text:p>
        </text:list-item>
        <text:list-item>
          <text:p text:style-name="P128"><text:a xlink:type="simple" xlink:href="https://www.theodinproject.com/lessons/node-path-intermediate-html-and-css-advanced-selectors#syntax-exist-knowledge-check" text:style-name="Internet_20_link" text:visited-style-name="Visited_20_Internet_20_Link"><text:span text:style-name="T85">Do pseudo-classes exist somewhere in HTML? Do pseudo-elements?</text:span></text:a><text:span text:style-name="T85"> </text:span><text:span text:style-name="T70">Pseudo-classes are already existing inside the HTML waiting to be selected while pseudo-element is normally not.</text:span></text:p>
        </text:list-item>
        <text:list-item>
          <text:p text:style-name="P129"><text:a xlink:type="simple" xlink:href="https://www.theodinproject.com/lessons/node-path-intermediate-html-and-css-advanced-selectors#second-child-knowledge-check" text:style-name="Internet_20_link" text:visited-style-name="Visited_20_Internet_20_Link"><text:span text:style-name="T85">Name two ways you could select every second child of an element, starting with the first.</text:span></text:a><text:span text:style-name="T85"> </text:span></text:p>
          <text:p text:style-name="P114">:nth-child(2n)</text:p>
          <text:p text:style-name="P114">:nth-child(2n+2)</text:p>
        </text:list-item>
        <text:list-item>
          <text:p text:style-name="P128"><text:a xlink:type="simple" xlink:href="https://www.theodinproject.com/lessons/node-path-intermediate-html-and-css-advanced-selectors#first-child-knowledge-check" text:style-name="Internet_20_link" text:visited-style-name="Visited_20_Internet_20_Link"><text:span text:style-name="T85">What is the difference between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5">div:first-child</text:span></text:span></text:a><text:a xlink:type="simple" xlink:href="https://www.theodinproject.com/lessons/node-path-intermediate-html-and-css-advanced-selectors#first-child-knowledge-check" text:style-name="Internet_20_link" text:visited-style-name="Visited_20_Internet_20_Link"><text:span text:style-name="T85"> and </text:span></text:a><text:a xlink:type="simple" xlink:href="https://www.theodinproject.com/lessons/node-path-intermediate-html-and-css-advanced-selectors#first-child-knowledge-check" text:style-name="Internet_20_link" text:visited-style-name="Visited_20_Internet_20_Link"><text:span text:style-name="Source_20_Text"><text:span text:style-name="T85">div:last-child</text:span></text:span></text:a><text:a xlink:type="simple" xlink:href="https://www.theodinproject.com/lessons/node-path-intermediate-html-and-css-advanced-selectors#first-child-knowledge-check" text:style-name="Internet_20_link" text:visited-style-name="Visited_20_Internet_20_Link"><text:span text:style-name="T85">? What will each select?</text:span></text:a><text:span text:style-name="T85"> </text:span><text:span text:style-name="T71">The first one will select the first-child of div. The other will select the last-child of div.</text:span></text:p>
        </text:list-item>
        <text:list-item>
          <text:p text:style-name="P128"><text:a xlink:type="simple" xlink:href="https://www.theodinproject.com/lessons/node-path-intermediate-html-and-css-advanced-selectors#hover-active-knowledge-check" text:style-name="Internet_20_link" text:visited-style-name="Visited_20_Internet_20_Link"><text:span text:style-name="T85">What selector would you use to style a button a user is currently hovering over? How about one that is currently being clicked on?</text:span></text:a><text:span text:style-name="T85"> </text:span><text:span text:style-name="T31">:</text:span><text:span text:style-name="T71">hover and :</text:span><text:span text:style-name="T72">active</text:span></text:p>
        </text:list-item>
        <text:list-item>
          <text:p text:style-name="P128"><text:a xlink:type="simple" xlink:href="https://www.theodinproject.com/lessons/node-path-intermediate-html-and-css-advanced-selectors#type-text-knowledge-check" text:style-name="Internet_20_link" text:visited-style-name="Visited_20_Internet_20_Link"><text:span text:style-name="T85">How could you select all input elements with a type of text?</text:span></text:a><text:span text:style-name="T85"> </text:span><text:span text:style-name="T73">[input = “text”]</text:span></text:p>
        </text:list-item>
        <text:list-item>
          <text:p text:style-name="P160"><text:a xlink:type="simple" xlink:href="https://www.theodinproject.com/lessons/node-path-intermediate-html-and-css-advanced-selectors#thunder-knowledge-check" text:style-name="Internet_20_link" text:visited-style-name="Visited_20_Internet_20_Link"><text:span text:style-name="T85">How could you select all classes that begin with </text:span></text:a><text:a xlink:type="simple" xlink:href="https://www.theodinproject.com/lessons/node-path-intermediate-html-and-css-advanced-selectors#thunder-knowledge-check" text:style-name="Internet_20_link" text:visited-style-name="Visited_20_Internet_20_Link"><text:span text:style-name="Source_20_Text"><text:span text:style-name="T85">thunder</text:span></text:span></text:a><text:a xlink:type="simple" xlink:href="https://www.theodinproject.com/lessons/node-path-intermediate-html-and-css-advanced-selectors#thunder-knowledge-check" text:style-name="Internet_20_link" text:visited-style-name="Visited_20_Internet_20_Link"><text:span text:style-name="T85"> ?</text:span></text:a><text:span text:style-name="T85"> </text:span><text:span text:style-name="T73">[classes ^= “thunder”]</text:span></text:p>
        </text:list-item>
      </text:list>
      <text:p text:style-name="P49"/>
      <text:p text:style-name="P49"/>
      <text:p text:style-name="P49"/>
      <text:p text:style-name="P49"/>
      <text:p text:style-name="P49"/>
      <text:p text:style-name="P38"><text:soft-page-break/>Positioning</text:p>
      <text:list xml:id="list3539253937" text:style-name="L40">
        <text:list-item>
          <text:p text:style-name="P130"><text:a xlink:type="simple" xlink:href="https://www.theodinproject.com/lessons/node-path-intermediate-html-and-css-positioning#static-and-relative-positioning" text:style-name="Internet_20_link" text:visited-style-name="Visited_20_Internet_20_Link"><text:span text:style-name="T85">What is the difference between static and relative positioning?</text:span></text:a><text:span text:style-name="T85"> </text:span><text:span text:style-name="T74">Static is the default position and it will position elements in its natural flow. Relative is positioning of elements in relative from its natural or original position.</text:span></text:p>
        </text:list-item>
        <text:list-item>
          <text:p text:style-name="P130"><text:a xlink:type="simple" xlink:href="https://www.theodinproject.com/lessons/node-path-intermediate-html-and-css-positioning#absolute-positioning" text:style-name="Internet_20_link" text:visited-style-name="Visited_20_Internet_20_Link"><text:span text:style-name="T85">What is absolute positioning useful for?</text:span></text:a><text:span text:style-name="T85"> </text:span><text:span text:style-name="T75">Absolute position is important when you want to position an element anywhere in the html and also other elements ignoring it’s original position.</text:span></text:p>
        </text:list-item>
        <text:list-item>
          <text:p text:style-name="P161"><text:a xlink:type="simple" xlink:href="https://www.kevinpowell.co/article/positition-fixed-vs-sticky/" office:target-frame-name="_blank" xlink:show="new" text:style-name="Internet_20_link" text:visited-style-name="Visited_20_Internet_20_Link"><text:span text:style-name="T85">What is the difference between fixed and sticky positioning?</text:span></text:a><text:span text:style-name="T85"> </text:span><text:span text:style-name="T75">Fixed position is fixing an element in relative to the viewport so it will stay there no matter how you scroll the screen. Sticky position is initially set like a static position until you try to scroll down and it will be fixed at the top.</text:span></text:p>
        </text:list-item>
      </text:list>
      <text:p text:style-name="P50"/>
      <text:p text:style-name="P54">CSS Functions</text:p>
      <text:list xml:id="list1654354698" text:style-name="L41">
        <text:list-item>
          <text:p text:style-name="P131"><text:a xlink:type="simple" xlink:href="https://www.theodinproject.com/lessons/node-path-intermediate-html-and-css-css-functions#function-names-knowledge-check" text:style-name="Internet_20_link" text:visited-style-name="Visited_20_Internet_20_Link"><text:span text:style-name="T85">What are the four CSS math functions we covered above?</text:span></text:a><text:span text:style-name="T85"> </text:span><text:span text:style-name="T76">Calc(), min(), max(), &amp; clamp()</text:span></text:p>
        </text:list-item>
        <text:list-item>
          <text:p text:style-name="P131"><text:a xlink:type="simple" xlink:href="https://www.theodinproject.com/lessons/node-path-intermediate-html-and-css-css-functions#what-is-a-function-and-how-are-they-used-in-css" text:style-name="Internet_20_link" text:visited-style-name="Visited_20_Internet_20_Link"><text:span text:style-name="T85">How do we use CSS math functions in our CSS?</text:span></text:a><text:span text:style-name="T85"> </text:span><text:span text:style-name="T76">By enclosing it first on calc() css function first.</text:span></text:p>
        </text:list-item>
        <text:list-item>
          <text:p text:style-name="P162"><text:a xlink:type="simple" xlink:href="https://www.theodinproject.com/lessons/node-path-intermediate-html-and-css-css-functions#responsive-design-knowledge-check" text:style-name="Internet_20_link" text:visited-style-name="Visited_20_Internet_20_Link"><text:span text:style-name="T85">How can CSS functions help make websites and applications more responsive?</text:span></text:a><text:span text:style-name="T85"> </text:span><text:span text:style-name="T76">By setting their sizes dynamically using clamp().</text:span></text:p>
        </text:list-item>
      </text:list>
      <text:p text:style-name="P50"/>
      <text:p text:style-name="P51">Custom Properties / CSS Variables</text:p>
      <text:list xml:id="list4105824823" text:style-name="L42">
        <text:list-item>
          <text:p text:style-name="P132"><text:a xlink:type="simple" xlink:href="https://www.theodinproject.com/lessons/node-path-intermediate-html-and-css-custom-properties#using-custom-properties" text:style-name="Internet_20_link" text:visited-style-name="Visited_20_Internet_20_Link"><text:span text:style-name="T85">How would you declare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5">text-color</text:span></text:span></text:a><text:a xlink:type="simple" xlink:href="https://www.theodinproject.com/lessons/node-path-intermediate-html-and-css-custom-properties#using-custom-properties" text:style-name="Internet_20_link" text:visited-style-name="Visited_20_Internet_20_Link"><text:span text:style-name="T85">?</text:span></text:a><text:span text:style-name="T85"> </text:span><text:span text:style-name="T31">--</text:span><text:span text:style-name="T77">text-color: red</text:span></text:p>
        </text:list-item>
        <text:list-item>
          <text:p text:style-name="P132"><text:a xlink:type="simple" xlink:href="https://www.theodinproject.com/lessons/node-path-intermediate-html-and-css-custom-properties#using-custom-properties" text:style-name="Internet_20_link" text:visited-style-name="Visited_20_Internet_20_Link"><text:span text:style-name="T85">How would you access a custom property with a name of </text:span></text:a><text:a xlink:type="simple" xlink:href="https://www.theodinproject.com/lessons/node-path-intermediate-html-and-css-custom-properties#using-custom-properties" text:style-name="Internet_20_link" text:visited-style-name="Visited_20_Internet_20_Link"><text:span text:style-name="Source_20_Text"><text:span text:style-name="T85">background-color</text:span></text:span></text:a><text:a xlink:type="simple" xlink:href="https://www.theodinproject.com/lessons/node-path-intermediate-html-and-css-custom-properties#using-custom-properties" text:style-name="Internet_20_link" text:visited-style-name="Visited_20_Internet_20_Link"><text:span text:style-name="T85">?</text:span></text:a><text:span text:style-name="T85"> </text:span><text:span text:style-name="T77">Background-color: var(--background-color)</text:span></text:p>
        </text:list-item>
        <text:list-item>
          <text:p text:style-name="P132"><text:a xlink:type="simple" xlink:href="https://www.theodinproject.com/lessons/node-path-intermediate-html-and-css-custom-properties#scope" text:style-name="Internet_20_link" text:visited-style-name="Visited_20_Internet_20_Link"><text:span text:style-name="T85">Where would you declare a custom property to have its scope be global and accessible by all other selectors?</text:span></text:a><text:span text:style-name="T85"> </text:span><text:span text:style-name="T77">In the :root pseudo-class because CSS variables can only be used to itself or its descendants. Not with their siblings.</text:span></text:p>
        </text:list-item>
        <text:list-item>
          <text:p text:style-name="P163"><text:a xlink:type="simple" xlink:href="https://www.theodinproject.com/lessons/node-path-intermediate-html-and-css-custom-properties#creating-themes-with-custom-properties" text:style-name="Internet_20_link" text:visited-style-name="Visited_20_Internet_20_Link"><text:span text:style-name="T85">Where would you declare a custom property so that a user’s theme setting from their OS or browser was taken into account?</text:span></text:a><text:span text:style-name="T85"> </text:span><text:span text:style-name="T77">In the @media queries in the prefers-color-scheme. Dont know this topic yet. So kinda confusing.</text:span></text:p>
        </text:list-item>
      </text:list>
      <text:p text:style-name="P143"><text:span text:style-name="T77"/></text:p>
      <text:p text:style-name="P143"><text:span text:style-name="T77"/></text:p>
      <text:p text:style-name="P150"><text:soft-page-break/>Browser Compatibility</text:p>
      <text:list xml:id="list1332285315" text:style-name="L43">
        <text:list-item>
          <text:p text:style-name="P133"><text:a xlink:type="simple" xlink:href="https://www.theodinproject.com/lessons/node-path-intermediate-html-and-css-browser-compatibility#most-used-browser" text:style-name="Internet_20_link" text:visited-style-name="Visited_20_Internet_20_Link"><text:span text:style-name="T85">What is the most used browser currently?</text:span></text:a><text:span text:style-name="T85"> </text:span><text:span text:style-name="T78">Google Chrome with 65% market share. Then the far second Safari by Apple with a 19% market share.</text:span></text:p>
        </text:list-item>
        <text:list-item>
          <text:p text:style-name="P133"><text:a xlink:type="simple" xlink:href="https://www.theodinproject.com/lessons/node-path-intermediate-html-and-css-browser-compatibility#first-web-browser" text:style-name="Internet_20_link" text:visited-style-name="Visited_20_Internet_20_Link"><text:span text:style-name="T85">What was the original name of the first web browser?</text:span></text:a><text:span text:style-name="T78"> It was invented first at CERN and was called WorldWideWeb browser but later changed to Nexus to avoid confusion with the world wide web.</text:span></text:p>
        </text:list-item>
        <text:list-item>
          <text:p text:style-name="P164"><text:a xlink:type="simple" xlink:href="https://www.theodinproject.com/lessons/node-path-intermediate-html-and-css-browser-compatibility#apple-browsers" text:style-name="Internet_20_link" text:visited-style-name="Visited_20_Internet_20_Link"><text:span text:style-name="T85">How are mobile browsers different on Apple mobile operating systems from Android?</text:span></text:a><text:span text:style-name="T85"> </text:span><text:span text:style-name="T79">Because they only allow Safari browser exclusively on their platform? They are allowed and not considered anti-competitive business practice only because of their not so big and not so small market share. </text:span><text:span text:style-name="T81">U</text:span><text:span text:style-name="T79">nlike what happened in the 90s with Microsoft bundling IE to their </text:span><text:span text:style-name="T80">operating systems </text:span><text:span text:style-name="T81">with their whopping 95% market share</text:span><text:span text:style-name="T80">.</text:span></text:p>
        </text:list-item>
      </text:list>
      <text:p text:style-name="P143"><text:span text:style-name="T77"/></text:p>
      <text:p text:style-name="P5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6:10:57.862206755</meta:creation-date>
    <dc:date>2022-06-16T22:23:33.972093370</dc:date>
    <meta:editing-duration>PT6H21M29S</meta:editing-duration>
    <meta:editing-cycles>84</meta:editing-cycles>
    <meta:generator>LibreOffice/6.4.7.2$Linux_X86_64 LibreOffice_project/40$Build-2</meta:generator>
    <meta:document-statistic meta:table-count="0" meta:image-count="0" meta:object-count="0" meta:page-count="18" meta:paragraph-count="315" meta:word-count="5622" meta:character-count="31806" meta:non-whitespace-character-count="26733"/>
  </office:meta>
</office:document-meta>
</file>